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C0000017635E613BA4DD6A362.png" manifest:media-type="image/png"/>
  <manifest:file-entry manifest:full-path="Pictures/100002010000021D0000012EE76A69973C004A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 Condensed1" svg:font-family="'DejaVu Serif Condensed'" style:font-adornments="Italique" style:font-family-generic="swiss"/>
    <style:font-face style:name="Liberation Sans1" svg:font-family="'Liberation Sans'" style:font-family-generic="swiss"/>
    <style:font-face style:name="arial" svg:font-family="arial" style:font-adornments="Italique" style:font-family-generic="swiss"/>
    <style:font-face style:name="DejaVu Sans Condensed" svg:font-family="'DejaVu Sans Condensed'" style:font-pitch="variable"/>
    <style:font-face style:name="DejaVu Serif Condensed2" svg:font-family="'DejaVu Serif Condensed'" style:font-pitch="variable"/>
    <style:font-face style:name="DejaVu Serif Condensed" svg:font-family="'DejaVu Serif Condensed'" style:font-adornments="Condensed Bold" style:font-pitch="variable"/>
    <style:font-face style:name="Liberation Sans2" svg:font-family="'Liberation Sans'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288cm" table:align="margins" style:writing-mode="lr-tb"/>
    </style:style>
    <style:style style:name="Tableau1.A" style:family="table-column">
      <style:table-column-properties style:column-width="3.893cm" style:rel-column-width="13226*"/>
    </style:style>
    <style:style style:name="Tableau1.B" style:family="table-column">
      <style:table-column-properties style:column-width="5.708cm" style:rel-column-width="19393*"/>
    </style:style>
    <style:style style:name="Tableau1.C" style:family="table-column">
      <style:table-column-properties style:column-width="4.706cm" style:rel-column-width="15989*"/>
    </style:style>
    <style:style style:name="Tableau1.D" style:family="table-column">
      <style:table-column-properties style:column-width="4.981cm" style:rel-column-width="1692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335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127cm" fo:margin-left="-0.108cm" table:align="left" style:writing-mode="lr-tb"/>
    </style:style>
    <style:style style:name="Tableau2.A" style:family="table-column">
      <style:table-column-properties style:column-width="18.127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8cm" fo:margin-left="0cm" table:align="left" style:writing-mode="lr-tb"/>
    </style:style>
    <style:style style:name="Tableau3.A" style:family="table-column">
      <style:table-column-properties style:column-width="18.008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cm" fo:margin-left="0.579cm" table:align="left" style:writing-mode="lr-tb"/>
    </style:style>
    <style:style style:name="Tableau4.A" style:family="table-column">
      <style:table-column-properties style:column-width="10.994cm"/>
    </style:style>
    <style:style style:name="Tableau4.B" style:family="table-column">
      <style:table-column-properties style:column-width="5.60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background-color="#cccc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8.387cm" table:align="margins" style:writing-mode="lr-tb"/>
    </style:style>
    <style:style style:name="Tableau5.A" style:family="table-column">
      <style:table-column-properties style:column-width="7.193cm" style:rel-column-width="25637*"/>
    </style:style>
    <style:style style:name="Tableau5.B" style:family="table-column">
      <style:table-column-properties style:column-width="1.998cm" style:rel-column-width="7123*"/>
    </style:style>
    <style:style style:name="Tableau5.C" style:family="table-column">
      <style:table-column-properties style:column-width="7.195cm" style:rel-column-width="25643*"/>
    </style:style>
    <style:style style:name="Tableau5.D" style:family="table-column">
      <style:table-column-properties style:column-width="2cm" style:rel-column-width="713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3" style:family="table-row">
      <style:table-row-properties style:min-row-height="0.801cm"/>
    </style:style>
    <style:style style:name="Tableau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4" style:family="table-row">
      <style:table-row-properties style:row-height="0.499cm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style:row-height="0.85cm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 style:data-style-name="N0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style:row-height="0.42cm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10" style:family="table-row">
      <style:table-row-properties style:row-height="0.45cm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22" style:family="table-row">
      <style:table-row-properties style:row-height="0.48cm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8.387cm" table:align="margins" style:writing-mode="lr-tb"/>
    </style:style>
    <style:style style:name="Tableau6.A" style:family="table-column">
      <style:table-column-properties style:column-width="7.193cm" style:rel-column-width="25637*"/>
    </style:style>
    <style:style style:name="Tableau6.B" style:family="table-column">
      <style:table-column-properties style:column-width="1.998cm" style:rel-column-width="7123*"/>
    </style:style>
    <style:style style:name="Tableau6.C" style:family="table-column">
      <style:table-column-properties style:column-width="7.195cm" style:rel-column-width="25643*"/>
    </style:style>
    <style:style style:name="Tableau6.D" style:family="table-column">
      <style:table-column-properties style:column-width="2cm" style:rel-column-width="7132*"/>
    </style:style>
    <style:style style:name="Tableau6.A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2" style:family="table-cell" style:data-style-name="N0">
      <style:table-cell-properties fo:padding="0.097cm" fo:border="0.05pt solid #000000"/>
    </style:style>
    <style:style style:name="Tableau6.3" style:family="table-row">
      <style:table-row-properties style:row-height="0.42cm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7" style:family="table-row">
      <style:table-row-properties style:row-height="0.499cm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387cm" table:align="margins" style:writing-mode="lr-tb"/>
    </style:style>
    <style:style style:name="Tableau7.A" style:family="table-column">
      <style:table-column-properties style:column-width="18.38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193cm" table:align="margins" style:writing-mode="lr-tb"/>
    </style:style>
    <style:style style:name="Tableau8.A" style:family="table-column">
      <style:table-column-properties style:column-width="1.642cm" style:rel-column-width="5913*"/>
    </style:style>
    <style:style style:name="Tableau8.B" style:family="table-column">
      <style:table-column-properties style:column-width="1.522cm" style:rel-column-width="5485*"/>
    </style:style>
    <style:style style:name="Tableau8.C" style:family="table-column">
      <style:table-column-properties style:column-width="11.753cm" style:rel-column-width="42335*"/>
    </style:style>
    <style:style style:name="Tableau8.D" style:family="table-column">
      <style:table-column-properties style:column-width="3.276cm" style:rel-column-width="11802*"/>
    </style:style>
    <style:style style:name="Tableau8.A1" style:family="table-cell">
      <style:table-cell-properties fo:padding="0.097cm" fo:border="none"/>
    </style:style>
    <style:style style:name="Tableau8.2" style:family="table-row">
      <style:table-row-properties style:min-row-height="1.035cm"/>
    </style:style>
    <style:style style:name="Tableau9" style:family="table">
      <style:table-properties style:width="16.993cm" fo:margin-left="0.422cm" table:align="left" style:writing-mode="page"/>
    </style:style>
    <style:style style:name="Tableau9.A" style:family="table-column">
      <style:table-column-properties style:column-width="16.993cm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6.992cm" fo:margin-left="0.482cm" table:align="left" style:writing-mode="page"/>
    </style:style>
    <style:style style:name="Tableau10.A" style:family="table-column">
      <style:table-column-properties style:column-width="16.99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6.992cm" fo:margin-left="0.52cm" table:align="left" style:writing-mode="page"/>
    </style:style>
    <style:style style:name="Tableau11.A" style:family="table-column">
      <style:table-column-properties style:column-width="16.992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6.992cm" fo:margin-left="0.462cm" table:align="left" style:writing-mode="lr-tb"/>
    </style:style>
    <style:style style:name="Tableau12.A" style:family="table-column">
      <style:table-column-properties style:column-width="16.992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8.387cm" table:align="margins" style:writing-mode="lr-tb"/>
    </style:style>
    <style:style style:name="Tableau13.A" style:family="table-column">
      <style:table-column-properties style:column-width="18.38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8.193cm" table:align="margins" style:writing-mode="lr-tb"/>
    </style:style>
    <style:style style:name="Tableau14.A" style:family="table-column">
      <style:table-column-properties style:column-width="1.642cm" style:rel-column-width="5913*"/>
    </style:style>
    <style:style style:name="Tableau14.B" style:family="table-column">
      <style:table-column-properties style:column-width="1.522cm" style:rel-column-width="5485*"/>
    </style:style>
    <style:style style:name="Tableau14.C" style:family="table-column">
      <style:table-column-properties style:column-width="11.753cm" style:rel-column-width="42335*"/>
    </style:style>
    <style:style style:name="Tableau14.D" style:family="table-column">
      <style:table-column-properties style:column-width="3.276cm" style:rel-column-width="11802*"/>
    </style:style>
    <style:style style:name="Tableau14.A1" style:family="table-cell">
      <style:table-cell-properties fo:padding="0.097cm" fo:border="none"/>
    </style:style>
    <style:style style:name="Tableau14.2" style:family="table-row">
      <style:table-row-properties style:min-row-height="0.737cm"/>
    </style:style>
    <style:style style:name="Tableau15" style:family="table">
      <style:table-properties style:width="16.993cm" fo:margin-left="0.422cm" table:align="left" style:writing-mode="page"/>
    </style:style>
    <style:style style:name="Tableau15.A" style:family="table-column">
      <style:table-column-properties style:column-width="16.993cm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6.992cm" fo:margin-left="0.482cm" table:align="left" style:writing-mode="page"/>
    </style:style>
    <style:style style:name="Tableau16.A" style:family="table-column">
      <style:table-column-properties style:column-width="16.992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3.896cm" fo:margin-left="0.559cm" table:align="left" style:writing-mode="page"/>
    </style:style>
    <style:style style:name="Tableau17.A" style:family="table-column">
      <style:table-column-properties style:column-width="7.996cm"/>
    </style:style>
    <style:style style:name="Tableau17.B" style:family="table-column">
      <style:table-column-properties style:column-width="3.411cm"/>
    </style:style>
    <style:style style:name="Tableau17.C" style:family="table-column">
      <style:table-column-properties style:column-width="2.489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7.C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" style:family="table">
      <style:table-properties style:width="16.992cm" fo:margin-left="0.52cm" table:align="left" style:writing-mode="page"/>
    </style:style>
    <style:style style:name="Tableau18.A" style:family="table-column">
      <style:table-column-properties style:column-width="16.992cm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8.38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9.A" style:family="table-column">
      <style:table-column-properties style:column-width="7.193cm" style:rel-column-width="25637*"/>
    </style:style>
    <style:style style:name="Tableau19.B" style:family="table-column">
      <style:table-column-properties style:column-width="1.998cm" style:rel-column-width="7123*"/>
    </style:style>
    <style:style style:name="Tableau19.C" style:family="table-column">
      <style:table-column-properties style:column-width="7.195cm" style:rel-column-width="25643*"/>
    </style:style>
    <style:style style:name="Tableau19.D" style:family="table-column">
      <style:table-column-properties style:column-width="2cm" style:rel-column-width="7132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D1" style:family="table-cell">
      <style:table-cell-properties fo:padding="0.097cm" fo:border="0.05pt solid #000000"/>
    </style:style>
    <style:style style:name="Tableau19.A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3" style:family="table-row">
      <style:table-row-properties style:row-height="0.85cm"/>
    </style:style>
    <style:style style:name="Tableau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3" style:family="table-cell">
      <style:table-cell-properties fo:padding="0.097cm" fo:border-left="0.05pt solid #000000" fo:border-right="none" fo:border-top="none" fo:border-bottom="0.05pt solid #000000"/>
    </style:style>
    <style:style style:name="Tableau19.D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4" style:family="table-row">
      <style:table-row-properties style:row-height="0.48cm"/>
    </style:style>
    <style:style style:name="Tableau19.A4" style:family="table-cell">
      <style:table-cell-properties fo:padding="0.097cm" fo:border-left="0.05pt solid #000000" fo:border-right="none" fo:border-top="none" fo:border-bottom="0.05pt solid #000000"/>
    </style:style>
    <style:style style:name="Tableau19.B4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4" style:family="table-cell">
      <style:table-cell-properties fo:padding="0.097cm" fo:border-left="0.05pt solid #000000" fo:border-right="none" fo:border-top="none" fo:border-bottom="0.05pt solid #000000"/>
    </style:style>
    <style:style style:name="Tableau19.D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5" style:family="table-cell">
      <style:table-cell-properties fo:padding="0.097cm" fo:border-left="0.05pt solid #000000" fo:border-right="none" fo:border-top="none" fo:border-bottom="0.05pt solid #000000"/>
    </style:style>
    <style:style style:name="Tableau19.B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5" style:family="table-cell">
      <style:table-cell-properties fo:padding="0.097cm" fo:border-left="0.05pt solid #000000" fo:border-right="none" fo:border-top="none" fo:border-bottom="0.05pt solid #000000"/>
    </style:style>
    <style:style style:name="Tableau19.D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9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6" style:family="table-cell">
      <style:table-cell-properties fo:padding="0.097cm" fo:border-left="0.05pt solid #000000" fo:border-right="none" fo:border-top="none" fo:border-bottom="0.05pt solid #000000"/>
    </style:style>
    <style:style style:name="Tableau19.D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7" style:family="table-row">
      <style:table-row-properties style:row-height="0.45cm"/>
    </style:style>
    <style:style style:name="Tableau19.A7" style:family="table-cell">
      <style:table-cell-properties fo:padding="0.097cm" fo:border-left="0.05pt solid #000000" fo:border-right="none" fo:border-top="none" fo:border-bottom="0.05pt solid #000000"/>
    </style:style>
    <style:style style:name="Tableau19.B7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7" style:family="table-cell">
      <style:table-cell-properties fo:padding="0.097cm" fo:border-left="0.05pt solid #000000" fo:border-right="none" fo:border-top="none" fo:border-bottom="0.05pt solid #000000"/>
    </style:style>
    <style:style style:name="Tableau19.D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8" style:family="table-cell">
      <style:table-cell-properties fo:padding="0.097cm" fo:border-left="0.05pt solid #000000" fo:border-right="none" fo:border-top="none" fo:border-bottom="0.05pt solid #000000"/>
    </style:style>
    <style:style style:name="Tableau19.B8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8" style:family="table-cell">
      <style:table-cell-properties fo:padding="0.097cm" fo:border-left="0.05pt solid #000000" fo:border-right="none" fo:border-top="none" fo:border-bottom="0.05pt solid #000000"/>
    </style:style>
    <style:style style:name="Tableau19.D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9" style:family="table-cell">
      <style:table-cell-properties fo:padding="0.097cm" fo:border-left="0.05pt solid #000000" fo:border-right="none" fo:border-top="none" fo:border-bottom="0.05pt solid #000000"/>
    </style:style>
    <style:style style:name="Tableau19.B9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9" style:family="table-cell">
      <style:table-cell-properties fo:padding="0.097cm" fo:border-left="0.05pt solid #000000" fo:border-right="none" fo:border-top="none" fo:border-bottom="0.05pt solid #000000"/>
    </style:style>
    <style:style style:name="Tableau19.D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0" style:family="table-cell">
      <style:table-cell-properties fo:padding="0.097cm" fo:border-left="0.05pt solid #000000" fo:border-right="none" fo:border-top="none" fo:border-bottom="0.05pt solid #000000"/>
    </style:style>
    <style:style style:name="Tableau19.B10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0" style:family="table-cell">
      <style:table-cell-properties fo:padding="0.097cm" fo:border-left="0.05pt solid #000000" fo:border-right="none" fo:border-top="none" fo:border-bottom="0.05pt solid #000000"/>
    </style:style>
    <style:style style:name="Tableau19.D10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1" style:family="table-cell">
      <style:table-cell-properties fo:padding="0.097cm" fo:border-left="0.05pt solid #000000" fo:border-right="none" fo:border-top="none" fo:border-bottom="0.05pt solid #000000"/>
    </style:style>
    <style:style style:name="Tableau19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11" style:family="table-cell">
      <style:table-cell-properties fo:padding="0.097cm" fo:border-left="0.05pt solid #000000" fo:border-right="none" fo:border-top="none" fo:border-bottom="0.05pt solid #000000"/>
    </style:style>
    <style:style style:name="Tableau19.D1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12" style:family="table-row">
      <style:table-row-properties style:row-height="0.42cm"/>
    </style:style>
    <style:style style:name="Tableau19.A12" style:family="table-cell">
      <style:table-cell-properties fo:padding="0.097cm" fo:border-left="0.05pt solid #000000" fo:border-right="none" fo:border-top="none" fo:border-bottom="0.05pt solid #000000"/>
    </style:style>
    <style:style style:name="Tableau19.B1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2" style:family="table-cell">
      <style:table-cell-properties fo:padding="0.097cm" fo:border-left="0.05pt solid #000000" fo:border-right="none" fo:border-top="none" fo:border-bottom="0.05pt solid #000000"/>
    </style:style>
    <style:style style:name="Tableau19.D1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3" style:family="table-cell">
      <style:table-cell-properties fo:padding="0.097cm" fo:border-left="0.05pt solid #000000" fo:border-right="none" fo:border-top="none" fo:border-bottom="0.05pt solid #000000"/>
    </style:style>
    <style:style style:name="Tableau19.B1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3" style:family="table-cell">
      <style:table-cell-properties fo:padding="0.097cm" fo:border-left="0.05pt solid #000000" fo:border-right="none" fo:border-top="none" fo:border-bottom="0.05pt solid #000000"/>
    </style:style>
    <style:style style:name="Tableau19.D1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4" style:family="table-cell">
      <style:table-cell-properties fo:padding="0.097cm" fo:border-left="0.05pt solid #000000" fo:border-right="none" fo:border-top="none" fo:border-bottom="0.05pt solid #000000"/>
    </style:style>
    <style:style style:name="Tableau19.B14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4" style:family="table-cell">
      <style:table-cell-properties fo:padding="0.097cm" fo:border-left="0.05pt solid #000000" fo:border-right="none" fo:border-top="none" fo:border-bottom="0.05pt solid #000000"/>
    </style:style>
    <style:style style:name="Tableau19.D1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5" style:family="table-cell">
      <style:table-cell-properties fo:padding="0.097cm" fo:border-left="0.05pt solid #000000" fo:border-right="none" fo:border-top="none" fo:border-bottom="0.05pt solid #000000"/>
    </style:style>
    <style:style style:name="Tableau19.B1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5" style:family="table-cell">
      <style:table-cell-properties fo:padding="0.097cm" fo:border-left="0.05pt solid #000000" fo:border-right="none" fo:border-top="none" fo:border-bottom="0.05pt solid #000000"/>
    </style:style>
    <style:style style:name="Tableau19.D15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6" style:family="table-cell">
      <style:table-cell-properties fo:padding="0.097cm" fo:border-left="0.05pt solid #000000" fo:border-right="none" fo:border-top="none" fo:border-bottom="0.05pt solid #000000"/>
    </style:style>
    <style:style style:name="Tableau19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16" style:family="table-cell">
      <style:table-cell-properties fo:padding="0.097cm" fo:border-left="0.05pt solid #000000" fo:border-right="none" fo:border-top="none" fo:border-bottom="0.05pt solid #000000"/>
    </style:style>
    <style:style style:name="Tableau19.D1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7" style:family="table-cell">
      <style:table-cell-properties fo:padding="0.097cm" fo:border-left="0.05pt solid #000000" fo:border-right="none" fo:border-top="none" fo:border-bottom="0.05pt solid #000000"/>
    </style:style>
    <style:style style:name="Tableau19.B17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7" style:family="table-cell">
      <style:table-cell-properties fo:padding="0.097cm" fo:border-left="0.05pt solid #000000" fo:border-right="none" fo:border-top="none" fo:border-bottom="0.05pt solid #000000"/>
    </style:style>
    <style:style style:name="Tableau19.D1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8" style:family="table-cell">
      <style:table-cell-properties fo:padding="0.097cm" fo:border-left="0.05pt solid #000000" fo:border-right="none" fo:border-top="none" fo:border-bottom="0.05pt solid #000000"/>
    </style:style>
    <style:style style:name="Tableau19.B18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18" style:family="table-cell">
      <style:table-cell-properties fo:padding="0.097cm" fo:border-left="0.05pt solid #000000" fo:border-right="none" fo:border-top="none" fo:border-bottom="0.05pt solid #000000"/>
    </style:style>
    <style:style style:name="Tableau19.D1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19" style:family="table-cell">
      <style:table-cell-properties fo:padding="0.097cm" fo:border-left="0.05pt solid #000000" fo:border-right="none" fo:border-top="none" fo:border-bottom="0.05pt solid #000000"/>
    </style:style>
    <style:style style:name="Tableau19.B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19" style:family="table-cell">
      <style:table-cell-properties fo:padding="0.097cm" fo:border-left="0.05pt solid #000000" fo:border-right="none" fo:border-top="none" fo:border-bottom="0.05pt solid #000000"/>
    </style:style>
    <style:style style:name="Tableau19.D1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0" style:family="table-cell">
      <style:table-cell-properties fo:padding="0.097cm" fo:border-left="0.05pt solid #000000" fo:border-right="none" fo:border-top="none" fo:border-bottom="0.05pt solid #000000"/>
    </style:style>
    <style:style style:name="Tableau19.B20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0" style:family="table-cell">
      <style:table-cell-properties fo:padding="0.097cm" fo:border-left="0.05pt solid #000000" fo:border-right="none" fo:border-top="none" fo:border-bottom="0.05pt solid #000000"/>
    </style:style>
    <style:style style:name="Tableau19.D20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1" style:family="table-cell">
      <style:table-cell-properties fo:padding="0.097cm" fo:border-left="0.05pt solid #000000" fo:border-right="none" fo:border-top="none" fo:border-bottom="0.05pt solid #000000"/>
    </style:style>
    <style:style style:name="Tableau19.B21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1" style:family="table-cell">
      <style:table-cell-properties fo:padding="0.097cm" fo:border-left="0.05pt solid #000000" fo:border-right="none" fo:border-top="none" fo:border-bottom="0.05pt solid #000000"/>
    </style:style>
    <style:style style:name="Tableau19.D2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2" style:family="table-cell">
      <style:table-cell-properties fo:padding="0.097cm" fo:border-left="0.05pt solid #000000" fo:border-right="none" fo:border-top="none" fo:border-bottom="0.05pt solid #000000"/>
    </style:style>
    <style:style style:name="Tableau19.B2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2" style:family="table-cell">
      <style:table-cell-properties fo:padding="0.097cm" fo:border-left="0.05pt solid #000000" fo:border-right="none" fo:border-top="none" fo:border-bottom="0.05pt solid #000000"/>
    </style:style>
    <style:style style:name="Tableau19.D2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23" style:family="table-row">
      <style:table-row-properties style:min-row-height="0.45cm"/>
    </style:style>
    <style:style style:name="Tableau19.A23" style:family="table-cell">
      <style:table-cell-properties fo:padding="0.097cm" fo:border-left="0.05pt solid #000000" fo:border-right="none" fo:border-top="none" fo:border-bottom="0.05pt solid #000000"/>
    </style:style>
    <style:style style:name="Tableau19.B2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3" style:family="table-cell">
      <style:table-cell-properties fo:padding="0.097cm" fo:border-left="0.05pt solid #000000" fo:border-right="none" fo:border-top="none" fo:border-bottom="0.05pt solid #000000"/>
    </style:style>
    <style:style style:name="Tableau19.D2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9.A24" style:family="table-cell">
      <style:table-cell-properties fo:padding="0.097cm" fo:border-left="0.05pt solid #000000" fo:border-right="none" fo:border-top="none" fo:border-bottom="0.05pt solid #000000"/>
    </style:style>
    <style:style style:name="Tableau19.B24" style:family="table-cell">
      <style:table-cell-properties fo:padding="0.097cm" fo:border-left="0.05pt solid #000000" fo:border-right="none" fo:border-top="none" fo:border-bottom="0.05pt solid #000000"/>
    </style:style>
    <style:style style:name="Tableau19.C24" style:family="table-cell">
      <style:table-cell-properties fo:padding="0.097cm" fo:border-left="0.05pt solid #000000" fo:border-right="none" fo:border-top="none" fo:border-bottom="0.05pt solid #000000"/>
    </style:style>
    <style:style style:name="Tableau19.D2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25" style:family="table-row">
      <style:table-row-properties style:row-height="0.46cm"/>
    </style:style>
    <style:style style:name="Tableau19.A25" style:family="table-cell">
      <style:table-cell-properties fo:padding="0.097cm" fo:border-left="0.05pt solid #000000" fo:border-right="none" fo:border-top="none" fo:border-bottom="0.05pt solid #000000"/>
    </style:style>
    <style:style style:name="Tableau19.B25" style:family="table-cell">
      <style:table-cell-properties fo:padding="0.097cm" fo:border-left="0.05pt solid #000000" fo:border-right="none" fo:border-top="none" fo:border-bottom="0.05pt solid #000000"/>
    </style:style>
    <style:style style:name="Tableau19.C25" style:family="table-cell">
      <style:table-cell-properties fo:padding="0.097cm" fo:border-left="0.05pt solid #000000" fo:border-right="none" fo:border-top="none" fo:border-bottom="0.05pt solid #000000"/>
    </style:style>
    <style:style style:name="Tableau19.D25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6" style:family="table-cell">
      <style:table-cell-properties fo:padding="0.097cm" fo:border-left="0.05pt solid #000000" fo:border-right="none" fo:border-top="none" fo:border-bottom="0.05pt solid #000000"/>
    </style:style>
    <style:style style:name="Tableau19.B26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6" style:family="table-cell">
      <style:table-cell-properties fo:padding="0.097cm" fo:border-left="0.05pt solid #000000" fo:border-right="none" fo:border-top="none" fo:border-bottom="0.05pt solid #000000"/>
    </style:style>
    <style:style style:name="Tableau19.D26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27" style:family="table-row">
      <style:table-row-properties style:row-height="0.499cm"/>
    </style:style>
    <style:style style:name="Tableau19.A27" style:family="table-cell">
      <style:table-cell-properties fo:padding="0.097cm" fo:border-left="0.05pt solid #000000" fo:border-right="none" fo:border-top="none" fo:border-bottom="0.05pt solid #000000"/>
    </style:style>
    <style:style style:name="Tableau19.B27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7" style:family="table-cell">
      <style:table-cell-properties fo:padding="0.097cm" fo:border-left="0.05pt solid #000000" fo:border-right="none" fo:border-top="none" fo:border-bottom="0.05pt solid #000000"/>
    </style:style>
    <style:style style:name="Tableau19.D27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8" style:family="table-cell">
      <style:table-cell-properties fo:padding="0.097cm" fo:border-left="0.05pt solid #000000" fo:border-right="none" fo:border-top="none" fo:border-bottom="0.05pt solid #000000"/>
    </style:style>
    <style:style style:name="Tableau19.B28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D28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29" style:family="table-cell">
      <style:table-cell-properties fo:padding="0.097cm" fo:border-left="0.05pt solid #000000" fo:border-right="none" fo:border-top="none" fo:border-bottom="0.05pt solid #000000"/>
    </style:style>
    <style:style style:name="Tableau19.B29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29" style:family="table-cell">
      <style:table-cell-properties fo:padding="0.097cm" fo:border-left="0.05pt solid #000000" fo:border-right="none" fo:border-top="none" fo:border-bottom="0.05pt solid #000000"/>
    </style:style>
    <style:style style:name="Tableau19.D29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30" style:family="table-row">
      <style:table-row-properties fo:background-color="transparent" fo:keep-together="auto">
        <style:background-image/>
      </style:table-row-properties>
    </style:style>
    <style:style style:name="Tableau19.A30" style:family="table-cell">
      <style:table-cell-properties style:vertical-align="" fo:background-color="#66cc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9.C30" style:family="table-cell">
      <style:table-cell-properties style:vertical-align="" fo:background-color="#66cc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9.A31" style:family="table-cell">
      <style:table-cell-properties fo:padding="0.097cm" fo:border-left="0.05pt solid #000000" fo:border-right="none" fo:border-top="none" fo:border-bottom="0.05pt solid #000000"/>
    </style:style>
    <style:style style:name="Tableau19.B31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31" style:family="table-cell">
      <style:table-cell-properties fo:padding="0.097cm" fo:border-left="0.05pt solid #000000" fo:border-right="none" fo:border-top="none" fo:border-bottom="0.05pt solid #000000"/>
    </style:style>
    <style:style style:name="Tableau19.D31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32" style:family="table-cell">
      <style:table-cell-properties fo:padding="0.097cm" fo:border-left="0.05pt solid #000000" fo:border-right="none" fo:border-top="none" fo:border-bottom="0.05pt solid #000000"/>
    </style:style>
    <style:style style:name="Tableau19.B3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32" style:family="table-cell">
      <style:table-cell-properties fo:padding="0.097cm" fo:border-left="0.05pt solid #000000" fo:border-right="none" fo:border-top="none" fo:border-bottom="0.05pt solid #000000"/>
    </style:style>
    <style:style style:name="Tableau19.D3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33" style:family="table-cell">
      <style:table-cell-properties fo:padding="0.097cm" fo:border-left="0.05pt solid #000000" fo:border-right="none" fo:border-top="none" fo:border-bottom="0.05pt solid #000000"/>
    </style:style>
    <style:style style:name="Tableau19.B3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33" style:family="table-cell">
      <style:table-cell-properties fo:padding="0.097cm" fo:border-left="0.05pt solid #000000" fo:border-right="none" fo:border-top="none" fo:border-bottom="0.05pt solid #000000"/>
    </style:style>
    <style:style style:name="Tableau19.D3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.A34" style:family="table-cell">
      <style:table-cell-properties fo:padding="0.097cm" fo:border-left="0.05pt solid #000000" fo:border-right="none" fo:border-top="none" fo:border-bottom="0.05pt solid #000000"/>
    </style:style>
    <style:style style:name="Tableau19.B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9.C34" style:family="table-cell">
      <style:table-cell-properties fo:padding="0.097cm" fo:border-left="0.05pt solid #000000" fo:border-right="none" fo:border-top="none" fo:border-bottom="0.05pt solid #000000"/>
    </style:style>
    <style:style style:name="Tableau19.D3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9.A35" style:family="table-cell">
      <style:table-cell-properties fo:padding="0.097cm" fo:border-left="0.05pt solid #000000" fo:border-right="none" fo:border-top="none" fo:border-bottom="0.05pt solid #000000"/>
    </style:style>
    <style:style style:name="Tableau19.B35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9.C35" style:family="table-cell">
      <style:table-cell-properties fo:padding="0.097cm" fo:border-left="0.05pt solid #000000" fo:border-right="none" fo:border-top="none" fo:border-bottom="0.05pt solid #000000"/>
    </style:style>
    <style:style style:name="Tableau19.D35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8.387cm" table:align="margins" style:writing-mode="lr-tb"/>
    </style:style>
    <style:style style:name="Tableau20.A" style:family="table-column">
      <style:table-column-properties style:column-width="7.193cm" style:rel-column-width="25637*"/>
    </style:style>
    <style:style style:name="Tableau20.B" style:family="table-column">
      <style:table-column-properties style:column-width="1.998cm" style:rel-column-width="7123*"/>
    </style:style>
    <style:style style:name="Tableau20.C" style:family="table-column">
      <style:table-column-properties style:column-width="7.195cm" style:rel-column-width="25643*"/>
    </style:style>
    <style:style style:name="Tableau20.D" style:family="table-column">
      <style:table-column-properties style:column-width="2cm" style:rel-column-width="7132*"/>
    </style:style>
    <style:style style:name="Tableau20.A1" style:family="table-cell">
      <style:table-cell-properties fo:background-color="#ffcc99" fo:padding="0.097cm" fo:border="0.05pt solid #000000">
        <style:background-image/>
      </style:table-cell-properties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none" fo:border-top="none" fo:border-bottom="0.05pt solid #000000"/>
    </style:style>
    <style:style style:name="Tableau20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0.3" style:family="table-row">
      <style:table-row-properties style:row-height="0.45cm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B3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0.C3" style:family="table-cell">
      <style:table-cell-properties fo:padding="0.097cm" fo:border-left="0.05pt solid #000000" fo:border-right="none" fo:border-top="none" fo:border-bottom="0.05pt solid #000000"/>
    </style:style>
    <style:style style:name="Tableau20.D3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.A4" style:family="table-cell">
      <style:table-cell-properties fo:padding="0.097cm" fo:border-left="0.05pt solid #000000" fo:border-right="none" fo:border-top="none" fo:border-bottom="0.05pt solid #000000"/>
    </style:style>
    <style:style style:name="Tableau20.C4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>
      <style:table-cell-properties fo:padding="0.097cm" fo:border-left="0.05pt solid #000000" fo:border-right="none" fo:border-top="none" fo:border-bottom="0.05pt solid #000000"/>
    </style:style>
    <style:style style:name="Tableau20.C5" style:family="table-cell">
      <style:table-cell-properties fo:padding="0.097cm" fo:border-left="0.05pt solid #000000" fo:border-right="none" fo:border-top="none" fo:border-bottom="0.05pt solid #000000"/>
    </style:style>
    <style:style style:name="Tableau20.A6" style:family="table-cell">
      <style:table-cell-properties fo:padding="0.097cm" fo:border-left="0.05pt solid #000000" fo:border-right="none" fo:border-top="none" fo:border-bottom="0.05pt solid #000000"/>
    </style:style>
    <style:style style:name="Tableau20.C6" style:family="table-cell">
      <style:table-cell-properties fo:padding="0.097cm" fo:border-left="0.05pt solid #000000" fo:border-right="none" fo:border-top="none" fo:border-bottom="0.05pt solid #000000"/>
    </style:style>
    <style:style style:name="Tableau20.7" style:family="table-row">
      <style:table-row-properties style:row-height="0.499cm"/>
    </style:style>
    <style:style style:name="Tableau20.A7" style:family="table-cell">
      <style:table-cell-properties fo:padding="0.097cm" fo:border-left="0.05pt solid #000000" fo:border-right="none" fo:border-top="none" fo:border-bottom="0.05pt solid #000000"/>
    </style:style>
    <style:style style:name="Tableau20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0.C7" style:family="table-cell">
      <style:table-cell-properties fo:padding="0.097cm" fo:border-left="0.05pt solid #000000" fo:border-right="none" fo:border-top="none" fo:border-bottom="0.05pt solid #000000"/>
    </style:style>
    <style:style style:name="Tableau20.D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8.387cm" table:align="margins" style:writing-mode="lr-tb"/>
    </style:style>
    <style:style style:name="Tableau21.A" style:family="table-column">
      <style:table-column-properties style:column-width="18.387cm" style:rel-column-width="65535*"/>
    </style:style>
    <style:style style:name="Tableau21.1" style:family="table-row">
      <style:table-row-properties style:min-row-height="21.5cm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9.701cm" fo:margin-left="7.811cm" table:align="left" style:writing-mode="page"/>
    </style:style>
    <style:style style:name="Tableau22.A" style:family="table-column">
      <style:table-column-properties style:column-width="3.194cm"/>
    </style:style>
    <style:style style:name="Tableau22.B" style:family="table-column">
      <style:table-column-properties style:column-width="5.214cm"/>
    </style:style>
    <style:style style:name="Tableau22.C" style:family="table-column">
      <style:table-column-properties style:column-width="1.293cm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7.123cm" fo:margin-left="10.351cm" table:align="left" style:writing-mode="page"/>
    </style:style>
    <style:style style:name="Tableau23.A" style:family="table-column">
      <style:table-column-properties style:column-width="7.123cm"/>
    </style:style>
    <style:style style:name="Tableau23.A1" style:family="table-cell">
      <style:table-cell-properties fo:padding="0.097cm" fo:border="0.05pt solid #000000"/>
    </style:style>
    <style:style style:name="Tableau24" style:family="table">
      <style:table-properties style:width="17.521cm" fo:margin-left="0.169cm" table:align="left" style:writing-mode="lr-tb"/>
    </style:style>
    <style:style style:name="Tableau24.A" style:family="table-column">
      <style:table-column-properties style:column-width="3.023cm"/>
    </style:style>
    <style:style style:name="Tableau24.B" style:family="table-column">
      <style:table-column-properties style:column-width="2.76cm"/>
    </style:style>
    <style:style style:name="Tableau24.C" style:family="table-column">
      <style:table-column-properties style:column-width="6.576cm"/>
    </style:style>
    <style:style style:name="Tableau24.D" style:family="table-column">
      <style:table-column-properties style:column-width="2.967cm"/>
    </style:style>
    <style:style style:name="Tableau24.E" style:family="table-column">
      <style:table-column-properties style:column-width="2.194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E1" style:family="table-cell">
      <style:table-cell-properties fo:padding="0.097cm" fo:border="0.05pt solid #000000"/>
    </style:style>
    <style:style style:name="Tableau24.2" style:family="table-row">
      <style:table-row-properties style:min-row-height="1.3cm"/>
    </style:style>
    <style:style style:name="Tableau2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24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-BoldMT" fo:font-size="8pt" fo:font-weight="bold" officeooo:paragraph-rsid="000a89cb" style:font-size-asian="8pt" style:font-weight-asian="bold" style:font-size-complex="8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DejaVu Sans Condensed" fo:font-size="9pt" fo:font-style="normal" officeooo:paragraph-rsid="00137e1b" style:font-size-asian="9pt" style:font-style-asian="normal" style:font-size-complex="9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DejaVu Sans Condensed" fo:font-size="9pt" fo:font-style="normal" officeooo:paragraph-rsid="00157164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erif Condensed" fo:font-size="8pt" fo:font-style="normal" fo:font-weight="bold" officeooo:paragraph-rsid="00080dcc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text-properties fo:color="#000000" style:font-name="DejaVu Serif Condensed1" fo:font-size="8pt" fo:font-style="normal" fo:font-weight="bold" style:font-size-asian="8pt" style:font-style-asian="normal" style:font-weight-asian="bold" style:font-size-complex="2pt"/>
    </style:style>
    <style:style style:name="P6" style:family="paragraph" style:parent-style-name="Standard">
      <style:paragraph-properties fo:text-align="end" style:justify-single-word="false"/>
      <style:text-properties fo:color="#000000" style:font-name="DejaVu Serif Condensed1" fo:font-size="8pt" fo:font-style="normal" fo:font-weight="bold" style:font-size-asian="8pt" style:font-style-asian="normal" style:font-weight-asian="bold" style:font-size-complex="2pt"/>
    </style:style>
    <style:style style:name="P7" style:family="paragraph" style:parent-style-name="Standard">
      <style:paragraph-properties fo:text-align="end" style:justify-single-word="false"/>
      <style:text-properties fo:color="#000000" style:font-name="DejaVu Serif Condensed1" fo:font-size="8pt" fo:font-style="normal" fo:font-weight="bold" style:font-size-asian="8pt" style:font-style-asian="normal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Arial-BoldMT" fo:font-size="9pt" fo:font-weight="bold" officeooo:paragraph-rsid="000a89cb" style:font-size-asian="9pt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Arial-BoldMT" fo:font-size="9pt" fo:font-weight="bold" officeooo:paragraph-rsid="002c9fcf" style:font-size-asian="9pt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-BoldMT" fo:font-size="9pt" fo:font-weight="bold" officeooo:rsid="000ab3f2" officeooo:paragraph-rsid="000ab3f2" style:font-size-asian="9pt" style:font-weight-asian="bold"/>
    </style:style>
    <style:style style:name="P11" style:family="paragraph" style:parent-style-name="Standard">
      <style:paragraph-properties fo:text-align="justify" style:justify-single-word="false"/>
      <style:text-properties style:font-name="Arial-BoldMT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MT" fo:font-size="9pt" style:font-size-asian="9pt"/>
    </style:style>
    <style:style style:name="P13" style:family="paragraph" style:parent-style-name="Standard">
      <style:paragraph-properties fo:text-align="start" style:justify-single-word="false"/>
      <style:text-properties style:font-name="ArialMT" fo:font-size="20pt" style:font-size-asian="20pt"/>
    </style:style>
    <style:style style:name="P14" style:family="paragraph" style:parent-style-name="Standard">
      <style:paragraph-properties fo:text-align="start" style:justify-single-word="false"/>
      <style:text-properties style:font-name="ArialMT" fo:font-size="11.5pt" style:font-size-asian="11.5pt"/>
    </style:style>
    <style:style style:name="P15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16" style:family="paragraph" style:parent-style-name="Standard">
      <style:paragraph-properties fo:text-align="start" style:justify-single-word="false"/>
      <style:text-properties style:font-name="DejaVu Serif Condensed" fo:font-size="10pt" fo:font-style="normal" fo:font-weight="bold" officeooo:paragraph-rsid="000cc131" style:font-size-asian="10pt" style:font-style-asian="normal" style:font-weight-asian="bold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 Condensed" fo:font-size="10pt" fo:font-style="normal" fo:font-weight="bold" officeooo:paragraph-rsid="000e20b6" style:font-size-asian="10pt" style:font-style-asian="normal" style:font-weight-asian="bold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 Condensed" fo:font-size="9pt" fo:font-style="normal" style:font-size-asian="9pt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erif Condensed" fo:font-size="9pt" fo:font-style="normal" officeooo:paragraph-rsid="000e20b6" style:font-size-asian="9pt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erif Condensed" fo:font-size="9pt" fo:font-style="normal" officeooo:paragraph-rsid="0025bc89" style:font-size-asian="9pt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erif Condensed" fo:font-size="8pt" fo:font-style="normal" fo:font-weight="bold" officeooo:paragraph-rsid="000a89cb" style:font-size-asian="8pt" style:font-style-asian="normal" style:font-weight-asian="bold" style:font-size-complex="8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erif Condensed" fo:font-size="8pt" fo:font-style="normal" fo:font-weight="bold" style:font-size-asian="8pt" style:font-style-asian="normal" style:font-weight-asian="bold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 Condensed" fo:font-size="8pt" fo:font-style="normal" fo:font-weight="normal" officeooo:paragraph-rsid="000e20b6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 Condensed" fo:font-style="normal" officeooo:paragraph-rsid="000cc131" style:font-style-asian="normal" style:font-style-complex="normal"/>
    </style:style>
    <style:style style:name="P25" style:family="paragraph" style:parent-style-name="Standard">
      <style:text-properties style:font-name="Arial-BoldItalicMT" fo:font-size="9pt" fo:font-style="italic" fo:font-weight="bold" style:font-size-asian="9pt" style:font-style-asian="italic" style:font-weight-asian="bold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Arial-BoldItalicMT" fo:font-size="10pt" fo:font-style="italic" fo:font-weight="bold" officeooo:paragraph-rsid="002c9fcf" style:font-size-asian="10pt" style:font-style-asian="italic" style:font-weight-asian="bold"/>
    </style:style>
    <style:style style:name="P27" style:family="paragraph" style:parent-style-name="Standard">
      <style:paragraph-properties fo:text-align="center" style:justify-single-word="false"/>
      <style:text-properties fo:color="#004586" style:font-name="DejaVu Serif Condensed2" fo:font-size="16pt" style:font-size-asian="16pt"/>
    </style:style>
    <style:style style:name="P28" style:family="paragraph" style:parent-style-name="Standard">
      <style:text-properties style:font-name="Liberation Sans2" fo:font-size="6pt" officeooo:rsid="001c727e" officeooo:paragraph-rsid="001c727e" style:font-size-asian="5.25pt" style:font-size-complex="6pt"/>
    </style:style>
    <style:style style:name="P29" style:family="paragraph" style:parent-style-name="Standard">
      <style:text-properties style:font-name="Liberation Sans2" fo:font-size="2pt" officeooo:rsid="001c727e" officeooo:paragraph-rsid="001c727e" style:font-size-asian="1.75pt" style:font-size-complex="2pt"/>
    </style:style>
    <style:style style:name="P30" style:family="paragraph" style:parent-style-name="Standard">
      <style:text-properties fo:font-size="2pt" style:font-size-asian="1.75pt" style:font-size-complex="2pt"/>
    </style:style>
    <style:style style:name="P31" style:family="paragraph" style:parent-style-name="Standard">
      <style:text-properties fo:font-size="2pt" officeooo:paragraph-rsid="0035bf01" style:font-size-asian="1.75pt" style:font-size-complex="2pt"/>
    </style:style>
    <style:style style:name="P32" style:family="paragraph" style:parent-style-name="Standard">
      <style:paragraph-properties fo:text-align="start" style:justify-single-word="false"/>
      <style:text-properties style:font-name="DejaVu Sans Condensed" fo:font-size="10pt" style:font-size-asian="10pt"/>
    </style:style>
    <style:style style:name="P33" style:family="paragraph" style:parent-style-name="Standard">
      <style:paragraph-properties fo:text-align="center" style:justify-single-word="false"/>
      <style:text-properties fo:color="#000080" style:font-name="DejaVu Sans Condensed" fo:font-size="14pt" style:font-size-asian="14pt"/>
    </style:style>
    <style:style style:name="P34" style:family="paragraph" style:parent-style-name="Standard">
      <style:paragraph-properties fo:text-align="center" style:justify-single-word="false"/>
      <style:text-properties fo:color="#000080" style:font-name="DejaVu Sans Condensed" fo:font-size="9pt" style:font-size-asian="9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DejaVu Serif Condensed2" fo:font-size="9pt" fo:font-style="normal" fo:font-weight="bold" officeooo:paragraph-rsid="000a89cb" style:font-size-asian="9pt" style:font-style-asian="normal" style:font-weight-asian="bold" style:font-size-complex="9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 Condensed2" fo:font-size="12pt" fo:font-weight="bold" style:font-size-asian="12pt" style:font-weight-asian="bold"/>
    </style:style>
    <style:style style:name="P38" style:family="paragraph" style:parent-style-name="Standard">
      <style:paragraph-properties fo:text-align="start" style:justify-single-word="false"/>
      <style:text-properties style:font-name="DejaVu Serif Condensed2" fo:font-size="12pt" fo:font-style="normal" fo:font-weight="bold" style:font-size-asian="12pt" style:font-style-asian="normal" style:font-weight-asian="bold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DejaVu Serif Condensed2" fo:font-size="8pt" fo:letter-spacing="-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03a7380" officeooo:paragraph-rsid="003a7380" style:font-size-asian="8pt" style:font-weight-asian="normal" style:font-size-complex="8pt" style:font-weight-complex="normal"/>
    </style:style>
    <style:style style:name="P41" style:family="paragraph" style:parent-style-name="Standard">
      <style:paragraph-properties style:writing-mode="lr-tb"/>
      <style:text-properties fo:color="#000080" style:font-name="Arial-BoldItalicMT" fo:font-size="8pt" fo:letter-spacing="-0.004cm" fo:font-style="italic" fo:font-weight="bold" officeooo:rsid="0008d26d" style:font-size-asian="8pt" style:font-style-asian="italic" style:font-weight-asian="bold" style:font-size-complex="14pt" style:font-weight-complex="bold"/>
    </style:style>
    <style:style style:name="P42" style:family="paragraph" style:parent-style-name="Table_20_Contents">
      <loext:graphic-properties draw:fill="solid" draw:fill-color="#ccccff" draw:opacity="100%"/>
      <style:paragraph-properties fo:text-align="start" style:justify-single-word="false" fo:background-color="#ccccff" style:writing-mode="lr-tb"/>
      <style:text-properties fo:font-size="10pt" officeooo:rsid="0007e8ca" officeooo:paragraph-rsid="0007e8ca" style:font-size-asian="10pt" style:font-size-complex="10pt"/>
    </style:style>
    <style:style style:name="P43" style:family="paragraph" style:parent-style-name="Table_20_Contents">
      <loext:graphic-properties draw:fill="solid" draw:fill-color="#ccccff" draw:opacity="100%"/>
      <style:paragraph-properties fo:text-align="start" style:justify-single-word="false" fo:background-color="#ccccff" style:writing-mode="lr-tb"/>
      <style:text-properties fo:font-size="10pt" style:font-size-asian="10pt" style:font-size-complex="10pt"/>
    </style:style>
    <style:style style:name="P44" style:family="paragraph" style:parent-style-name="Table_20_Contents">
      <loext:graphic-properties draw:fill="solid" draw:fill-color="#ccccff" draw:opacity="100%"/>
      <style:paragraph-properties fo:text-align="start" style:justify-single-word="false" fo:background-color="#ccccff" style:writing-mode="lr-tb"/>
      <style:text-properties fo:font-size="11pt" style:font-size-asian="11pt" style:font-size-complex="11pt"/>
    </style:style>
    <style:style style:name="P45" style:family="paragraph" style:parent-style-name="Table_20_Contents">
      <loext:graphic-properties draw:fill="solid" draw:fill-color="#ccccff" draw:opacity="100%"/>
      <style:paragraph-properties fo:background-color="#ccccff"/>
      <style:text-properties fo:font-size="10pt" style:font-size-asian="10pt" style:font-size-complex="10pt"/>
    </style:style>
    <style:style style:name="P46" style:family="paragraph" style:parent-style-name="Table_20_Contents">
      <loext:graphic-properties draw:fill="solid" draw:fill-color="#ccccff" draw:opacity="100%"/>
      <style:paragraph-properties fo:text-align="center" style:justify-single-word="false" fo:background-color="#ccccff"/>
      <style:text-properties fo:font-size="10pt" officeooo:rsid="0002be20" officeooo:paragraph-rsid="0002be20" style:font-size-asian="10pt" style:font-size-complex="10pt"/>
    </style:style>
    <style:style style:name="P47" style:family="paragraph" style:parent-style-name="Table_20_Contents">
      <style:text-properties fo:font-size="10pt" officeooo:rsid="0002be20" officeooo:paragraph-rsid="0002be20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fo:font-size="10pt" officeooo:rsid="001bf917" officeooo:paragraph-rsid="001c575e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0" style:family="paragraph" style:parent-style-name="Table_20_Contents">
      <style:text-properties fo:font-size="9pt" style:font-size-asian="9pt" style:font-size-complex="9pt"/>
    </style:style>
    <style:style style:name="P51" style:family="paragraph" style:parent-style-name="Table_20_Contents">
      <loext:graphic-properties draw:fill="solid" draw:fill-color="#ccccff" draw:opacity="100%"/>
      <style:paragraph-properties fo:text-align="justify" style:justify-single-word="false" fo:background-color="#ccccff"/>
      <style:text-properties fo:font-size="9pt" officeooo:paragraph-rsid="00269b39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font-size="9pt" officeooo:rsid="00269b39" officeooo:paragraph-rsid="00269b39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DejaVu Serif Condensed" fo:font-size="8pt" fo:font-style="normal" fo:font-weight="bold" officeooo:rsid="000a89cb" officeooo:paragraph-rsid="000a89c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DejaVu Serif Condensed" fo:font-size="8pt" fo:font-style="normal" fo:font-weight="bold" officeooo:rsid="000a89cb" officeooo:paragraph-rsid="000affa8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DejaVu Serif Condensed" fo:font-size="8pt" fo:font-style="normal" fo:font-weight="bold" officeooo:paragraph-rsid="000a89cb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DejaVu Serif Condensed" fo:font-size="9pt" fo:font-style="normal" fo:font-weight="bold" officeooo:rsid="000a89cb" officeooo:paragraph-rsid="000a89cb" style:font-size-asian="9pt" style:font-style-asian="normal" style:font-weight-asian="bold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DejaVu Serif Condensed" fo:font-size="2pt" fo:font-style="normal" fo:font-weight="bold" officeooo:rsid="000a89cb" officeooo:paragraph-rsid="000affa8" style:font-size-asian="1.75pt" style:font-style-asian="normal" style:font-weight-asian="bold" style:font-size-complex="2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DejaVu Serif Condensed" fo:font-size="2pt" fo:font-style="normal" fo:font-weight="bold" officeooo:rsid="000a89cb" officeooo:paragraph-rsid="000a89cb" style:font-size-asian="1.75pt" style:font-style-asian="normal" style:font-weight-asian="bold" style:font-size-complex="2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2" fo:font-size="10pt" fo:font-style="normal" fo:font-weight="bold" officeooo:rsid="00272612" officeooo:paragraph-rsid="00272612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2" fo:font-size="10pt" fo:font-style="normal" fo:font-weight="bold" officeooo:rsid="001c727e" officeooo:paragraph-rsid="001c727e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2" fo:font-size="9pt" fo:font-weight="bold" officeooo:rsid="0032a12b" officeooo:paragraph-rsid="0032a12b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2" fo:font-size="9pt" fo:font-style="normal" fo:font-weight="bold" officeooo:rsid="001f7284" officeooo:paragraph-rsid="001f7284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2" fo:font-size="9pt" fo:font-style="normal" fo:font-weight="bold" officeooo:rsid="002213c3" officeooo:paragraph-rsid="002213c3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Table_20_Contents">
      <style:text-properties style:font-name="Liberation Sans2" fo:font-size="8pt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2" fo:font-size="8pt" officeooo:rsid="001f7284" officeooo:paragraph-rsid="001f7284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2" fo:font-size="8pt" officeooo:rsid="00211f2d" officeooo:paragraph-rsid="00211f2d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2" fo:font-size="8pt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2" fo:font-size="8pt" officeooo:rsid="0073cd94" officeooo:paragraph-rsid="00211f2d" style:font-size-asian="8pt" style:font-size-complex="8pt"/>
    </style:style>
    <style:style style:name="P69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4a213e" officeooo:paragraph-rsid="001c727e" style:font-size-asian="8pt" style:font-style-asian="normal" style:font-size-complex="8pt" style:font-style-complex="normal"/>
    </style:style>
    <style:style style:name="P70" style:family="paragraph" style:parent-style-name="Table_20_Contents">
      <style:paragraph-properties fo:text-align="end" style:justify-single-word="false"/>
      <style:text-properties style:font-name="Liberation Sans2" fo:font-size="8pt" fo:font-style="normal" style:font-size-asian="8pt" style:font-style-asian="normal" style:font-size-complex="8pt" style:font-style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2" fo:font-size="8pt" fo:font-style="normal" officeooo:rsid="001f7284" officeooo:paragraph-rsid="00309728" style:font-size-asian="8pt" style:font-style-asian="normal" style:font-size-complex="8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2" fo:font-size="8pt" fo:font-style="normal" officeooo:rsid="001f7284" officeooo:paragraph-rsid="001f7284" style:font-size-asian="8pt" style:font-style-asian="normal" style:font-size-complex="8pt" style:font-style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2" fo:font-size="8pt" fo:font-style="normal" officeooo:rsid="001f7284" officeooo:paragraph-rsid="001f7284" style:font-size-asian="8pt" style:font-style-asian="normal" style:font-size-complex="8pt" style:font-style-complex="normal"/>
    </style:style>
    <style:style style:name="P74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1defef" officeooo:paragraph-rsid="001defef" style:font-size-asian="8pt" style:font-style-asian="normal" style:font-size-complex="8pt" style:font-style-complex="normal"/>
    </style:style>
    <style:style style:name="P75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203622" officeooo:paragraph-rsid="00203622" style:font-size-asian="8pt" style:font-style-asian="normal" style:font-size-complex="8pt" style:font-style-complex="normal"/>
    </style:style>
    <style:style style:name="P76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211f2d" officeooo:paragraph-rsid="00211f2d" style:font-size-asian="8pt" style:font-style-asian="normal" style:font-size-complex="8pt" style:font-style-complex="normal"/>
    </style:style>
    <style:style style:name="P77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2ff67" officeooo:paragraph-rsid="00529c70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2ff67" officeooo:paragraph-rsid="001d6cdb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2ff67" officeooo:paragraph-rsid="001defef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41b49" officeooo:paragraph-rsid="00541b49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56805" officeooo:paragraph-rsid="00556805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56805" officeooo:paragraph-rsid="00211f2d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56805" officeooo:paragraph-rsid="001f7284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56805" officeooo:paragraph-rsid="002213c3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56805" officeooo:paragraph-rsid="00541b49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6d17b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56d17b" officeooo:paragraph-rsid="002213c3" style:font-size-asian="8pt" style:font-style-asian="normal" style:font-size-complex="8pt" style:font-style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2" fo:font-size="8pt" fo:font-style="normal" style:font-size-asian="8pt" style:font-style-asian="normal" style:font-size-complex="8pt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2" fo:font-size="8pt" fo:font-style="normal" officeooo:rsid="0070463e" officeooo:paragraph-rsid="001f7284" style:font-size-asian="8pt" style:font-style-asian="normal" style:font-size-complex="8pt" style:font-style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2" fo:font-size="8pt" fo:font-style="normal" officeooo:rsid="0071e923" officeooo:paragraph-rsid="006fe3ac" style:font-size-asian="8pt" style:font-style-asian="normal" style:font-size-complex="8pt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2" fo:font-size="8pt" fo:background-color="#ccccff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2" fo:font-size="7pt" fo:font-style="normal" officeooo:rsid="001c727e" officeooo:paragraph-rsid="001c727e" style:font-size-asian="7pt" style:font-style-asian="normal" style:font-size-complex="7pt" style:font-style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2" fo:font-size="7pt" fo:font-style="normal" officeooo:rsid="001d6cdb" officeooo:paragraph-rsid="001d6cdb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2" fo:font-size="7pt" fo:font-style="normal" officeooo:rsid="001defef" officeooo:paragraph-rsid="001defef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text-align="end" style:justify-single-word="false"/>
      <style:text-properties style:font-name="Liberation Sans2" fo:font-size="7pt" fo:font-style="normal" style:font-size-asian="7pt" style:font-style-asian="normal" style:font-size-complex="7pt" style:font-style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2" fo:font-size="6pt" officeooo:paragraph-rsid="0024e7eb" style:font-size-asian="5.25pt" style:font-size-complex="6pt"/>
    </style:style>
    <style:style style:name="P97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c727e" officeooo:paragraph-rsid="001c727e" style:font-size-asian="8pt" style:font-style-asian="normal" style:font-weight-asian="bold" style:font-size-complex="8pt" style:font-style-complex="normal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f7284" officeooo:paragraph-rsid="001f7284" style:font-size-asian="8pt" style:font-style-asian="normal" style:font-weight-asian="bold" style:font-size-complex="8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d6cdb" officeooo:paragraph-rsid="001d6cdb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defef" officeooo:paragraph-rsid="001defef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defef" officeooo:paragraph-rsid="0031da08" style:font-size-asian="8pt" style:font-style-asian="normal" style:font-weight-asian="bold" style:font-size-complex="8pt" style:font-style-complex="normal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1defef" officeooo:paragraph-rsid="0030cc01" style:font-size-asian="8pt" style:font-style-asian="normal" style:font-weight-asian="bold" style:font-size-complex="8pt" style:font-style-complex="normal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203622" officeooo:paragraph-rsid="00203622" style:font-size-asian="8pt" style:font-style-asian="normal" style:font-weight-asian="bold" style:font-size-complex="8pt" style:font-style-complex="normal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211f2d" officeooo:paragraph-rsid="00211f2d" style:font-size-asian="8pt" style:font-style-asian="normal" style:font-weight-asian="bold" style:font-size-complex="8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211f2d" officeooo:paragraph-rsid="0030cc01" style:font-size-asian="8pt" style:font-style-asian="normal" style:font-weight-asian="bold" style:font-size-complex="8pt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80" style:font-name="Liberation Sans2" fo:font-size="8pt" fo:font-style="normal" fo:font-weight="bold" officeooo:rsid="0030cc01" officeooo:paragraph-rsid="0030cc01" style:font-size-asian="8pt" style:font-style-asian="normal" style:font-weight-asian="bold" style:font-size-complex="8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000080" style:font-name="Liberation Sans2" fo:font-size="7pt" fo:font-style="normal" fo:font-weight="bold" officeooo:rsid="001defef" officeooo:paragraph-rsid="001defef" style:font-size-asian="7pt" style:font-style-asian="normal" style:font-weight-asian="bold" style:font-size-complex="7pt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000080" style:font-name="DejaVu Serif Condensed2" fo:font-size="10pt" fo:font-style="italic" fo:font-weight="normal" officeooo:rsid="0024e7eb" officeooo:paragraph-rsid="0056efb3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80" style:font-name="DejaVu Serif Condensed2" fo:font-size="10pt" fo:font-style="italic" fo:font-weight="normal" officeooo:rsid="0024e7eb" officeooo:paragraph-rsid="0024e7eb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DejaVu Serif Condensed2" fo:font-size="10pt" fo:font-style="italic" fo:font-weight="normal" officeooo:rsid="0024e7eb" officeooo:paragraph-rsid="0056efb3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DejaVu Serif Condensed2" fo:font-size="10pt" fo:font-style="italic" fo:font-weight="normal" officeooo:rsid="0024e7eb" officeooo:paragraph-rsid="006420c7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weight="bold" officeooo:rsid="0032a12b" officeooo:paragraph-rsid="00388760" style:font-size-asian="8pt" style:font-weight-asian="bold" style:font-size-complex="8pt" style:font-weight-complex="bold"/>
    </style:style>
    <style:style style:name="P113" style:family="paragraph" style:parent-style-name="Table_20_Contents">
      <style:text-properties style:use-window-font-color="true" style:font-name="Liberation Sans2" fo:font-size="8pt" fo:font-weight="bold" officeooo:rsid="0032a12b" officeooo:paragraph-rsid="00388760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use-window-font-color="true" style:font-name="Liberation Sans2" fo:font-size="8pt" fo:font-style="normal" style:font-size-asian="8pt" style:font-style-asian="normal" style:font-size-complex="8pt" style:font-style-complex="normal"/>
    </style:style>
    <style:style style:name="P115" style:family="paragraph" style:parent-style-name="Table_20_Contents">
      <style:paragraph-properties fo:text-align="end" style:justify-single-word="false"/>
      <style:text-properties style:use-window-font-color="true" style:font-name="Liberation Sans2" fo:font-size="8pt" fo:font-style="normal" officeooo:rsid="00211f2d" officeooo:paragraph-rsid="00211f2d" style:font-size-asian="8pt" style:font-style-asian="normal" style:font-size-complex="8pt" style:font-style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211f2d" officeooo:paragraph-rsid="00211f2d" style:font-size-asian="8pt" style:font-style-asian="normal" style:font-size-complex="8pt" style:font-style-complex="normal"/>
    </style:style>
    <style:style style:name="P117" style:family="paragraph" style:parent-style-name="Table_20_Contents">
      <style:paragraph-properties fo:text-align="end" style:justify-single-word="false"/>
      <style:text-properties style:use-window-font-color="true" style:font-name="Liberation Sans2" fo:font-size="8pt" fo:font-style="normal" officeooo:rsid="001defef" officeooo:paragraph-rsid="001defef" style:font-size-asian="8pt" style:font-style-asian="normal" style:font-size-complex="8pt" style:font-style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1defef" officeooo:paragraph-rsid="001defef" style:font-size-asian="8pt" style:font-style-asian="normal" style:font-size-complex="8pt" style:font-style-complex="normal"/>
    </style:style>
    <style:style style:name="P119" style:family="paragraph" style:parent-style-name="Table_20_Contents">
      <style:paragraph-properties fo:text-align="end" style:justify-single-word="false"/>
      <style:text-properties style:use-window-font-color="true" style:font-name="Liberation Sans2" fo:font-size="8pt" fo:font-style="normal" officeooo:rsid="00556805" officeooo:paragraph-rsid="001defef" style:font-size-asian="8pt" style:font-style-asian="normal" style:font-size-complex="8pt" style:font-style-complex="normal"/>
    </style:style>
    <style:style style:name="P120" style:family="paragraph" style:parent-style-name="Table_20_Contents">
      <style:paragraph-properties fo:text-align="end" style:justify-single-word="false"/>
      <style:text-properties style:use-window-font-color="true" style:font-name="Liberation Sans2" fo:font-size="8pt" fo:font-style="normal" officeooo:rsid="0056d17b" officeooo:paragraph-rsid="00211f2d" style:font-size-asian="8pt" style:font-style-asian="normal" style:font-size-complex="8pt" style:font-style-complex="normal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203622" officeooo:paragraph-rsid="00203622" style:font-size-asian="8pt" style:font-style-asian="normal" style:font-size-complex="8pt" style:font-style-complex="normal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style:font-size-asian="8pt" style:font-style-asian="normal" style:font-size-complex="8pt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0463e" officeooo:paragraph-rsid="001c727e" style:font-size-asian="8pt" style:font-style-asian="normal" style:font-size-complex="8pt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0463e" officeooo:paragraph-rsid="001d6cdb" style:font-size-asian="8pt" style:font-style-asian="normal" style:font-size-complex="8pt" style:font-style-complex="normal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0463e" officeooo:paragraph-rsid="001defef" style:font-size-asian="8pt" style:font-style-asian="normal" style:font-size-complex="8pt" style:font-style-complex="normal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1e923" officeooo:paragraph-rsid="00203622" style:font-size-asian="8pt" style:font-style-asian="normal" style:font-size-complex="8pt" style:font-style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1e923" officeooo:paragraph-rsid="00211f2d" style:font-size-asian="8pt" style:font-style-asian="normal" style:font-size-complex="8pt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3cd94" officeooo:paragraph-rsid="001defef" style:font-size-asian="8pt" style:font-style-asian="normal" style:font-size-complex="8pt" style:font-style-complex="normal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officeooo:rsid="0074028e" officeooo:paragraph-rsid="002213c3" style:font-size-asian="8pt" style:font-style-asian="normal" style:font-size-complex="8pt" style:font-style-complex="normal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style:font-name="Liberation Sans2" fo:font-size="8pt" fo:font-style="normal" fo:background-color="#ccccff" style:font-size-asian="8pt" style:font-style-asian="normal" style:font-size-complex="8pt" style:font-style-complex="normal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letter-spacing="-0.007cm" fo:font-style="normal" style:font-size-asian="7pt" style:font-style-asian="normal" style:font-size-complex="7pt" style:font-style-complex="normal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1c727e" officeooo:paragraph-rsid="0027d9ce" style:font-size-asian="7pt" style:font-style-asian="normal" style:font-size-complex="7pt" style:font-style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style:font-size-asian="7pt" style:font-style-asian="normal" style:font-size-complex="7pt" style:font-style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paragraph-rsid="0030cc01" style:font-size-asian="7pt" style:font-style-asian="normal" style:font-size-complex="7pt" style:font-style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paragraph-rsid="0068ab08" style:font-size-asian="7pt" style:font-style-asian="normal" style:font-size-complex="7pt" style:font-style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1d6cdb" officeooo:paragraph-rsid="001d6cdb" style:font-size-asian="7pt" style:font-style-asian="normal" style:font-size-complex="7pt" style:font-style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309728" officeooo:paragraph-rsid="00309728" style:font-size-asian="7pt" style:font-style-asian="normal" style:font-size-complex="7pt" style:font-style-complex="normal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1dca5b" officeooo:paragraph-rsid="001dca5b" style:font-size-asian="7pt" style:font-style-asian="normal" style:font-size-complex="7pt" style:font-style-complex="normal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1defef" officeooo:paragraph-rsid="001defef" style:font-size-asian="7pt" style:font-style-asian="normal" style:font-size-complex="7pt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style:use-window-font-color="true" style:font-name="Liberation Sans2" fo:font-size="7pt" fo:font-style="normal" officeooo:rsid="001defef" officeooo:paragraph-rsid="001defef" style:font-size-asian="7pt" style:font-style-asian="normal" style:font-size-complex="7pt" style:font-style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1f7284" officeooo:paragraph-rsid="001f7284" style:font-size-asian="7pt" style:font-style-asian="normal" style:font-size-complex="7pt" style:font-style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211f2d" officeooo:paragraph-rsid="00211f2d" style:font-size-asian="7pt" style:font-style-asian="normal" style:font-size-complex="7pt" style:font-style-complex="normal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2e69e4" officeooo:paragraph-rsid="001f7284" style:font-size-asian="7pt" style:font-style-asian="normal" style:font-size-complex="7pt" style:font-style-complex="normal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2e69e4" officeooo:paragraph-rsid="002e69e4" style:font-size-asian="7pt" style:font-style-asian="normal" style:font-size-complex="7pt" style:font-style-complex="normal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officeooo:rsid="002ebd6b" officeooo:paragraph-rsid="002ebd6b" style:font-size-asian="7pt" style:font-style-asian="normal" style:font-size-complex="7pt" style:font-style-complex="normal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Liberation Sans2" fo:font-size="7pt" fo:font-style="normal" style:font-size-asian="7pt" style:font-style-asian="normal" style:font-size-complex="7pt" style:font-style-complex="normal"/>
    </style:style>
    <style:style style:name="P147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fo:font-weight="normal" officeooo:rsid="001defef" officeooo:paragraph-rsid="001defef" style:font-size-asian="7pt" style:font-style-asian="normal" style:font-weight-asian="normal" style:font-size-complex="7pt" style:font-style-complex="normal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style:use-window-font-color="true" style:font-name="Liberation Sans2" fo:font-size="7pt" fo:font-style="normal" fo:font-weight="bold" officeooo:rsid="001defef" officeooo:paragraph-rsid="001defef" style:font-size-asian="7pt" style:font-style-asian="normal" style:font-weight-asian="bold" style:font-size-complex="7pt" style:font-style-complex="normal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Liberation Sans2" fo:font-size="9pt" fo:font-style="normal" fo:font-weight="bold" officeooo:rsid="00297d92" officeooo:paragraph-rsid="00297d92" style:font-size-asian="9pt" style:font-style-asian="normal" style:font-weight-asian="bold" style:font-size-complex="9pt" style:font-style-complex="normal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Liberation Sans2" fo:font-size="9pt" fo:font-style="normal" fo:font-weight="bold" officeooo:rsid="00211f2d" officeooo:paragraph-rsid="00211f2d" style:font-size-asian="9pt" style:font-style-asian="normal" style:font-weight-asian="bold" style:font-size-complex="9pt" style:font-style-complex="normal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Liberation Sans2" fo:font-size="9pt" fo:font-style="normal" fo:font-weight="bold" officeooo:rsid="001defef" officeooo:paragraph-rsid="001defef" style:font-size-asian="9pt" style:font-style-asian="normal" style:font-weight-asian="bold" style:font-size-complex="9pt" style:font-style-complex="normal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Liberation Sans2" fo:font-size="9pt" fo:font-style="normal" fo:font-weight="bold" officeooo:rsid="002213c3" officeooo:paragraph-rsid="002213c3" style:font-size-asian="9pt" style:font-style-asian="normal" style:font-weight-asian="bold" style:font-size-complex="9pt" style:font-style-complex="normal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Liberation Sans2" fo:font-size="9pt" fo:font-style="normal" fo:font-weight="bold" officeooo:rsid="001f7284" officeooo:paragraph-rsid="001f7284" style:font-size-asian="9pt" style:font-style-asian="normal" style:font-weight-asian="bold" style:font-size-complex="9pt" style:font-style-complex="normal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style:use-window-font-color="true" fo:font-size="10pt" fo:font-style="normal" officeooo:rsid="001c8876" officeooo:paragraph-rsid="001c8876" style:font-size-asian="10pt" style:font-style-asian="normal" style:font-size-complex="10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use-window-font-color="true" fo:font-size="10pt" fo:font-style="normal" fo:font-weight="normal" officeooo:rsid="001c8876" officeooo:paragraph-rsid="001c8876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text-align="justify" style:justify-single-word="false"/>
      <style:text-properties style:use-window-font-color="true" fo:font-size="9pt" fo:font-style="italic" officeooo:rsid="001c8876" officeooo:paragraph-rsid="001c8876" style:font-size-asian="9pt" style:font-style-asian="italic" style:font-size-complex="9pt" style:font-style-complex="italic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fo:font-size="9pt" fo:font-style="normal" style:font-size-asian="9pt" style:font-style-asian="normal" style:font-size-complex="9pt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fo:font-size="9pt" fo:font-style="normal" fo:font-weight="bold" officeooo:rsid="0006b567" officeooo:paragraph-rsid="0006b567" style:font-size-asian="9pt" style:font-style-asian="normal" style:font-weight-asian="bold" style:font-size-complex="9pt" style:font-style-complex="normal" style:font-weight-complex="bold"/>
    </style:style>
    <style:style style:name="P159" style:family="paragraph" style:parent-style-name="Table_20_Contents">
      <style:text-properties style:use-window-font-color="true" fo:font-size="8pt" fo:font-style="normal" officeooo:rsid="0006b567" officeooo:paragraph-rsid="0006b567" style:font-size-asian="8pt" style:font-style-asian="normal" style:font-size-complex="8pt" style:font-style-complex="normal"/>
    </style:style>
    <style:style style:name="P160" style:family="paragraph" style:parent-style-name="Table_20_Contents">
      <style:text-properties fo:font-size="8pt" officeooo:rsid="0002be20" officeooo:paragraph-rsid="0002be20" style:font-size-asian="8pt" style:font-size-complex="8pt"/>
    </style:style>
    <style:style style:name="P161" style:family="paragraph" style:parent-style-name="Table_20_Contents">
      <style:paragraph-properties fo:text-align="justify" style:justify-single-word="false"/>
      <style:text-properties fo:font-size="8pt" fo:font-style="italic" officeooo:rsid="002875b7" officeooo:paragraph-rsid="002875b7" style:font-size-asian="7.59999990463257pt" style:font-style-asian="italic" style:font-size-complex="8.69999980926514pt" style:font-style-complex="italic"/>
    </style:style>
    <style:style style:name="P162" style:family="paragraph" style:parent-style-name="Table_20_Contents">
      <style:paragraph-properties fo:text-align="center" style:justify-single-word="false"/>
      <style:text-properties fo:color="#330099" fo:font-size="14pt" fo:font-weight="bold" officeooo:rsid="0002be20" officeooo:paragraph-rsid="0002be20" style:font-size-asian="14pt" style:font-weight-asian="bold" style:font-size-complex="14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330099" fo:font-size="10pt" fo:font-weight="normal" officeooo:rsid="0002be20" officeooo:paragraph-rsid="0002be20" style:font-size-asian="10pt" style:font-weight-asian="normal" style:font-size-complex="10pt" style:font-weight-complex="normal"/>
    </style:style>
    <style:style style:name="P164" style:family="paragraph" style:parent-style-name="Table_20_Contents">
      <style:text-properties fo:font-size="4pt" officeooo:rsid="0002be20" officeooo:paragraph-rsid="0002be20" style:font-size-asian="3.5pt" style:font-size-complex="4pt"/>
    </style:style>
    <style:style style:name="P165" style:family="paragraph" style:parent-style-name="Table_20_Contents">
      <style:paragraph-properties fo:text-align="start" style:justify-single-word="false"/>
      <style:text-properties style:font-name="ArialMT" fo:font-size="11pt" style:font-size-asian="11pt"/>
    </style:style>
    <style:style style:name="P166" style:family="paragraph" style:parent-style-name="Table_20_Contents">
      <style:text-properties fo:font-size="2pt" style:font-size-asian="1.75pt" style:font-size-complex="2pt"/>
    </style:style>
    <style:style style:name="P167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officeooo:rsid="001f7284" officeooo:paragraph-rsid="00309728" style:font-size-asian="8pt" style:font-style-asian="normal" style:font-size-complex="8pt" style:font-style-complex="normal"/>
    </style:style>
    <style:style style:name="P168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officeooo:rsid="001f7284" officeooo:paragraph-rsid="001f7284" style:font-size-asian="8pt" style:font-style-asian="normal" style:font-size-complex="8pt" style:font-style-complex="normal"/>
    </style:style>
    <style:style style:name="P169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f7284" officeooo:paragraph-rsid="001f7284" style:font-size-asian="8pt" style:font-style-asian="normal" style:font-weight-asian="bold" style:font-size-complex="8pt" style:font-style-complex="normal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c727e" officeooo:paragraph-rsid="001c727e" style:font-size-asian="8pt" style:font-style-asian="normal" style:font-weight-asian="bold" style:font-size-complex="8pt" style:font-style-complex="normal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d6cdb" officeooo:paragraph-rsid="001d6cdb" style:font-size-asian="8pt" style:font-style-asian="normal" style:font-weight-asian="bold" style:font-size-complex="8pt" style:font-style-complex="normal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defef" officeooo:paragraph-rsid="001defef" style:font-size-asian="8pt" style:font-style-asian="normal" style:font-weight-asian="bold" style:font-size-complex="8pt" style:font-style-complex="normal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defef" officeooo:paragraph-rsid="0030cc01" style:font-size-asian="8pt" style:font-style-asian="normal" style:font-weight-asian="bold" style:font-size-complex="8pt" style:font-style-complex="normal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1defef" officeooo:paragraph-rsid="0031da08" style:font-size-asian="8pt" style:font-style-asian="normal" style:font-weight-asian="bold" style:font-size-complex="8pt" style:font-style-complex="normal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203622" officeooo:paragraph-rsid="00203622" style:font-size-asian="8pt" style:font-style-asian="normal" style:font-weight-asian="bold" style:font-size-complex="8pt" style:font-style-complex="normal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65e6a2" officeooo:paragraph-rsid="0065e6a2" style:font-size-asian="8pt" style:font-style-asian="normal" style:font-weight-asian="bold" style:font-size-complex="8pt" style:font-style-complex="normal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211f2d" officeooo:paragraph-rsid="0030cc01" style:font-size-asian="8pt" style:font-style-asian="normal" style:font-weight-asian="bold" style:font-size-complex="8pt" style:font-style-complex="normal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211f2d" officeooo:paragraph-rsid="00211f2d" style:font-size-asian="8pt" style:font-style-asian="normal" style:font-weight-asian="bold" style:font-size-complex="8pt" style:font-style-complex="normal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fo:color="#000066" style:font-name="Liberation Sans2" fo:font-size="8pt" fo:font-style="normal" fo:font-weight="bold" officeooo:rsid="0030cc01" officeooo:paragraph-rsid="0030cc01" style:font-size-asian="8pt" style:font-style-asian="normal" style:font-weight-asian="bold" style:font-size-complex="8pt" style:font-style-complex="normal" style:font-weight-complex="bold"/>
    </style:style>
    <style:style style:name="P180" style:family="paragraph" style:parent-style-name="Table_20_Contents">
      <loext:graphic-properties draw:fill="solid" draw:fill-color="#ccccff" draw:opacity="100%"/>
      <style:paragraph-properties fo:text-align="justify" style:justify-single-word="false" fo:background-color="#ccccff" style:writing-mode="page"/>
      <style:text-properties fo:font-size="9pt" officeooo:paragraph-rsid="00269b39" style:font-size-asian="9pt" style:font-size-complex="9pt"/>
    </style:style>
    <style:style style:name="P181" style:family="paragraph" style:parent-style-name="Table_20_Contents">
      <loext:graphic-properties draw:fill="solid" draw:fill-color="#ccccff" draw:opacity="100%"/>
      <style:paragraph-properties fo:text-align="start" style:justify-single-word="false" fo:background-color="#ccccff" style:shadow="none" style:writing-mode="lr-tb"/>
      <style:text-properties style:use-window-font-color="true" fo:font-size="10pt" fo:font-style="normal" officeooo:rsid="000e4d48" officeooo:paragraph-rsid="000e4d48" style:font-size-asian="10pt" style:font-style-asian="normal" style:font-size-complex="10pt" style:font-style-complex="normal"/>
    </style:style>
    <style:style style:name="P182" style:family="paragraph" style:parent-style-name="Table_20_Contents">
      <loext:graphic-properties draw:fill="solid" draw:fill-color="#ccccff" draw:opacity="100%"/>
      <style:paragraph-properties fo:text-align="start" style:justify-single-word="false" fo:background-color="#ccccff" style:shadow="none" style:writing-mode="lr-tb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83" style:family="paragraph" style:parent-style-name="Title">
      <style:text-properties fo:font-style="normal" style:font-style-asian="normal" style:font-style-complex="normal"/>
    </style:style>
    <style:style style:name="P184" style:family="paragraph" style:parent-style-name="Title">
      <style:text-properties fo:font-size="24pt" fo:font-style="normal" style:font-size-asian="24pt" style:font-style-asian="normal" style:font-size-complex="24pt" style:font-style-complex="normal"/>
    </style:style>
    <style:style style:name="P18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color="#004586" style:font-name="DejaVu Serif Condensed2" fo:font-size="16pt" style:font-size-asian="16pt"/>
    </style:style>
    <style:style style:name="P186" style:family="paragraph" style:parent-style-name="Standard">
      <style:paragraph-properties fo:text-align="center" style:justify-single-word="false" fo:padding="0.049cm" fo:border="0.06pt solid #000000" style:shadow="none" style:writing-mode="lr-tb">
        <style:tab-stops/>
      </style:paragraph-properties>
      <style:text-properties fo:color="#004586" style:font-name="DejaVu Serif Condensed2" fo:font-size="16pt" fo:font-style="normal" fo:font-weight="bold" style:font-size-asian="16pt" style:font-style-asian="normal" style:font-weight-asian="bold" style:font-style-complex="normal" style:font-weight-complex="bold"/>
    </style:style>
    <style:style style:name="P187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color="#004586" style:font-name="DejaVu Serif Condensed2" fo:font-size="16pt" fo:letter-spacing="-0.004cm" fo:font-style="normal" fo:font-weight="bold" style:font-size-asian="16pt" style:font-style-asian="normal" style:font-weight-asian="bold" style:font-size-complex="28pt" style:font-style-complex="normal" style:font-weight-complex="bold"/>
    </style:style>
    <style:style style:name="P188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6pt" style:font-size-asian="16pt"/>
    </style:style>
    <style:style style:name="P189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10pt" style:font-size-asian="10pt"/>
    </style:style>
    <style:style style:name="P190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0pt" style:font-size-asian="10pt"/>
    </style:style>
    <style:style style:name="P191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10pt" fo:font-weight="bold" style:font-size-asian="10pt" style:font-weight-asian="bold"/>
    </style:style>
    <style:style style:name="P192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7.996cm" style:type="right" style:leader-style="dotted" style:leader-text="."/>
          <style:tab-stop style:position="8.334cm"/>
          <style:tab-stop style:position="11.1cm" style:type="right" style:leader-style="dotted" style:leader-text="."/>
          <style:tab-stop style:position="14.981cm" style:type="right" style:leader-style="dotted" style:leader-text="."/>
          <style:tab-stop style:position="15.401cm"/>
          <style:tab-stop style:position="18cm" style:type="right" style:leader-style="dotted" style:leader-text="."/>
        </style:tab-stops>
      </style:paragraph-properties>
      <style:text-properties style:font-name="DejaVu Serif Condensed2" fo:font-size="10pt" fo:font-weight="normal" officeooo:paragraph-rsid="00256f4a" fo:background-color="#ccccff" style:font-size-asian="10pt" style:font-weight-asian="normal" style:font-weight-complex="normal"/>
    </style:style>
    <style:style style:name="P193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7.996cm" style:type="right" style:leader-style="dotted" style:leader-text="."/>
          <style:tab-stop style:position="8.334cm"/>
          <style:tab-stop style:position="11.1cm" style:type="right" style:leader-style="dotted" style:leader-text="."/>
          <style:tab-stop style:position="14.981cm" style:type="right" style:leader-style="dotted" style:leader-text="."/>
          <style:tab-stop style:position="15.401cm"/>
          <style:tab-stop style:position="18cm" style:type="right" style:leader-style="dotted" style:leader-text="."/>
        </style:tab-stops>
      </style:paragraph-properties>
      <style:text-properties style:font-name="DejaVu Serif Condensed2" fo:font-size="10pt" fo:font-weight="normal" officeooo:paragraph-rsid="00257cf9" fo:background-color="#ccccff" style:font-size-asian="10pt" style:font-weight-asian="normal" style:font-weight-complex="normal"/>
    </style:style>
    <style:style style:name="P194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9.952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rsid="0019e1ce" officeooo:paragraph-rsid="002a9afe" style:font-size-asian="10pt" style:font-style-asian="normal" style:font-style-complex="normal"/>
    </style:style>
    <style:style style:name="P195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10pt" fo:font-style="normal" style:font-size-asian="10pt" style:font-style-asian="normal" style:font-style-complex="normal"/>
    </style:style>
    <style:style style:name="P196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0pt" fo:font-style="normal" style:font-size-asian="10pt" style:font-style-asian="normal" style:font-style-complex="normal"/>
    </style:style>
    <style:style style:name="P197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0pt" fo:font-style="normal" officeooo:paragraph-rsid="002000e8" style:font-size-asian="10pt" style:font-style-asian="normal" style:font-style-complex="normal"/>
    </style:style>
    <style:style style:name="P198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style:font-size-asian="10pt" style:font-style-asian="normal" style:font-style-complex="normal"/>
    </style:style>
    <style:style style:name="P199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208522" style:font-size-asian="10pt" style:font-style-asian="normal" style:font-style-complex="normal"/>
    </style:style>
    <style:style style:name="P200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21e183" style:font-size-asian="10pt" style:font-style-asian="normal" style:font-style-complex="normal"/>
    </style:style>
    <style:style style:name="P201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31931b" style:font-size-asian="10pt" style:font-style-asian="normal" style:font-style-complex="normal"/>
    </style:style>
    <style:style style:name="P202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7.967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2c9677" style:font-size-asian="10pt" style:font-style-asian="normal" style:font-style-complex="normal"/>
    </style:style>
    <style:style style:name="P203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7.967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2dffbe" style:font-size-asian="10pt" style:font-style-asian="normal" style:font-style-complex="normal"/>
    </style:style>
    <style:style style:name="P204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9.996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2e232b" style:font-size-asian="10pt" style:font-style-asian="normal" style:font-style-complex="normal"/>
    </style:style>
    <style:style style:name="P205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9.996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paragraph-rsid="0031931b" style:font-size-asian="10pt" style:font-style-asian="normal" style:font-style-complex="normal"/>
    </style:style>
    <style:style style:name="P206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rsid="002000e8" officeooo:paragraph-rsid="002000e8" style:font-size-asian="10pt" style:font-style-asian="normal" style:font-style-complex="normal"/>
    </style:style>
    <style:style style:name="P207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rsid="002000e8" officeooo:paragraph-rsid="002dffbe" style:font-size-asian="10pt" style:font-style-asian="normal" style:font-style-complex="normal"/>
    </style:style>
    <style:style style:name="P208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0pt" fo:font-style="normal" officeooo:rsid="002000e8" officeooo:paragraph-rsid="00208522" style:font-size-asian="10pt" style:font-style-asian="normal" style:font-style-complex="normal"/>
    </style:style>
    <style:style style:name="P209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9.996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rsid="00208522" officeooo:paragraph-rsid="002dffbe" style:font-size-asian="10pt" style:font-style-asian="normal" style:font-style-complex="normal"/>
    </style:style>
    <style:style style:name="P210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9.996cm" style:type="right" style:leader-style="dotted" style:leader-text="."/>
          <style:tab-stop style:position="18.002cm" style:type="right" style:leader-style="dotted" style:leader-text="."/>
        </style:tab-stops>
      </style:paragraph-properties>
      <style:text-properties style:font-name="DejaVu Serif Condensed2" fo:font-size="10pt" fo:font-style="normal" officeooo:rsid="00208522" officeooo:paragraph-rsid="0031931b" style:font-size-asian="10pt" style:font-style-asian="normal" style:font-style-complex="normal"/>
    </style:style>
    <style:style style:name="P211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0pt" fo:letter-spacing="-0.011cm" fo:font-style="normal" officeooo:paragraph-rsid="002f15d3" style:font-size-asian="10pt" style:font-style-asian="normal" style:font-style-complex="normal"/>
    </style:style>
    <style:style style:name="P212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9pt" style:font-size-asian="9pt"/>
    </style:style>
    <style:style style:name="P213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9pt" fo:font-style="normal" style:font-size-asian="9pt" style:font-style-asian="normal" style:font-style-complex="normal"/>
    </style:style>
    <style:style style:name="P2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12pt" style:font-size-asian="12pt"/>
    </style:style>
    <style:style style:name="P215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12pt" fo:font-style="normal" style:font-size-asian="12pt" style:font-style-asian="normal" style:font-style-complex="normal"/>
    </style:style>
    <style:style style:name="P2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ize="12pt" fo:font-style="normal" officeooo:paragraph-rsid="0025c96f" style:font-size-asian="12pt" style:font-style-asian="normal" style:font-style-complex="normal"/>
    </style:style>
    <style:style style:name="P217" style:family="paragraph" style:parent-style-name="Standard">
      <style:paragraph-properties fo:text-align="start" style:justify-single-word="false" fo:padding="0.049cm" fo:border="0.06pt solid #000000" style:shadow="none" style:writing-mode="lr-tb">
        <style:tab-stops/>
      </style:paragraph-properties>
      <style:text-properties style:font-name="DejaVu Serif Condensed2" fo:font-size="8pt" fo:font-style="normal" officeooo:paragraph-rsid="001ba64a" style:font-size-asian="8pt" style:font-style-asian="normal" style:font-size-complex="8pt" style:font-style-complex="normal"/>
    </style:style>
    <style:style style:name="P218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tyle="normal" style:font-style-asian="normal" style:font-style-complex="normal"/>
    </style:style>
    <style:style style:name="P219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font-name="DejaVu Serif Condensed2" fo:font-style="normal" fo:font-weight="normal" officeooo:paragraph-rsid="002621fa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padding="0.049cm" fo:border="0.06pt solid #000000" style:shadow="none" style:writing-mode="lr-tb">
        <style:tab-stops>
          <style:tab-stop style:position="17.595cm" style:type="right" style:leader-style="dotted" style:leader-text="."/>
        </style:tab-stops>
      </style:paragraph-properties>
      <style:text-properties fo:font-style="normal" style:font-style-asian="normal" style:font-style-complex="normal"/>
    </style:style>
    <style:style style:name="P221" style:family="paragraph" style:parent-style-name="Standard">
      <style:paragraph-properties fo:text-align="start" style:justify-single-word="false" fo:padding="0.049cm" fo:border="0.06pt solid #000000" style:shadow="none" style:writing-mode="lr-tb">
        <style:tab-stops>
          <style:tab-stop style:position="11.098cm" style:type="right"/>
          <style:tab-stop style:position="12.097cm" style:type="right"/>
          <style:tab-stop style:position="17.521cm" style:type="right"/>
        </style:tab-stops>
      </style:paragraph-properties>
      <style:text-properties style:use-window-font-color="true" style:font-name="DejaVu Serif Condensed2" fo:font-size="10pt" fo:font-style="normal" fo:font-weight="bold" officeooo:paragraph-rsid="00256f4a" style:font-size-asian="10pt" style:font-style-asian="normal" style:font-weight-asian="bold" style:font-style-complex="normal"/>
    </style:style>
    <style:style style:name="P222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style:use-window-font-color="true" style:font-name="DejaVu Serif Condensed2" fo:font-size="12pt" fo:font-style="normal" officeooo:paragraph-rsid="002621fa" style:font-size-asian="12pt" style:font-style-asian="normal" style:font-style-complex="normal"/>
    </style:style>
    <style:style style:name="P223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style:use-window-font-color="true" fo:font-size="10pt" fo:font-style="normal" fo:font-weight="normal" officeooo:rsid="003a7380" officeooo:paragraph-rsid="006a0508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style:use-window-font-color="true" fo:font-size="10pt" fo:font-style="normal" fo:font-weight="normal" officeooo:rsid="003a7380" officeooo:paragraph-rsid="006babe7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Standard">
      <style:paragraph-properties fo:padding="0.049cm" fo:border="0.06pt solid #000000" style:shadow="none" style:writing-mode="lr-tb"/>
      <style:text-properties fo:font-size="2pt" officeooo:rsid="001c727e" officeooo:paragraph-rsid="001c727e" style:font-size-asian="1.75pt" style:font-size-complex="2pt"/>
    </style:style>
    <style:style style:name="P226" style:family="paragraph" style:parent-style-name="Table_20_Contents">
      <style:paragraph-properties fo:margin-left="0.499cm" fo:margin-right="0.499cm" fo:margin-top="0.499cm" fo:margin-bottom="0.15cm" loext:contextual-spacing="false" fo:text-align="start" style:justify-single-word="false" fo:text-indent="0cm" style:auto-text-indent="false" style:writing-mode="page"/>
      <style:text-properties style:use-window-font-color="true" fo:font-style="normal" style:text-underline-style="solid" style:text-underline-width="auto" style:text-underline-color="font-color" fo:font-weight="bold" officeooo:rsid="00038b7d" officeooo:paragraph-rsid="00038b7d" style:font-style-asian="normal" style:font-weight-asian="bold" style:font-style-complex="normal" style:font-weight-complex="bold"/>
    </style:style>
    <style:style style:name="P227" style:family="paragraph" style:parent-style-name="Table_20_Contents">
      <style:paragraph-properties fo:margin-left="0.499cm" fo:margin-right="0.499cm" fo:margin-top="0.499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officeooo:rsid="00038b7d" officeooo:paragraph-rsid="00038b7d" style:font-size-asian="10pt" style:font-style-asian="normal" style:font-size-complex="10pt" style:font-style-complex="normal"/>
    </style:style>
    <style:style style:name="P228" style:family="paragraph" style:parent-style-name="Table_20_Contents">
      <style:paragraph-properties fo:margin-left="0.499cm" fo:margin-right="0.499cm" fo:margin-top="0.499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officeooo:rsid="0004efd8" officeooo:paragraph-rsid="0004efd8" style:font-size-asian="10pt" style:font-style-asian="normal" style:font-size-complex="10pt" style:font-style-complex="normal"/>
    </style:style>
    <style:style style:name="P229" style:family="paragraph" style:parent-style-name="Table_20_Contents">
      <style:paragraph-properties fo:margin-left="0.499cm" fo:margin-right="0.499cm" fo:margin-top="0.499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style:text-underline-style="solid" style:text-underline-width="auto" style:text-underline-color="font-color" fo:font-weight="bold" officeooo:rsid="00038b7d" officeooo:paragraph-rsid="00038b7d" style:font-size-asian="10pt" style:font-style-asian="normal" style:font-weight-asian="bold" style:font-size-complex="10pt" style:font-style-complex="normal" style:font-weight-complex="bold"/>
    </style:style>
    <style:style style:name="P230" style:family="paragraph" style:parent-style-name="Table_20_Contents">
      <style:paragraph-properties fo:margin-left="0.499cm" fo:margin-right="0.499cm" fo:margin-top="0.499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style:text-underline-style="solid" style:text-underline-width="auto" style:text-underline-color="font-color" fo:font-weight="normal" officeooo:rsid="00038b7d" officeooo:paragraph-rsid="00038b7d" style:font-size-asian="10pt" style:font-style-asian="normal" style:font-weight-asian="normal" style:font-size-complex="10pt" style:font-style-complex="normal" style:font-weight-complex="normal"/>
    </style:style>
    <style:style style:name="P231" style:family="paragraph" style:parent-style-name="Table_20_Contents">
      <loext:graphic-properties draw:fill="solid" draw:fill-color="#ccccff" draw:opacity="100%"/>
      <style:paragraph-properties fo:margin-left="0.499cm" fo:margin-right="0.499cm" fo:text-align="justify" style:justify-single-word="false" fo:text-indent="0cm" style:auto-text-indent="false" fo:background-color="#ccccff" style:writing-mode="page"/>
      <style:text-properties fo:font-size="10pt" fo:font-style="normal" officeooo:rsid="001bf917" officeooo:paragraph-rsid="004489e0" style:font-size-asian="10pt" style:font-style-asian="normal" style:font-size-complex="10pt" style:font-style-complex="normal"/>
    </style:style>
    <style:style style:name="P232" style:family="paragraph" style:parent-style-name="Table_20_Contents">
      <loext:graphic-properties draw:fill="solid" draw:fill-color="#ccccff" draw:opacity="100%"/>
      <style:paragraph-properties fo:margin-left="0.499cm" fo:margin-right="0.499cm" fo:text-align="justify" style:justify-single-word="false" fo:text-indent="0cm" style:auto-text-indent="false" fo:background-color="#ccccff" style:writing-mode="page"/>
      <style:text-properties style:use-window-font-color="true" style:font-name="DejaVu Serif Condensed2" fo:font-size="10pt" fo:font-style="normal" officeooo:rsid="001bf917" officeooo:paragraph-rsid="004489e0" style:font-size-asian="10pt" style:font-style-asian="normal" style:font-size-complex="10pt" style:font-style-complex="normal"/>
    </style:style>
    <style:style style:name="P233" style:family="paragraph" style:parent-style-name="Table_20_Contents">
      <style:paragraph-properties fo:margin-left="0.499cm" fo:margin-right="0.499cm" fo:text-align="justify" style:justify-single-word="false" fo:text-indent="0cm" style:auto-text-indent="false" style:writing-mode="page"/>
      <style:text-properties style:use-window-font-color="true" style:font-name="DejaVu Serif Condensed2" fo:font-size="9pt" fo:font-style="normal" officeooo:rsid="001bf917" officeooo:paragraph-rsid="001bf917" style:font-size-asian="9pt" style:font-style-asian="normal" style:font-size-complex="9pt" style:font-style-complex="normal"/>
    </style:style>
    <style:style style:name="P234" style:family="paragraph" style:parent-style-name="Table_20_Contents">
      <style:paragraph-properties fo:margin-left="0.499cm" fo:margin-right="0.499cm" fo:text-align="justify" style:justify-single-word="false" fo:text-indent="0cm" style:auto-text-indent="false" style:writing-mode="page"/>
      <style:text-properties style:use-window-font-color="true" style:font-name="DejaVu Serif Condensed2" fo:font-size="9pt" fo:letter-spacing="-0.007cm" fo:font-style="normal" officeooo:rsid="001bf917" officeooo:paragraph-rsid="001bf917" style:font-size-asian="9pt" style:font-style-asian="normal" style:font-size-complex="9pt" style:font-style-complex="normal"/>
    </style:style>
    <style:style style:name="P235" style:family="paragraph" style:parent-style-name="Table_20_Contents">
      <style:paragraph-properties fo:margin-left="0.499cm" fo:margin-right="0.499cm" fo:text-align="justify" style:justify-single-word="false" fo:text-indent="0cm" style:auto-text-indent="false" style:writing-mode="page"/>
      <style:text-properties fo:font-size="6pt" fo:font-style="normal" officeooo:rsid="001bf917" officeooo:paragraph-rsid="001bf917" style:font-size-asian="5.25pt" style:font-style-asian="normal" style:font-size-complex="6pt" style:font-style-complex="normal"/>
    </style:style>
    <style:style style:name="P236" style:family="paragraph" style:parent-style-name="Table_20_Contents">
      <style:paragraph-properties fo:margin-left="0.499cm" fo:margin-right="0.499cm" fo:margin-top="0.499cm" fo:margin-bottom="7.001cm" loext:contextual-spacing="false" fo:text-align="justify" style:justify-single-word="false" fo:text-indent="0cm" style:auto-text-indent="false" style:writing-mode="page"/>
      <style:text-properties officeooo:rsid="001c575e" officeooo:paragraph-rsid="001c575e"/>
    </style:style>
    <style:style style:name="P237" style:family="paragraph" style:parent-style-name="Table_20_Contents">
      <style:paragraph-properties fo:margin-left="0.499cm" fo:margin-right="0.499cm" fo:margin-top="0.3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style:text-underline-style="none" fo:font-weight="normal" officeooo:rsid="0007738c" officeooo:paragraph-rsid="0007738c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Table_20_Contents">
      <style:paragraph-properties fo:margin-left="0.499cm" fo:margin-right="0.499cm" fo:margin-top="0.15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style:text-underline-style="none" fo:font-weight="normal" officeooo:rsid="0007738c" officeooo:paragraph-rsid="0007738c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Table_20_Contents">
      <style:paragraph-properties fo:margin-left="0.499cm" fo:margin-right="0.499cm" fo:margin-top="0.4cm" fo:margin-bottom="0.15cm" loext:contextual-spacing="false" fo:text-align="start" style:justify-single-word="false" fo:text-indent="0cm" style:auto-text-indent="false" style:writing-mode="page"/>
      <style:text-properties style:use-window-font-color="true" fo:font-style="normal" style:text-underline-style="none" fo:font-weight="bold" officeooo:rsid="0007738c" officeooo:paragraph-rsid="0007738c" style:font-style-asian="normal" style:font-weight-asian="bold" style:font-style-complex="normal" style:font-weight-complex="bold"/>
    </style:style>
    <style:style style:name="P240" style:family="paragraph" style:parent-style-name="Table_20_Contents">
      <style:paragraph-properties fo:margin-left="0.499cm" fo:margin-right="0.499cm" fo:margin-top="2cm" fo:margin-bottom="0.15cm" loext:contextual-spacing="false" fo:text-align="start" style:justify-single-word="false" fo:text-indent="0cm" style:auto-text-indent="false" style:writing-mode="page"/>
      <style:text-properties style:use-window-font-color="true" fo:font-size="10pt" fo:font-style="normal" style:text-underline-style="solid" style:text-underline-width="auto" style:text-underline-color="font-color" fo:font-weight="bold" officeooo:rsid="00038b7d" officeooo:paragraph-rsid="00038b7d" style:font-size-asian="10pt" style:font-style-asian="normal" style:font-weight-asian="bold" style:font-size-complex="10pt" style:font-style-complex="normal" style:font-weight-complex="bold"/>
    </style:style>
    <style:style style:name="P241" style:family="paragraph" style:parent-style-name="Text_20_body">
      <style:text-properties fo:font-size="2pt" style:font-size-asian="1.75pt" style:font-size-complex="2pt"/>
    </style:style>
    <style:style style:name="P242" style:family="paragraph" style:parent-style-name="Text_20_body">
      <style:text-properties fo:color="#000000" fo:font-size="2pt" fo:font-style="normal" fo:font-weight="normal" officeooo:rsid="0020406b" style:font-size-asian="1.75pt" style:font-style-asian="normal" style:font-weight-asian="normal" style:font-size-complex="2pt" style:font-style-complex="normal" style:font-weight-complex="normal"/>
    </style:style>
    <style:style style:name="P243" style:family="paragraph" style:parent-style-name="Footnote">
      <style:paragraph-properties fo:margin-left="0cm" fo:margin-right="0cm" fo:text-align="start" style:justify-single-word="false" fo:text-indent="0cm" style:auto-text-indent="false"/>
      <style:text-properties style:font-name="Liberation Sans2" fo:font-size="7pt" officeooo:rsid="001f7284" officeooo:paragraph-rsid="002b81c1" style:font-size-asian="7pt" style:font-size-complex="7pt"/>
    </style:style>
    <style:style style:name="P244" style:family="paragraph" style:parent-style-name="Footnote">
      <style:paragraph-properties fo:margin-left="0cm" fo:margin-right="0cm" fo:text-align="start" style:justify-single-word="false" fo:text-indent="0cm" style:auto-text-indent="false"/>
      <style:text-properties fo:font-size="7pt" officeooo:rsid="002b08f0" officeooo:paragraph-rsid="002b08f0" style:font-size-asian="7pt" style:font-size-complex="7pt"/>
    </style:style>
    <style:style style:name="P245" style:family="paragraph" style:parent-style-name="Footnote">
      <style:paragraph-properties fo:margin-left="0cm" fo:margin-right="0cm" fo:text-align="start" style:justify-single-word="false" fo:text-indent="0cm" style:auto-text-indent="false"/>
      <style:text-properties fo:font-size="7pt" officeooo:rsid="00272a13" officeooo:paragraph-rsid="00272a13" style:font-size-asian="7pt" style:font-size-complex="7pt"/>
    </style:style>
    <style:style style:name="P246" style:family="paragraph" style:parent-style-name="Footnote">
      <style:paragraph-properties fo:margin-left="0cm" fo:margin-right="0cm" fo:text-align="start" style:justify-single-word="false" fo:text-indent="0cm" style:auto-text-indent="false"/>
      <style:text-properties style:use-window-font-color="true" fo:font-size="7pt" fo:font-style="normal" officeooo:rsid="002b08f0" officeooo:paragraph-rsid="002b08f0" style:font-size-asian="7pt" style:font-style-asian="normal" style:font-size-complex="7pt" style:font-style-complex="normal"/>
    </style:style>
    <style:style style:name="P247" style:family="paragraph" style:parent-style-name="Footnote">
      <style:paragraph-properties fo:margin-left="0cm" fo:margin-right="0cm" fo:text-align="start" style:justify-single-word="false" fo:text-indent="0cm" style:auto-text-indent="false"/>
      <style:text-properties style:use-window-font-color="true" fo:font-size="7pt" fo:font-style="normal" officeooo:rsid="00272a13" officeooo:paragraph-rsid="00272a13" style:font-size-asian="7pt" style:font-style-asian="normal" style:font-size-complex="7pt" style:font-style-complex="normal"/>
    </style:style>
    <style:style style:name="P248" style:family="paragraph" style:parent-style-name="Footnote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ans2" fo:font-size="7pt" fo:font-style="normal" officeooo:rsid="001f7284" officeooo:paragraph-rsid="002b81c1" style:font-size-asian="7pt" style:font-style-asian="normal" style:font-size-complex="7pt" style:font-style-complex="normal"/>
    </style:style>
    <style:style style:name="P2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page"/>
      <style:text-properties fo:color="#000066" fo:font-size="9pt" fo:font-style="normal" officeooo:rsid="001ee32d" officeooo:paragraph-rsid="001ee32d" style:font-size-asian="9pt" style:font-style-asian="normal" style:font-size-complex="9pt" style:font-style-complex="normal"/>
    </style:style>
    <style:style style:name="P250" style:family="paragraph" style:parent-style-name="Table_20_Contents">
      <style:paragraph-properties fo:margin-top="0.499cm" fo:margin-bottom="0.499cm" loext:contextual-spacing="false" fo:text-align="start" style:justify-single-word="false" style:writing-mode="page"/>
      <style:text-properties fo:font-size="10pt" officeooo:rsid="00038b7d" officeooo:paragraph-rsid="000afd60" style:font-size-asian="10pt" style:font-size-complex="10pt"/>
    </style:style>
    <style:style style:name="P251" style:family="paragraph" style:parent-style-name="Table_20_Contents">
      <style:paragraph-properties fo:margin-top="0.15cm" fo:margin-bottom="1cm" loext:contextual-spacing="false" fo:text-align="center" style:justify-single-word="false" style:writing-mode="page"/>
      <style:text-properties fo:color="#004586" style:font-name="DejaVu Serif Condensed2" fo:font-size="16pt" fo:letter-spacing="-0.004cm" fo:font-style="normal" fo:font-weight="bold" officeooo:rsid="001bf917" officeooo:paragraph-rsid="001bf917" style:font-size-asian="16pt" style:font-style-asian="normal" style:font-weight-asian="bold" style:font-size-complex="28pt" style:font-style-complex="normal" style:font-weight-complex="bold"/>
    </style:style>
    <style:style style:name="P252" style:family="paragraph" style:parent-style-name="Table_20_Contents">
      <style:paragraph-properties fo:margin-top="0.15cm" fo:margin-bottom="1cm" loext:contextual-spacing="false" fo:text-align="center" style:justify-single-word="false" style:writing-mode="page"/>
      <style:text-properties fo:color="#003366" fo:font-size="14pt" fo:font-style="normal" fo:font-weight="bold" officeooo:rsid="001bf917" officeooo:paragraph-rsid="001c575e" style:font-size-asian="14pt" style:font-style-asian="normal" style:font-weight-asian="bold" style:font-size-complex="14pt" style:font-style-complex="normal" style:font-weight-complex="bold"/>
    </style:style>
    <style:style style:name="P253" style:family="paragraph" style:parent-style-name="Table_20_Contents">
      <style:paragraph-properties fo:margin-top="0.15cm" fo:margin-bottom="1cm" loext:contextual-spacing="false" fo:text-align="center" style:justify-single-word="false" style:writing-mode="page"/>
      <style:text-properties fo:color="#330099" fo:font-size="16pt" fo:font-style="normal" fo:font-weight="bold" officeooo:rsid="001ee32d" officeooo:paragraph-rsid="001ee32d" style:font-size-asian="16pt" style:font-style-asian="normal" style:font-weight-asian="bold" style:font-size-complex="16pt" style:font-style-complex="normal" style:font-weight-complex="bold"/>
    </style:style>
    <style:style style:name="P254" style:family="paragraph" style:parent-style-name="Table_20_Contents">
      <style:paragraph-properties fo:margin-left="0.33cm" fo:margin-right="0.33cm" fo:margin-top="0.15cm" fo:margin-bottom="0.15cm" loext:contextual-spacing="false" fo:text-align="justify" style:justify-single-word="false" fo:text-indent="0cm" style:auto-text-indent="false" style:writing-mode="page"/>
      <style:text-properties fo:color="#000066" fo:font-size="9pt" fo:font-style="italic" officeooo:rsid="001ee32d" officeooo:paragraph-rsid="001ee32d" style:font-size-asian="9pt" style:font-style-asian="italic" style:font-size-complex="9pt" style:font-style-complex="italic"/>
    </style:style>
    <style:style style:name="P255" style:family="paragraph" style:parent-style-name="Table_20_Contents">
      <style:paragraph-properties fo:margin-left="0.33cm" fo:margin-right="0.33cm" fo:margin-top="0.15cm" fo:margin-bottom="0.15cm" loext:contextual-spacing="false" fo:text-align="justify" style:justify-single-word="false" fo:text-indent="0cm" style:auto-text-indent="false" style:writing-mode="page"/>
      <style:text-properties fo:color="#000000" fo:font-size="10pt" fo:font-style="normal" fo:font-weight="bold" officeooo:rsid="0020406b" officeooo:paragraph-rsid="0020406b" style:font-size-asian="10pt" style:font-style-asian="normal" style:font-weight-asian="bold" style:font-size-complex="10pt" style:font-style-complex="normal" style:font-weight-complex="bold"/>
    </style:style>
    <style:style style:name="P256" style:family="paragraph" style:parent-style-name="Table_20_Contents">
      <style:paragraph-properties fo:margin-left="0.33cm" fo:margin-right="0.33cm" fo:margin-top="0.15cm" fo:margin-bottom="0.15cm" loext:contextual-spacing="false" fo:text-align="justify" style:justify-single-word="false" fo:text-indent="0cm" style:auto-text-indent="false" style:writing-mode="page"/>
      <style:text-properties fo:color="#000000" fo:font-size="9pt" fo:font-style="normal" fo:font-weight="normal" officeooo:rsid="0020406b" officeooo:paragraph-rsid="00266998" style:font-size-asian="9pt" style:font-style-asian="normal" style:font-weight-asian="normal" style:font-size-complex="9pt" style:font-style-complex="normal" style:font-weight-complex="normal"/>
    </style:style>
    <style:style style:name="P257" style:family="paragraph" style:parent-style-name="Standard">
      <style:paragraph-properties fo:margin-left="0.33cm" fo:margin-right="0.33cm" fo:margin-top="0.15cm" fo:margin-bottom="0.15cm" loext:contextual-spacing="false" fo:text-align="justify" style:justify-single-word="false" fo:text-indent="0cm" style:auto-text-indent="false" style:writing-mode="page"/>
      <style:text-properties fo:color="#000000" fo:font-size="9pt" fo:font-style="normal" fo:font-weight="normal" officeooo:rsid="0020406b" officeooo:paragraph-rsid="00266998" style:font-size-asian="9pt" style:font-style-asian="normal" style:font-weight-asian="normal" style:font-size-complex="9pt" style:font-style-complex="normal" style:font-weight-complex="normal"/>
    </style:style>
    <style:style style:name="P258" style:family="paragraph" style:parent-style-name="Table_20_Contents">
      <style:paragraph-properties fo:margin-left="1.101cm" fo:margin-right="0.3cm" fo:margin-top="1cm" fo:margin-bottom="0.801cm" loext:contextual-spacing="false" fo:text-align="justify" style:justify-single-word="false" fo:text-indent="0cm" style:auto-text-indent="false" style:shadow="none" text:number-lines="false" text:line-number="0" style:writing-mode="page"/>
      <style:text-properties officeooo:rsid="00269b39" officeooo:paragraph-rsid="002875b7"/>
    </style:style>
    <style:style style:name="P259" style:family="paragraph" style:parent-style-name="Standard">
      <style:paragraph-properties fo:margin-top="1cm" fo:margin-bottom="1cm" loext:contextual-spacing="false" style:writing-mode="page"/>
      <style:text-properties fo:font-size="2pt" style:font-size-asian="1.75pt" style:font-size-complex="2pt"/>
    </style:style>
    <style:style style:name="P260" style:family="paragraph" style:parent-style-name="Table_20_Contents">
      <style:paragraph-properties fo:margin-left="0.101cm" fo:margin-right="0.101cm" fo:text-indent="0cm" style:auto-text-indent="false" style:writing-mode="page"/>
      <style:text-properties style:use-window-font-color="true" fo:font-size="8pt" fo:font-style="normal" officeooo:rsid="0006b567" officeooo:paragraph-rsid="0006b567" style:font-size-asian="8pt" style:font-style-asian="normal" style:font-size-complex="8pt" style:font-style-complex="normal"/>
    </style:style>
    <style:style style:name="P261" style:family="paragraph" style:parent-style-name="Table_20_Contents">
      <style:paragraph-properties fo:margin-left="0.4cm" fo:margin-right="0.499cm" fo:margin-top="0.3cm" fo:margin-bottom="0.15cm" loext:contextual-spacing="false" fo:text-align="justify" style:justify-single-word="false" fo:text-indent="0cm" style:auto-text-indent="false" text:number-lines="false" text:line-number="0" style:writing-mode="page"/>
      <style:text-properties style:use-window-font-color="true" fo:font-size="9pt" fo:font-style="normal" fo:font-weight="bold" officeooo:rsid="001ee32d" officeooo:paragraph-rsid="001ee32d" style:font-size-asian="9pt" style:font-style-asian="normal" style:font-weight-asian="bold" style:font-size-complex="9pt" style:font-style-complex="normal" style:font-weight-complex="bold"/>
    </style:style>
    <style:style style:name="P262" style:family="paragraph" style:parent-style-name="Table_20_Contents">
      <style:paragraph-properties fo:margin-left="0.3cm" fo:margin-right="0.101cm" fo:margin-top="1cm" fo:margin-bottom="0cm" loext:contextual-spacing="false" fo:text-align="start" style:justify-single-word="false" fo:text-indent="0cm" style:auto-text-indent="false" text:number-lines="false" text:line-number="0" style:writing-mode="page"/>
      <style:text-properties style:use-window-font-color="true" style:font-name="Liberation Sans1" fo:font-size="9pt" fo:font-style="normal" fo:font-weight="bold" officeooo:rsid="001ee32d" officeooo:paragraph-rsid="00745723" style:font-name-asian="Liberation Sans1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63" style:family="paragraph" style:parent-style-name="Footnote">
      <style:paragraph-properties fo:text-align="start" style:justify-single-word="false"/>
      <style:text-properties style:use-window-font-color="true" fo:font-size="8pt" fo:font-style="normal" officeooo:rsid="00213be5" officeooo:paragraph-rsid="00213be5" style:font-size-asian="8pt" style:font-style-asian="normal" style:font-size-complex="8pt" style:font-style-complex="normal"/>
    </style:style>
    <style:style style:name="P264" style:family="paragraph" style:parent-style-name="Footnote">
      <style:paragraph-properties fo:text-align="start" style:justify-single-word="false"/>
      <style:text-properties style:use-window-font-color="true" fo:font-size="8pt" fo:font-style="normal" officeooo:rsid="0020406b" officeooo:paragraph-rsid="0020406b" style:font-size-asian="8pt" style:font-style-asian="normal" style:font-size-complex="8pt" style:font-style-complex="normal"/>
    </style:style>
    <style:style style:name="P265" style:family="paragraph" style:parent-style-name="Footnote">
      <style:paragraph-properties fo:text-align="start" style:justify-single-word="false"/>
      <style:text-properties style:use-window-font-color="true" fo:font-size="8pt" fo:font-style="normal" officeooo:rsid="0006b567" officeooo:paragraph-rsid="0006b567" style:font-size-asian="8pt" style:font-style-asian="normal" style:font-size-complex="8pt" style:font-style-complex="normal"/>
    </style:style>
    <style:style style:name="P266" style:family="paragraph" style:parent-style-name="Footnote">
      <style:paragraph-properties fo:text-align="start" style:justify-single-word="false"/>
      <style:text-properties style:use-window-font-color="true" fo:font-size="8pt" fo:letter-spacing="-0.004cm" fo:font-style="normal" officeooo:rsid="0020406b" officeooo:paragraph-rsid="0020406b" style:font-size-asian="8pt" style:font-style-asian="normal" style:font-size-complex="8pt" style:font-style-complex="normal"/>
    </style:style>
    <style:style style:name="P267" style:family="paragraph" style:parent-style-name="Standard" style:master-page-name="Courant">
      <style:paragraph-properties fo:text-align="start" style:justify-single-word="false" style:page-number="auto"/>
      <style:text-properties style:font-name="Arial-BoldItalicMT" fo:font-size="10pt" fo:font-style="italic" fo:font-weight="bold" officeooo:paragraph-rsid="002c9fcf" style:font-size-asian="10pt" style:font-style-asian="italic" style:font-weight-asian="bold"/>
    </style:style>
    <style:style style:name="P268" style:family="paragraph" style:parent-style-name="Standard" style:master-page-name="Courant">
      <style:paragraph-properties style:page-number="auto"/>
      <style:text-properties fo:font-size="2pt" style:font-size-asian="1.75pt" style:font-size-complex="2pt"/>
    </style:style>
    <style:style style:name="P269" style:family="paragraph" style:parent-style-name="Standard" style:master-page-name="Courant">
      <style:paragraph-properties fo:text-align="start" style:justify-single-word="false" style:page-number="auto"/>
      <style:text-properties fo:font-size="8pt" fo:font-weight="normal" officeooo:rsid="003a7380" officeooo:paragraph-rsid="003a7380" style:font-size-asian="8pt" style:font-weight-asian="normal" style:font-size-complex="8pt" style:font-weight-complex="normal"/>
    </style:style>
    <style:style style:name="P270" style:family="paragraph" style:parent-style-name="Table_20_Contents" style:master-page-name="Courant">
      <style:paragraph-properties style:page-number="auto"/>
      <style:text-properties style:font-name="DejaVu Serif Condensed2" fo:font-size="14pt" style:font-size-asian="14pt" style:font-size-complex="14pt"/>
    </style:style>
    <style:style style:name="P271" style:family="paragraph" style:parent-style-name="Table_20_Contents" style:master-page-name="Courant">
      <style:paragraph-properties style:page-number="auto"/>
      <style:text-properties style:font-name="DejaVu Serif Condensed2" fo:font-size="14pt" fo:font-style="normal" officeooo:paragraph-rsid="0035bf01" style:font-size-asian="14pt" style:font-style-asian="normal" style:font-size-complex="14pt" style:font-style-complex="normal"/>
    </style:style>
    <style:style style:name="P272" style:family="paragraph" style:parent-style-name="Table_20_Contents">
      <style:paragraph-properties fo:text-align="justify" style:justify-single-word="false"/>
      <style:text-properties fo:font-size="10pt" officeooo:rsid="0082e62e" officeooo:paragraph-rsid="0082e62e" style:font-size-asian="10pt" style:font-size-complex="10pt"/>
    </style:style>
    <style:style style:name="P273" style:family="paragraph" style:parent-style-name="Table_20_Contents">
      <style:paragraph-properties fo:text-align="end" style:justify-single-word="false"/>
      <style:text-properties style:font-name="Liberation Sans2" fo:font-size="8pt" fo:font-style="normal" officeooo:rsid="0082e62e" officeooo:paragraph-rsid="0082e62e" style:font-size-asian="8pt" style:font-style-asian="normal" style:font-size-complex="8pt" style:font-style-complex="normal"/>
    </style:style>
    <style:style style:name="P274" style:family="paragraph" style:parent-style-name="Table_20_Contents" style:list-style-name="L1">
      <style:paragraph-properties fo:margin-top="0.15cm" fo:margin-bottom="0.15cm" loext:contextual-spacing="false" fo:text-align="justify" style:justify-single-word="false" style:writing-mode="page"/>
      <style:text-properties officeooo:paragraph-rsid="0020406b"/>
    </style:style>
    <style:style style:name="P275" style:family="paragraph" style:parent-style-name="Table_20_Contents" style:list-style-name="L1">
      <style:paragraph-properties fo:margin-top="0.15cm" fo:margin-bottom="0.15cm" loext:contextual-spacing="false" fo:text-align="justify" style:justify-single-word="false" style:writing-mode="page"/>
      <style:text-properties fo:color="#000000" fo:font-size="9pt" fo:font-style="normal" fo:font-weight="normal" officeooo:rsid="0020406b" officeooo:paragraph-rsid="0020406b" style:font-size-asian="9pt" style:font-style-asian="normal" style:font-weight-asian="normal" style:font-size-complex="9pt" style:font-style-complex="normal" style:font-weight-complex="normal"/>
    </style:style>
    <style:style style:name="P276" style:family="paragraph" style:parent-style-name="Table_20_Contents" style:list-style-name="L2">
      <style:paragraph-properties fo:margin-top="0.15cm" fo:margin-bottom="0cm" loext:contextual-spacing="false" fo:text-align="justify" style:justify-single-word="false" style:writing-mode="page"/>
      <style:text-properties fo:color="#000000" fo:font-size="9pt" fo:font-style="normal" fo:font-weight="normal" officeooo:rsid="00266998" officeooo:paragraph-rsid="00269b39" style:font-size-asian="9pt" style:font-style-asian="normal" style:font-weight-asian="normal" style:font-size-complex="9pt" style:font-style-complex="normal" style:font-weight-complex="normal"/>
    </style:style>
    <style:style style:name="P277" style:family="paragraph" style:parent-style-name="Table_20_Contents" style:list-style-name="L2">
      <style:paragraph-properties fo:margin-top="0.15cm" fo:margin-bottom="0cm" loext:contextual-spacing="false" fo:text-align="justify" style:justify-single-word="false" style:writing-mode="page"/>
      <style:text-properties officeooo:rsid="00269b39" officeooo:paragraph-rsid="00269b39"/>
    </style:style>
    <style:style style:name="P278" style:family="paragraph">
      <loext:graphic-properties draw:fill="solid" draw:fill-color="#ccccff"/>
    </style:style>
    <style:style style:name="P2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80" style:family="paragraph">
      <loext:graphic-properties draw:fill="none" draw:fill-color="#ffffff"/>
      <style:text-properties style:font-name="DejaVu Serif Condensed2" fo:font-size="9pt" style:font-size-asian="9pt" style:font-size-complex="9pt"/>
    </style:style>
    <style:style style:name="P281" style:family="paragraph">
      <style:paragraph-properties fo:text-align="start"/>
      <style:text-properties style:text-line-through-style="none" style:text-line-through-type="none" style:font-name="Liberation Sans" fo:font-size="8pt" fo:font-style="normal" style:text-underline-style="none" fo:font-weight="normal"/>
    </style:style>
    <style:style style:name="P282" style:family="paragraph">
      <style:paragraph-properties fo:text-align="center"/>
    </style:style>
    <style:style style:name="P283" style:family="paragraph">
      <style:paragraph-properties fo:text-align="end"/>
    </style:style>
    <style:style style:name="P284" style:family="paragraph">
      <loext:graphic-properties draw:fill="none" draw:fill-color="#ffffff"/>
      <style:text-properties fo:font-weight="bold" style:font-weight-asian="bold" style:font-weight-complex="bold"/>
    </style:style>
    <style:style style:name="P285" style:family="paragraph">
      <loext:graphic-properties draw:fill="none" draw:fill-color="#ffffff"/>
    </style:style>
    <style:style style:name="T1" style:family="text">
      <style:text-properties officeooo:rsid="001af16d"/>
    </style:style>
    <style:style style:name="T2" style:family="text">
      <style:text-properties style:font-name="Arial-BoldMT" fo:font-size="11pt" fo:font-weight="bold" officeooo:rsid="0008d26d" style:font-size-asian="11pt" style:font-weight-asian="bold" style:font-size-complex="14pt" style:font-weight-complex="bold"/>
    </style:style>
    <style:style style:name="T3" style:family="text">
      <style:text-properties style:font-name="Arial-BoldMT" fo:font-size="11pt" fo:font-style="normal" fo:font-weight="bold" officeooo:rsid="0008d26d" style:font-size-asian="11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-BoldItalicMT" fo:font-size="9.5pt" fo:font-style="italic" fo:font-weight="bold" officeooo:rsid="0008d26d" style:font-size-asian="9.5pt" style:font-style-asian="italic" style:font-weight-asian="bold" style:font-size-complex="14pt" style:font-weight-complex="bold"/>
    </style:style>
    <style:style style:name="T5" style:family="text">
      <style:text-properties style:font-name="Arial-BoldItalicMT" fo:font-size="8pt" fo:font-style="italic" fo:font-weight="normal" officeooo:rsid="0008d26d" style:font-size-asian="8pt" style:font-style-asian="italic" style:font-weight-asian="normal" style:font-size-complex="8pt" style:font-weight-complex="normal"/>
    </style:style>
    <style:style style:name="T6" style:family="text">
      <style:text-properties style:font-name="Arial-BoldItalicMT" fo:font-size="8pt" fo:font-style="italic" fo:font-weight="normal" officeooo:rsid="0008d26d" style:font-size-asian="8pt" style:font-style-asian="italic" style:font-weight-asian="normal" style:font-size-complex="14pt" style:font-weight-complex="normal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fo:font-size="10pt" officeooo:rsid="0006b567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6b567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DejaVu Serif Condensed" fo:font-style="normal" style:font-style-asian="normal" style:font-style-complex="normal"/>
    </style:style>
    <style:style style:name="T14" style:family="text">
      <style:text-properties style:font-name="DejaVu Serif Condensed" fo:font-style="normal" officeooo:rsid="001c3fed" style:font-style-asian="normal" style:font-style-complex="normal"/>
    </style:style>
    <style:style style:name="T15" style:family="text">
      <style:text-properties officeooo:rsid="000a89cb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DejaVu Serif Condensed2" fo:font-size="10pt" style:font-size-asian="10pt"/>
    </style:style>
    <style:style style:name="T18" style:family="text">
      <style:text-properties style:font-name="DejaVu Serif Condensed2" fo:font-size="10pt" officeooo:rsid="0082e62e" style:font-size-asian="10pt"/>
    </style:style>
    <style:style style:name="T19" style:family="text">
      <style:text-properties style:font-name="DejaVu Serif Condensed2" fo:font-size="10pt" fo:background-color="#ccccff" loext:char-shading-value="0" style:font-size-asian="10pt" style:font-size-complex="10pt"/>
    </style:style>
    <style:style style:name="T20" style:family="text">
      <style:text-properties style:font-name="DejaVu Serif Condensed2" fo:font-size="9pt" fo:font-style="normal" style:font-size-asian="9pt" style:font-style-asian="normal" style:font-size-complex="9pt" style:font-style-complex="normal"/>
    </style:style>
    <style:style style:name="T21" style:family="text">
      <style:text-properties style:font-name="DejaVu Serif Condensed2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1ba64a"/>
    </style:style>
    <style:style style:name="T23" style:family="text">
      <style:text-properties fo:color="#004586" fo:font-size="10pt" fo:font-weight="bold" style:font-size-asian="10pt" style:font-weight-asian="bold"/>
    </style:style>
    <style:style style:name="T24" style:family="text">
      <style:text-properties fo:color="#004586" fo:font-size="10pt" fo:font-weight="bold" officeooo:rsid="0025c96f" style:font-size-asian="10pt" style:font-weight-asian="bold"/>
    </style:style>
    <style:style style:name="T25" style:family="text">
      <style:text-properties fo:color="#004586" fo:font-size="10pt" fo:font-weight="bold" style:font-size-asian="10pt" style:font-weight-asian="bold" style:font-weight-complex="bold"/>
    </style:style>
    <style:style style:name="T26" style:family="text">
      <style:text-properties fo:color="#004586" fo:font-size="10pt" officeooo:rsid="0025c96f" style:font-size-asian="10pt"/>
    </style:style>
    <style:style style:name="T27" style:family="text">
      <style:text-properties fo:font-size="9pt" style:font-size-asian="9pt"/>
    </style:style>
    <style:style style:name="T28" style:family="text">
      <style:text-properties fo:font-size="9pt" fo:letter-spacing="-0.007cm" style:font-size-asian="9pt" style:font-size-complex="9pt"/>
    </style:style>
    <style:style style:name="T29" style:family="text">
      <style:text-properties fo:font-size="9pt" fo:font-weight="bold" style:font-size-asian="9pt" style:font-weight-asian="bold" style:font-size-complex="9pt" style:font-weight-complex="bold"/>
    </style:style>
    <style:style style:name="T30" style:family="text">
      <style:text-properties fo:font-size="9pt" fo:font-weight="bold" officeooo:rsid="002b08f0" style:font-size-asian="9pt" style:font-weight-asian="bold" style:font-size-complex="9pt" style:font-weight-complex="bold"/>
    </style:style>
    <style:style style:name="T31" style:family="text">
      <style:text-properties fo:font-size="9pt" fo:font-style="normal" style:font-size-asian="9pt" style:font-style-asian="normal" style:font-size-complex="9pt" style:font-style-complex="normal"/>
    </style:style>
    <style:style style:name="T32" style:family="text">
      <style:text-properties officeooo:rsid="002a9afe"/>
    </style:style>
    <style:style style:name="T33" style:family="text">
      <style:text-properties officeooo:rsid="002c9677"/>
    </style:style>
    <style:style style:name="T34" style:family="text">
      <style:text-properties officeooo:rsid="002e232b"/>
    </style:style>
    <style:style style:name="T35" style:family="text">
      <style:text-properties officeooo:rsid="002f15d3"/>
    </style:style>
    <style:style style:name="T36" style:family="text">
      <style:text-properties fo:background-color="#ccccff" loext:char-shading-value="0"/>
    </style:style>
    <style:style style:name="T37" style:family="text">
      <style:text-properties fo:background-color="#ccccff" loext:char-shading-value="0" style:font-size-asian="10.5pt"/>
    </style:style>
    <style:style style:name="T38" style:family="text">
      <style:text-properties officeooo:rsid="002a9afe" fo:background-color="#ccccff" loext:char-shading-value="0" style:font-size-asian="10.5pt"/>
    </style:style>
    <style:style style:name="T39" style:family="text">
      <style:text-properties officeooo:rsid="0082e62e" fo:background-color="#ccccff" loext:char-shading-value="0" style:font-size-asian="10.5pt"/>
    </style:style>
    <style:style style:name="T40" style:family="text">
      <style:text-properties officeooo:rsid="002c9677" fo:background-color="#ccccff" loext:char-shading-value="0"/>
    </style:style>
    <style:style style:name="T41" style:family="text">
      <style:text-properties officeooo:rsid="002e232b" fo:background-color="#ccccff" loext:char-shading-value="0"/>
    </style:style>
    <style:style style:name="T42" style:family="text">
      <style:text-properties fo:color="#330099" fo:font-size="9pt" fo:font-style="normal" fo:font-weight="bold" officeooo:rsid="001bf917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style:font-name="Liberation Sans1" style:font-name-asian="Liberation Sans1" style:font-name-complex="Liberation Sans1"/>
    </style:style>
    <style:style style:name="T45" style:family="text">
      <style:text-properties style:font-name="Liberation Sans1" officeooo:rsid="001c8876" style:font-name-asian="Liberation Sans1" style:font-name-complex="Liberation Sans1"/>
    </style:style>
    <style:style style:name="T46" style:family="text">
      <style:text-properties style:font-name="Liberation Sans1" officeooo:rsid="00266998" style:font-name-asian="Liberation Sans1" style:font-name-complex="Liberation Sans1"/>
    </style:style>
    <style:style style:name="T47" style:family="text">
      <style:text-properties style:font-name="Liberation Sans1" style:font-name-asian="WenQuanYi Micro Hei" style:font-name-complex="FreeSans"/>
    </style:style>
    <style:style style:name="T48" style:family="text">
      <style:text-properties style:font-name="Liberation Sans1" officeooo:rsid="00266998" style:font-name-asian="WenQuanYi Micro Hei" style:font-name-complex="FreeSans"/>
    </style:style>
    <style:style style:name="T49" style:family="text">
      <style:text-properties style:font-name="Liberation Sans1" fo:font-size="10pt" style:font-name-asian="WenQuanYi Micro Hei" style:font-size-asian="10pt" style:font-name-complex="FreeSans" style:font-size-complex="10pt"/>
    </style:style>
    <style:style style:name="T50" style:family="text">
      <style:text-properties style:font-name="Liberation Sans1" fo:font-size="10pt" style:text-underline-style="solid" style:text-underline-width="auto" style:text-underline-color="font-color" style:font-name-asian="WenQuanYi Micro Hei" style:font-size-asian="10pt" style:font-name-complex="FreeSans" style:font-size-complex="10pt"/>
    </style:style>
    <style:style style:name="T51" style:family="text">
      <style:text-properties style:font-name="Liberation Sans1" fo:font-size="10pt" fo:font-style="normal" officeooo:rsid="001c8876" style:font-name-asian="Liberation Sans1" style:font-size-asian="10pt" style:font-style-asian="normal" style:font-name-complex="Liberation Sans1" style:font-size-complex="10pt" style:font-style-complex="normal"/>
    </style:style>
    <style:style style:name="T52" style:family="text">
      <style:text-properties style:font-name="Liberation Sans1" fo:font-size="10pt" fo:font-weight="normal" style:font-name-asian="WenQuanYi Micro Hei" style:font-size-asian="10pt" style:font-weight-asian="normal" style:font-name-complex="FreeSans" style:font-size-complex="10pt" style:font-weight-complex="normal"/>
    </style:style>
    <style:style style:name="T53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T54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55" style:family="text">
      <style:text-properties style:font-name="Liberation Sans1" fo:background-color="#ccccff" loext:char-shading-value="0" style:font-name-asian="WenQuanYi Micro Hei" style:font-name-complex="FreeSans"/>
    </style:style>
    <style:style style:name="T56" style:family="text">
      <style:text-properties fo:letter-spacing="-0.007cm"/>
    </style:style>
    <style:style style:name="T57" style:family="text">
      <style:text-properties officeooo:rsid="001c8876" style:font-name-asian="WenQuanYi Micro Hei" style:font-name-complex="FreeSans"/>
    </style:style>
    <style:style style:name="T58" style:family="text">
      <style:text-properties officeooo:rsid="00203622"/>
    </style:style>
    <style:style style:name="T59" style:family="text">
      <style:text-properties fo:color="#000080"/>
    </style:style>
    <style:style style:name="T60" style:family="text">
      <style:text-properties fo:color="#000080" fo:font-weight="bold" style:font-weight-asian="bold" style:font-weight-complex="bold"/>
    </style:style>
    <style:style style:name="T61" style:family="text">
      <style:text-properties fo:color="#000080" fo:font-weight="bold" officeooo:rsid="00309728" style:font-weight-asian="bold" style:font-weight-complex="bold"/>
    </style:style>
    <style:style style:name="T62" style:family="text">
      <style:text-properties fo:color="#000080" fo:font-weight="bold" officeooo:rsid="0024e7eb" fo:background-color="transparent" loext:char-shading-value="0" style:font-weight-asian="bold" style:font-weight-complex="bold"/>
    </style:style>
    <style:style style:name="T63" style:family="text">
      <style:text-properties fo:color="#000080" fo:font-weight="bold" officeooo:rsid="001c727e" fo:background-color="transparent" loext:char-shading-value="0" style:font-weight-asian="bold" style:font-weight-complex="bold"/>
    </style:style>
    <style:style style:name="T64" style:family="text">
      <style:text-properties fo:color="#000080" fo:font-weight="bold" officeooo:rsid="00374373" fo:background-color="transparent" loext:char-shading-value="0" style:font-weight-asian="bold" style:font-weight-complex="bold"/>
    </style:style>
    <style:style style:name="T65" style:family="text">
      <style:text-properties fo:color="#000080" fo:background-color="transparent" loext:char-shading-value="0"/>
    </style:style>
    <style:style style:name="T66" style:family="text">
      <style:text-properties fo:color="#000080" officeooo:rsid="001c727e" fo:background-color="transparent" loext:char-shading-value="0"/>
    </style:style>
    <style:style style:name="T67" style:family="text">
      <style:text-properties fo:color="#000080" style:font-name="arial" fo:letter-spacing="-0.004cm" fo:font-weight="normal" style:font-weight-asian="bold" style:font-weight-complex="bold"/>
    </style:style>
    <style:style style:name="T68" style:family="text">
      <style:text-properties fo:color="#000080" fo:background-color="#ccccff" loext:char-shading-value="0"/>
    </style:style>
    <style:style style:name="T69" style:family="text">
      <style:text-properties officeooo:rsid="0027d9ce"/>
    </style:style>
    <style:style style:name="T70" style:family="text">
      <style:text-properties officeooo:rsid="002e69e4"/>
    </style:style>
    <style:style style:name="T71" style:family="text">
      <style:text-properties officeooo:rsid="001f7284"/>
    </style:style>
    <style:style style:name="T72" style:family="text">
      <style:text-properties officeooo:rsid="002ebd6b"/>
    </style:style>
    <style:style style:name="T73" style:family="text">
      <style:text-properties officeooo:rsid="0030abfa"/>
    </style:style>
    <style:style style:name="T74" style:family="text">
      <style:text-properties officeooo:rsid="0030cc01"/>
    </style:style>
    <style:style style:name="T75" style:family="text">
      <style:text-properties officeooo:rsid="0031da08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ize-complex="14pt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006b567" style:font-weight-asian="bold" style:font-weight-complex="bold"/>
    </style:style>
    <style:style style:name="T80" style:family="text">
      <style:text-properties officeooo:rsid="00068dcd"/>
    </style:style>
    <style:style style:name="T81" style:family="text">
      <style:text-properties officeooo:rsid="0006b567"/>
    </style:style>
    <style:style style:name="T82" style:family="text">
      <style:text-properties fo:font-variant="small-caps" fo:font-size="10pt" fo:font-weight="normal" officeooo:rsid="0006b567" style:font-size-asian="10pt" style:font-weight-asian="normal" style:font-size-complex="10pt" style:font-weight-complex="normal"/>
    </style:style>
    <style:style style:name="T83" style:family="text">
      <style:text-properties officeooo:rsid="0007738c"/>
    </style:style>
    <style:style style:name="T84" style:family="text">
      <style:text-properties officeooo:rsid="000cf9f4"/>
    </style:style>
    <style:style style:name="T85" style:family="text">
      <style:text-properties officeooo:rsid="00374373"/>
    </style:style>
    <style:style style:name="T86" style:family="text">
      <style:text-properties style:use-window-font-color="true" fo:font-size="9pt" fo:font-style="normal" style:font-size-asian="9pt" style:font-style-asian="normal" style:font-size-complex="9pt" style:font-style-complex="normal"/>
    </style:style>
    <style:style style:name="T87" style:family="text">
      <style:text-properties style:use-window-font-color="true" style:font-name="Liberation Sans1" fo:font-size="9pt" fo:font-style="normal" style:font-name-asian="WenQuanYi Micro Hei" style:font-size-asian="9pt" style:font-style-asian="normal" style:font-name-complex="FreeSans" style:font-size-complex="9pt" style:font-style-complex="normal"/>
    </style:style>
    <style:style style:name="T88" style:family="text"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T89" style:family="text">
      <style:text-properties officeooo:rsid="0020406b"/>
    </style:style>
    <style:style style:name="T90" style:family="text">
      <style:text-properties officeooo:rsid="00266998"/>
    </style:style>
    <style:style style:name="T91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fo:color="#000000" fo:font-size="9pt" fo:font-style="normal" fo:font-weight="normal" officeooo:rsid="0020406b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fo:color="#000000" fo:font-size="9pt" fo:font-style="normal" fo:font-weight="normal" officeooo:rsid="00266998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fo:color="#000000" fo:font-size="9pt" fo:font-style="normal" fo:font-weight="normal" officeooo:rsid="002875b7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fo:color="#000000" fo:font-size="9pt" fo:letter-spacing="-0.007cm" fo:font-style="normal" fo:font-weight="normal" officeooo:rsid="0020406b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style:font-size-complex="14pt"/>
    </style:style>
    <style:style style:name="T97" style:family="text">
      <style:text-properties officeooo:rsid="00128e3f"/>
    </style:style>
    <style:style style:name="T98" style:family="text">
      <style:text-properties fo:font-size="16pt" style:font-size-asian="16pt" style:font-size-complex="16pt"/>
    </style:style>
    <style:style style:name="T99" style:family="text">
      <style:text-properties officeooo:rsid="004d25ef"/>
    </style:style>
    <style:style style:name="T100" style:family="text">
      <style:text-properties fo:font-size="11pt" style:font-size-asian="11pt" style:font-size-complex="11pt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309728" style:font-weight-asian="bold" style:font-weight-complex="bold"/>
    </style:style>
    <style:style style:name="T103" style:family="text">
      <style:text-properties officeooo:rsid="0082e62e"/>
    </style:style>
    <style:style style:name="T104" style:family="text">
      <style:text-properties style:font-name="DejaVu Serif Condensed2" fo:font-size="9pt" style:font-size-asian="9pt" style:font-size-complex="9pt"/>
    </style:style>
    <style:style style:name="T105" style:family="text">
      <style:text-properties fo:color="#000000" style:font-name="DejaVu Serif Condensed2" fo:font-size="8pt" fo:font-style="normal" fo:font-weight="bold" style:font-size-asian="8pt" style:font-style-asian="normal" style:font-weight-asian="bold" style:font-name-complex="DejaVu Serif Condensed2" style:font-size-complex="8pt" style:font-style-complex="normal" style:font-weight-complex="bold"/>
    </style:style>
    <style:style style:name="T10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style:style style:name="gr1" style:family="graphic">
      <style:graphic-properties draw:stroke="none" svg:stroke-color="#000000" draw:fill="solid" draw:fill-color="#cccc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cccc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fo:background-color="#ccccff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Forme" form:control-implementation="ooo:com.sun.star.form.component.CheckBox" xml:id="control1" form:id="control1" form:label="Argent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orme" form:control-implementation="ooo:com.sun.star.form.component.CheckBox" xml:id="control2" form:id="control2" form:label="Nature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requence" form:control-implementation="ooo:com.sun.star.form.component.CheckBox" xml:id="control3" form:id="control3" form:label="premiere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requence" form:control-implementation="ooo:com.sun.star.form.component.CheckBox" xml:id="control4" form:id="control4" form:label="renouvellemen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tat-minister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tat-ministere-directi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seil-regiona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R-directio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e à cocher 1" form:control-implementation="ooo:com.sun.star.form.component.CheckBox" xml:id="control9" form:id="control9" form:label="Case à cocher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label="Case à cocher 2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1" form:id="control11" form:label="Case à cocher 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2" form:id="control12" form:label="Case à cocher 4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seil-departemental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seil-departemental-direction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mu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mune-direction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tablissement-public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r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label="Case à cocher 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label="Case à cocher 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3" form:id="control2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label="Case à cocher 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25" form:id="control2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label="Case à cocher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7" form:id="control27" form:label="Case à cocher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28" form:id="control2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29" form:id="control2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label="Case à cocher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31" form:id="control3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label="Case à cocher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>ASSOCIATIONS</text:p>
      <text:p text:style-name="P183">DEMANDE DE SUBVENTION(S)</text:p>
      <text:p text:style-name="Standard"><text:span text:style-name="T3">Formulaire unique</text:span><text:span text:style-name="T2"><text:line-break/><text:line-break/></text:span><text:span text:style-name="T5">Loi n° 2000-321 du 12 avril 2000 relative aux droits des citoyens dans leurs relations avec les administrations art. 9-1 et 10</text:span><text:span text:style-name="T4"><text:line-break/></text:span><text:span text:style-name="T6">Décret n° 2016-1971 du 28 décembre 2016</text:span></text:p>
      <text:p text:style-name="P41"/>
      <text:p text:style-name="P41"><draw:line text:anchor-type="paragraph" draw:z-index="35" draw:name="Forme19" draw:style-name="gr8" draw:text-style-name="P282" svg:x1="6.719cm" svg:y1="0.182cm" svg:x2="12.556cm" svg:y2="0.182cm"><text:p/></draw:line></text:p>
      <text:p text:style-name="P41"/>
      <text:p text:style-name="P36">Ce formulaire peut être enregistré sur un ordinateur ou tout autre support (clé USB, etc.) pour le remplir à votre convenance, le conserver, le transmettre, etc. puis l'imprimer, si nécessaire.</text:p>
      <text:p text:style-name="P37"/>
      <text:p text:style-name="P11"><text:span text:style-name="T20">Une </text:span><text:a xlink:type="simple" xlink:href="https://www.formulaires.modernisation.gouv.fr/gf/getNotice.do?cerfaNotice=51781&amp;cerfaFormulaire=12156" text:style-name="Internet_20_link" text:visited-style-name="Visited_20_Internet_20_Link"><text:span text:style-name="T20">notice n° 51781#02</text:span></text:a><text:span text:style-name="T20"> est disponible pour vous accompagner dans votre démarche de demande de subvention.</text:span></text:p>
      <text:p text:style-name="P38"/>
      <text:p text:style-name="P39">Rappel : Un compte rendu financier doit être déposé auprès de l'autorité administrative qui a versé la subvention dans les six mois suivant la fin de l'exercice pour lequel elle a été attribuée. Le formulaire de compte-rendu financier est également à votre disposition sur</text:p>
      <text:p text:style-name="P12"><text:a xlink:type="simple" xlink:href="https://www.formulaires.modernisation.gouv.fr/gf/cerfa_15059.do" text:style-name="Internet_20_link" text:visited-style-name="Visited_20_Internet_20_Link"><text:span text:style-name="T21">https://www.formulaires.modernisation.gouv.fr/gf/cerfa_15059.do</text:span></text:a></text:p>
      <text:p text:style-name="P13"/>
      <text:p text:style-name="P21">Cocher la ou les case(s) correspondant à votre demande :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6">Forme</text:p>
          </table:table-cell>
          <table:table-cell table:style-name="Tableau1.A1" office:value-type="string">
            <text:p text:style-name="P56">Fréquence-récurrence</text:p>
          </table:table-cell>
          <table:table-cell table:style-name="Tableau1.A1" office:value-type="string">
            <text:p text:style-name="P56">Objet</text:p>
          </table:table-cell>
          <table:table-cell table:style-name="Tableau1.D1" office:value-type="string">
            <text:p text:style-name="P56">Période</text:p>
          </table:table-cell>
        </table:table-row>
        <table:table-row table:style-name="Tableau1.2">
          <table:table-cell table:style-name="Tableau1.A2" office:value-type="string">
            <text:p text:style-name="P54"><draw:control text:anchor-type="as-char" svg:y="-0.236cm" draw:z-index="17" draw:name="Forme1" draw:style-name="gr5" draw:text-style-name="P279" svg:width="0.369cm" svg:height="0.338cm" draw:control="control1"/><text:s/>En numéraire (argent)</text:p>
            <text:p text:style-name="P57"/>
            <text:p text:style-name="P55"><text:span text:style-name="T15"><draw:control text:anchor-type="as-char" draw:z-index="18" draw:name="Forme2" draw:style-name="gr3" draw:text-style-name="P279" svg:width="0.369cm" svg:height="0.359cm" draw:control="control2"/></text:span><text:span text:style-name="T15"><text:s/>En nature</text:span></text:p>
          </table:table-cell>
          <table:table-cell table:style-name="Tableau1.A2" office:value-type="string">
            <text:p text:style-name="P53"><draw:control text:anchor-type="as-char" draw:z-index="19" draw:name="Forme3" draw:style-name="gr3" draw:text-style-name="P279" svg:width="0.35cm" svg:height="0.378cm" draw:control="control3"/><text:s/>Première demande</text:p>
            <text:p text:style-name="P58"/>
            <text:p text:style-name="P53"><draw:control text:anchor-type="as-char" draw:z-index="20" draw:name="Forme4" draw:style-name="gr3" draw:text-style-name="P279" svg:width="0.329cm" svg:height="0.357cm" draw:control="control4"/><text:s/>Renouvellement (ou poursuite)</text:p>
          </table:table-cell>
          <table:table-cell table:style-name="Tableau1.A2" office:value-type="string">
            <text:p text:style-name="P53"><draw:control text:anchor-type="as-char" draw:z-index="25" draw:name="Forme9" draw:style-name="gr3" draw:text-style-name="P279" svg:width="0.346cm" svg:height="0.322cm" draw:control="control9"/><text:s/>Fonctionnement global</text:p>
            <text:p text:style-name="P58"/>
            <text:p text:style-name="P53"><draw:control text:anchor-type="as-char" draw:z-index="26" draw:name="Forme10" draw:style-name="gr3" draw:text-style-name="P279" svg:width="0.399cm" svg:height="0.336cm" draw:control="control10"/><text:s/>Projet(s)/actions(s)</text:p>
          </table:table-cell>
          <table:table-cell table:style-name="Tableau1.D2" office:value-type="string">
            <text:p text:style-name="P53"><draw:control text:anchor-type="as-char" draw:z-index="27" draw:name="Forme11" draw:style-name="gr3" draw:text-style-name="P279" svg:width="0.322cm" svg:height="0.334cm" draw:control="control11"/><text:s/>Annuel ou ponctuel</text:p>
            <text:p text:style-name="P58"/>
            <text:p text:style-name="P53"><draw:control text:anchor-type="as-char" draw:z-index="28" draw:name="Forme12" draw:style-name="gr3" draw:text-style-name="P279" svg:width="0.371cm" svg:height="0.366cm" draw:control="control12"/><text:s/>Pluriannuel</text:p>
          </table:table-cell>
        </table:table-row>
      </table:table>
      <text:p text:style-name="P8"/>
      <text:p text:style-name="P8"/>
      <text:p text:style-name="P10"><text:span text:style-name="T13">À envoyer à l'une ou plusieurs (selon le cas) des autorités administratives suivantes (coordonnées </text:span><text:a xlink:type="simple" xlink:href="https://lannuaire.service-public.fr/" text:style-name="Internet_20_link" text:visited-style-name="Visited_20_Internet_20_Link"><text:span text:style-name="T13">https://lannuaire.service</text:span></text:a><text:a xlink:type="simple" xlink:href="https://lannuaire.service-public.fr/" text:style-name="Internet_20_link" text:visited-style-name="Visited_20_Internet_20_Link"><text:span text:style-name="T14">-</text:span></text:a><text:a xlink:type="simple" xlink:href="https://lannuaire.service-public.fr/" text:style-name="Internet_20_link" text:visited-style-name="Visited_20_Internet_20_Link"><text:span text:style-name="T13">public.fr/</text:span></text:a><text:span text:style-name="T13">) :</text:span></text:p>
      <text:p text:style-name="P22"/>
      <text:p text:style-name="P16"><text:tab/>État - Ministère <draw:control text:anchor-type="as-char" draw:z-index="21" draw:name="Forme5" draw:style-name="gr6" draw:text-style-name="P281" svg:width="15.149cm" svg:height="0.503cm" draw:control="control5"/></text:p>
      <text:p text:style-name="P16"><text:tab/><text:tab/><text:span text:style-name="T16">Direction (ex : départementale -ou régionale- de la cohésion sociale, etc.) </text:span><text:span text:style-name="T16"><draw:control text:anchor-type="as-char" draw:z-index="22" draw:name="Forme6" draw:style-name="gr6" draw:text-style-name="P281" svg:width="6.365cm" svg:height="0.401cm" draw:control="control6"/></text:span></text:p>
      <text:p text:style-name="P16"/>
      <text:p text:style-name="P24"><text:span text:style-name="T7"><text:tab/>Conseil régional </text:span><text:span text:style-name="T7"><draw:control text:anchor-type="as-char" draw:z-index="23" draw:name="Forme7" draw:style-name="gr6" draw:text-style-name="P281" svg:width="15.056cm" svg:height="0.5cm" draw:control="control7"/></text:span></text:p>
      <text:p text:style-name="P23"><text:tab/><text:tab/>Direction/Service <draw:control text:anchor-type="as-char" draw:z-index="24" draw:name="Forme8" draw:style-name="gr6" draw:text-style-name="P281" svg:width="13.382cm" svg:height="0.401cm" draw:control="control8"/></text:p>
      <text:p text:style-name="P16"/>
      <text:p text:style-name="P16"><text:tab/>Conseil départemental <draw:control text:anchor-type="as-char" draw:z-index="29" draw:name="Forme13" draw:style-name="gr6" draw:text-style-name="P281" svg:width="13.944cm" svg:height="0.5cm" draw:control="control13"/></text:p>
      <text:p text:style-name="P19"><text:tab/><text:tab/>Direction/Service <draw:control text:anchor-type="as-char" svg:y="-0.298cm" draw:z-index="30" draw:name="Forme14" draw:style-name="gr7" draw:text-style-name="P281" svg:width="13.089cm" svg:height="0.401cm" draw:control="control14"/></text:p>
      <text:p text:style-name="P18"/>
      <text:p text:style-name="P17"><text:tab/>Commune ou Intercommunalité <draw:control text:anchor-type="as-char" draw:z-index="31" draw:name="Forme15" draw:style-name="gr6" draw:text-style-name="P281" svg:width="12.309cm" svg:height="0.5cm" draw:control="control15"/></text:p>
      <text:p text:style-name="P20"><text:tab/><text:tab/>Direction/Service <draw:control text:anchor-type="as-char" svg:y="-0.266cm" draw:z-index="32" draw:name="Forme16" draw:style-name="gr7" draw:text-style-name="P281" svg:width="13.154cm" svg:height="0.401cm" draw:control="control16"/></text:p>
      <text:p text:style-name="P18"/>
      <text:p text:style-name="P17"><text:tab/>Établissement public <draw:control text:anchor-type="as-char" draw:z-index="33" draw:name="Forme17" draw:style-name="gr6" draw:text-style-name="P281" svg:width="14.223cm" svg:height="0.5cm" draw:control="control17"/></text:p>
      <text:p text:style-name="P18"/>
      <text:p text:style-name="P17"><text:tab/>Autre (préciser) <draw:control text:anchor-type="as-char" draw:z-index="34" draw:name="Forme18" draw:style-name="gr6" draw:text-style-name="P281" svg:width="15.096cm" svg:height="0.5cm" draw:control="control18"/></text:p>
      <text:p text:style-name="P14"/>
      <text:p text:style-name="P9"/>
      <text:p text:style-name="P26"/>
      <text:p text:style-name="P267"/>
      <text:p text:style-name="P186">1. Identification de l'association</text:p>
      <text:p text:style-name="P188"/>
      <text:p text:style-name="P220"><text:span text:style-name="T17">1.1 Nom - Dénomination : </text:span><text:span text:style-name="T18">A3C Presqu’île</text:span><text:span text:style-name="T19"><text:tab/></text:span></text:p>
      <text:p text:style-name="P194">Sigle de l’association : <text:span text:style-name="T103">A3CP</text:span><text:span text:style-name="T39"><text:tab/></text:span> <text:tab/><text:span text:style-name="T32">Site web : https://fablabo.net/wiki/A3CP</text:span></text:p>
      <text:p text:style-name="P196"/>
      <text:p text:style-name="P196">1.2 Numéro Siret : I_<text:span text:style-name="T103">8</text:span>_I_<text:span text:style-name="T103">8</text:span>_I_<text:span text:style-name="T103">8</text:span>_I_<text:span text:style-name="T103">7</text:span>_I_<text:span text:style-name="T103">4</text:span>_I_<text:span text:style-name="T103">3</text:span>_I_<text:span text:style-name="T103">5</text:span>_I_<text:span text:style-name="T103">3</text:span>_I_<text:span text:style-name="T103">1</text:span>_I_<text:span text:style-name="T103">0</text:span>_I_<text:span text:style-name="T103">0</text:span>_I_<text:span text:style-name="T103">0</text:span>_I_<text:span text:style-name="T103">1</text:span>_I_<text:span text:style-name="T103">2</text:span>_I</text:p>
      <text:p text:style-name="P213"/>
      <text:p text:style-name="P196">1.3 Numéro RNA ou à défaut celui du récépissé en préfecture : I <text:span text:style-name="T22">W </text:span>I_<text:span text:style-name="T103">4</text:span>_I_<text:span text:style-name="T103">4</text:span>_I_<text:span text:style-name="T103">3</text:span>_I_<text:span text:style-name="T103">0</text:span>_I_<text:span text:style-name="T103">0</text:span>_I_<text:span text:style-name="T103">9</text:span>_I_<text:span text:style-name="T103">4</text:span>_I_<text:span text:style-name="T103">7</text:span>_I_<text:span text:style-name="T103">4</text:span>_I</text:p>
      <text:p text:style-name="P217">(si vous ne disposez pas de ces numéros, voir la notice)</text:p>
      <text:p text:style-name="P215"/>
      <text:p text:style-name="P215"><text:span text:style-name="T8">1.4 Numéro d'inscription au registre (article 55 du code civil local) : <text:s text:c="9"/>Date</text:span> I_<text:span text:style-name="T103">0</text:span>_I_<text:span text:style-name="T103">4</text:span>_I_<text:span text:style-name="T103">0</text:span>_I_<text:span text:style-name="T103">4</text:span>_I_<text:span text:style-name="T103">2</text:span>_I_<text:span text:style-name="T103">0</text:span>_I_<text:span text:style-name="T103">1</text:span>_I_<text:span text:style-name="T103">9</text:span>_I</text:p>
      <text:p text:style-name="P196">Volume : I__I__I__I <text:tab/>Folio : I__I__I__I <text:tab/>Tribunal d'instance :</text:p>
      <text:p text:style-name="P196"/>
      <text:p text:style-name="P198">1.5 Adresse du siège social : <text:span text:style-name="T103">1 rue du Languernais</text:span><text:span text:style-name="T37"><text:tab/></text:span></text:p>
      <text:p text:style-name="P202">Code postal : <text:span text:style-name="T103">44350</text:span><text:span text:style-name="T37"><text:tab/></text:span> <text:span text:style-name="T33">Commune : St Molf</text:span><text:span text:style-name="T40"><text:tab/></text:span></text:p>
      <text:p text:style-name="P206">Commune déléguée le cas échéant : <text:span text:style-name="T36"><text:tab/></text:span></text:p>
      <text:p text:style-name="P197"/>
      <text:p text:style-name="P199">1.5.1 Adresse de gestion ou de correspondance (si différente) : <text:span text:style-name="T36"><text:tab/></text:span></text:p>
      <text:p text:style-name="P203">Code postal : <text:span text:style-name="T36"><text:tab/></text:span> <text:span text:style-name="T33">Commune : </text:span><text:span text:style-name="T40"><text:tab/></text:span></text:p>
      <text:p text:style-name="P207">Commune déléguée le cas échéant : <text:span text:style-name="T36"><text:tab/></text:span></text:p>
      <text:p text:style-name="P208"/>
      <text:p text:style-name="P196">1.6 Représentant-e légal-e (personne désignée par les statuts)</text:p>
      <text:p text:style-name="P209">Nom : <text:span text:style-name="T103">LERUSTE</text:span><text:span text:style-name="T36"><text:tab/></text:span> Prénom : <text:span text:style-name="T103">Régis</text:span><text:span text:style-name="T36"><text:tab/></text:span></text:p>
      <text:p text:style-name="P200">Fonction : <text:span text:style-name="T103">Président</text:span><text:span text:style-name="T36"><text:tab/></text:span></text:p>
      <text:p text:style-name="P204">Téléphone : <text:span text:style-name="T103">06.71.28.39.36</text:span><text:span text:style-name="T36"><text:tab/></text:span> <text:span text:style-name="T34">Courriel : regis.leruste@free.fr</text:span><text:span text:style-name="T41"><text:tab/></text:span></text:p>
      <text:p text:style-name="P196"/>
      <text:p text:style-name="P211">1.<text:span text:style-name="T35">7</text:span> <text:span text:style-name="T35">Identification de la personne chargée de la présente demande de subvention (si différente du représentant légal)</text:span></text:p>
      <text:p text:style-name="P210">Nom : <text:span text:style-name="T36"><text:tab/></text:span> Prénom : <text:span text:style-name="T36"><text:tab/></text:span></text:p>
      <text:p text:style-name="P201">Fonction : <text:span text:style-name="T36"><text:tab/></text:span></text:p>
      <text:p text:style-name="P205">Téléphone : <text:span text:style-name="T36"><text:tab/></text:span> <text:span text:style-name="T34">Courriel : </text:span><text:span text:style-name="T41"><text:tab/></text:span></text:p>
      <text:p text:style-name="P190"/>
      <text:p text:style-name="P190"/>
      <text:p text:style-name="P27"/>
      <text:p text:style-name="P185"/>
      <text:p text:style-name="P187">2. Relations avec l'administration</text:p>
      <text:p text:style-name="P191"/>
      <text:p text:style-name="P218"><text:span text:style-name="T23">Votre association bénéficie-t-elle d'agrément(s) administratif(s)?</text:span><text:span text:style-name="T7"> <text:tab/></text:span><text:span text:style-name="T7"><draw:control text:anchor-type="as-char" draw:z-index="11" draw:name="Forme1" draw:style-name="gr3" draw:text-style-name="P279" svg:width="0.322cm" svg:height="0.382cm" draw:control="control19"/></text:span><text:span text:style-name="T7"> </text:span><text:span text:style-name="T8">oui <text:tab/><text:tab/></text:span><text:span text:style-name="T8"><draw:control text:anchor-type="as-char" draw:z-index="12" draw:name="Forme2" draw:style-name="gr3" draw:text-style-name="P279" svg:width="0.368cm" svg:height="0.572cm" draw:control="control20"/></text:span><text:span text:style-name="T8">non</text:span></text:p>
      <text:p text:style-name="P195">Si oui, merci de préciser :</text:p>
      <text:p text:style-name="P191"/>
      <text:p text:style-name="P221">Type d'agrément :<text:tab/>attribué par <text:s text:c="3"/><text:tab/><text:tab/>en date du :</text:p>
      <text:p text:style-name="P192"><text:tab/><text:tab/><text:tab/><text:tab/><text:tab/><text:tab/></text:p>
      <text:p text:style-name="P193"><text:tab/><text:tab/><text:tab/><text:tab/><text:tab/><text:tab/></text:p>
      <text:p text:style-name="P193"><text:tab/><text:tab/><text:tab/><text:tab/><text:tab/><text:tab/></text:p>
      <text:p text:style-name="P193"><text:tab/><text:tab/><text:tab/><text:tab/><text:tab/><text:tab/></text:p>
      <text:p text:style-name="P214"/>
      <text:p text:style-name="P214"/>
      <text:p text:style-name="P216"><text:span text:style-name="T24">L’association est-elle reconnue d’utilité publique ? <text:tab/></text:span><text:span text:style-name="T7"> <text:tab/></text:span><text:span text:style-name="T7"><draw:control text:anchor-type="as-char" draw:z-index="13" draw:name="Forme1" draw:style-name="gr3" draw:text-style-name="P279" svg:width="0.322cm" svg:height="0.382cm" draw:control="control21"/></text:span><text:span text:style-name="T7"> </text:span><text:span text:style-name="T8">oui <text:tab/><text:tab/></text:span><text:span text:style-name="T8"><draw:control text:anchor-type="as-char" draw:z-index="14" draw:name="Forme2" draw:style-name="gr3" draw:text-style-name="P279" svg:width="0.368cm" svg:height="0.572cm" draw:control="control22"/></text:span><text:span text:style-name="T8">non</text:span></text:p>
      <text:p text:style-name="P222"><text:span text:style-name="T27"><text:tab/>Si oui, date de publication au Journal Officiel :<text:tab/><text:tab/> </text:span>I__I__I__I__I__I__I</text:p>
      <text:p text:style-name="P189"/>
      <text:p text:style-name="P212"/>
      <text:p text:style-name="P219"><text:span text:style-name="T25">L'association est-elle assujettie aux impôts commerciaux ?</text:span><text:span text:style-name="T8"> </text:span><text:span text:style-name="T26"><text:tab/></text:span><text:span text:style-name="T8"> <text:tab/></text:span><text:span text:style-name="T8"><draw:control text:anchor-type="as-char" draw:z-index="15" draw:name="Forme1" draw:style-name="gr3" draw:text-style-name="P279" svg:width="0.322cm" svg:height="0.382cm" draw:control="control23"/></text:span><text:span text:style-name="T8"> oui <text:tab/><text:tab/></text:span><text:span text:style-name="T8"><draw:control text:anchor-type="as-char" draw:z-index="16" draw:name="Forme2" draw:style-name="gr3" draw:text-style-name="P279" svg:width="0.368cm" svg:height="0.572cm" draw:control="control24"/></text:span><text:span text:style-name="T8">non</text:span></text:p>
      <text:p text:style-name="P30"><draw:frame text:anchor-type="paragraph" draw:z-index="36" draw:name="Forme20" draw:style-name="gr9" draw:text-style-name="P284" svg:width="3.573cm" svg:height="0.481cm" svg:x="14.813cm" svg:y="2.794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</text:span><text:span text:style-name="T105">a</text:span><text:span text:style-name="T105">g</text:span><text:span text:style-name="T105">e </text:span><text:span text:style-name="T105">2 </text:span><text:span text:style-name="T105">s</text:span><text:span text:style-name="T105">ur </text:span><text:span text:style-name="T105">9</text:span></text:p></draw:text-box></draw:frame></text:p>
      <text:p text:style-name="P26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1">3. Relations avec d’autres associations</text:p>
            <text:p text:style-name="P233">A quel réseau, union ou fédération, l’association est-elle affiliée ? <text:span text:style-name="T56">(indiquer le nom complet ne pas utiliser de sigle)</text:span></text:p>
            <text:p text:style-name="P234"/>
            <text:p text:style-name="P231">………………………………………………………………………………………………………………………………<text:span text:style-name="T67">………………………………………………………………………………………………………………………………</text:span></text:p>
            <text:p text:style-name="P235"/>
            <text:p text:style-name="P233">L’association a-t-elle des adhérents personnes morales : non <text:span text:style-name="T57"><text:s/></text:span><text:s/><draw:control text:anchor-type="as-char" draw:z-index="8" draw:name="Forme1" draw:style-name="gr3" draw:text-style-name="P279" svg:width="0.375cm" svg:height="0.373cm" draw:control="control25"/><text:s text:c="5"/>oui <text:s/><draw:control text:anchor-type="as-char" draw:z-index="9" draw:name="Forme2" draw:style-name="gr3" draw:text-style-name="P279" svg:width="0.431cm" svg:height="0.357cm" draw:control="control26"/><text:s text:c="2"/>Si oui lesquelles ?</text:p>
            <text:p text:style-name="P233"/>
            <text:p text:style-name="P232">………………………………………………………………………………………………………………………………<text:span text:style-name="T67">………………………………………………………………………………………………………………………………</text:span></text:p>
            <text:p text:style-name="P236"><text:span text:style-name="T42">Association sportive agréée ou affiliée à une fédération agréée</text:span><text:span text:style-name="T31"> :</text:span><text:span text:style-name="T12"> <text:s/></text:span><text:span text:style-name="T51"><draw:control text:anchor-type="as-char" draw:z-index="10" draw:name="Forme3" draw:style-name="gr3" draw:text-style-name="P279" svg:width="0.392cm" svg:height="0.452cm" draw:control="control27"/></text:span></text:p>
          </table:table-cell>
        </table:table-row>
      </table:table>
      <text:p text:style-name="P259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52"><text:span text:style-name="T98">4. Moyens humains</text:span> <text:span text:style-name="T43">au 31 décembre de l’année écoulée</text:span>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55">Nombre de bénévoles :</text:p>
                  <text:p text:style-name="P156">Bénévole : personne contribuant régulièrement à l’activité de l’association de manière non rémunérée.</text:p>
                </table:table-cell>
                <table:table-cell table:style-name="Tableau4.B1" office:value-type="string">
                  <text:p text:style-name="P272">3</text:p>
                </table:table-cell>
              </table:table-row>
              <table:table-row>
                <table:table-cell table:style-name="Tableau4.A6" office:value-type="string">
                  <text:p text:style-name="P155">Nombre de volontaires :</text:p>
                  <text:p text:style-name="P156">Volontaire : personne engagée pour une mission d’intérêt général par un contrat spécifique (par exemple Service Civique)</text:p>
                </table:table-cell>
                <table:table-cell table:style-name="Tableau4.B2" office:value-type="string">
                  <text:p text:style-name="P272">0</text:p>
                </table:table-cell>
              </table:table-row>
              <table:table-row>
                <table:table-cell table:style-name="Tableau4.A6" office:value-type="string">
                  <text:p text:style-name="P155">Nombre total de salarié(e)s :</text:p>
                </table:table-cell>
                <table:table-cell table:style-name="Tableau4.B2" office:value-type="string">
                  <text:p text:style-name="P272">0</text:p>
                </table:table-cell>
              </table:table-row>
              <table:table-row>
                <table:table-cell table:style-name="Tableau4.A6" office:value-type="string">
                  <text:p text:style-name="P154"><text:tab/>Dont nombre d’emplois aidés</text:p>
                </table:table-cell>
                <table:table-cell table:style-name="Tableau4.B2" office:value-type="string">
                  <text:p text:style-name="P272">0</text:p>
                </table:table-cell>
              </table:table-row>
              <table:table-row>
                <table:table-cell table:style-name="Tableau4.A6" office:value-type="string">
                  <text:p text:style-name="P155">Nombre de salarié(e)s en équivalent temps plein (ETP)</text:p>
                </table:table-cell>
                <table:table-cell table:style-name="Tableau4.B2" office:value-type="string">
                  <text:p text:style-name="P49"/>
                </table:table-cell>
              </table:table-row>
              <table:table-row>
                <table:table-cell table:style-name="Tableau4.A6" office:value-type="string">
                  <text:p text:style-name="P155">Nombre de personnels mis à disposition ou détachés par une autorité publique</text:p>
                </table:table-cell>
                <table:table-cell table:style-name="Tableau4.B2" office:value-type="string">
                  <text:p text:style-name="P272">0</text:p>
                </table:table-cell>
              </table:table-row>
              <table:table-row>
                <table:table-cell table:style-name="Tableau4.A7" office:value-type="string">
                  <text:p text:style-name="P155">Adhérents :</text:p>
                  <text:p text:style-name="P156">Adhérents : personne ayant marqué formellement son adhésion aux statuts de l’association</text:p>
                </table:table-cell>
                <table:table-cell table:style-name="Tableau4.B2" office:value-type="string">
                  <text:p text:style-name="P272">10</text:p>
                </table:table-cell>
              </table:table-row>
            </table:table>
            <text:p text:style-name="P48"/>
          </table:table-cell>
        </table:table-row>
      </table:table>
      <text:p text:style-name="P35"><draw:frame text:anchor-type="paragraph" draw:z-index="37" draw:name="Forme20" draw:style-name="gr9" draw:text-style-name="P284" svg:width="3.573cm" svg:height="0.481cm" svg:x="14.818cm" svg:y="1.397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</text:span><text:span text:style-name="T105">a</text:span><text:span text:style-name="T105">g</text:span><text:span text:style-name="T105">e </text:span><text:span text:style-name="T105">3 </text:span><text:span text:style-name="T105">s</text:span><text:span text:style-name="T105">ur </text:span><text:span text:style-name="T105">9</text:span></text:p></draw:text-box></draw:frame></text:p>
      <text:p text:style-name="P270"><text:span text:style-name="T62">5</text:span><text:span text:style-name="T63">.</text:span><text:span text:style-name="T66"> </text:span><text:span text:style-name="T63">Budget</text:span><text:span text:style-name="T63"><text:note text:id="ftn1" text:note-class="footnote"><text:note-citation>1</text:note-citation><text:note-body><text:p text:style-name="P245"><text:s/>Ne pas indiquer les centimes d’euros</text:p></text:note-body></text:note></text:span><text:span text:style-name="T63"> prévisionnel de l’association</text:span></text:p>
      <text:p text:style-name="P110"><text:span text:style-name="T66">A</text:span><text:span text:style-name="T65">nnée 20</text:span><text:span text:style-name="T68"> <text:s text:c="4"/></text:span><text:span text:style-name="T65"><text:s/>ou exercice du </text:span><text:span text:style-name="T68">……………..</text:span><text:span text:style-name="T65"> au </text:span><text:span text:style-name="T68">……………..</text:span><text:span text:style-name="T65"> </text:span></text:p>
      <text:p text:style-name="P108"/>
      <text:p text:style-name="P108"><text:s text:c="9"/></text:p>
      <text:p text:style-name="P109"/>
      <text:p text:style-name="P96"/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59">CHARGES</text:p>
          </table:table-cell>
          <table:table-cell table:style-name="Tableau5.A1" office:value-type="string">
            <text:p text:style-name="P60">Montant</text:p>
          </table:table-cell>
          <table:table-cell table:style-name="Tableau5.A1" office:value-type="string">
            <text:p text:style-name="P59">PRODUITS</text:p>
          </table:table-cell>
          <table:table-cell table:style-name="Tableau5.D1" office:value-type="string">
            <text:p text:style-name="P60">Montant</text:p>
          </table:table-cell>
        </table:table-row>
        <table:table-row>
          <table:table-cell table:style-name="Tableau5.A2" table:number-columns-spanned="2" office:value-type="string">
            <text:p text:style-name="P61">CHARGES DIRECTES</text:p>
          </table:table-cell>
          <table:covered-table-cell/>
          <table:table-cell table:style-name="Tableau5.C2" table:number-columns-spanned="2" office:value-type="string">
            <text:p text:style-name="P61">RESSOURCES DIRECTES</text:p>
          </table:table-cell>
          <table:covered-table-cell/>
        </table:table-row>
        <table:table-row table:style-name="Tableau5.3">
          <table:table-cell table:style-name="Tableau5.A3" office:value-type="string">
            <text:p text:style-name="P97">60 - Achats</text:p>
          </table:table-cell>
          <table:table-cell table:style-name="Tableau5.B3" table:formula="ooow:&lt;B4&gt;+&lt;B5&gt;" office:value-type="float" office:value="0">
            <text:p text:style-name="P69">0</text:p>
          </table:table-cell>
          <table:table-cell table:style-name="Tableau5.C3" office:value-type="string">
            <text:p text:style-name="P98">70 – Vente de produits finis, de marchandises, prestations de services</text:p>
          </table:table-cell>
          <table:table-cell table:style-name="Tableau5.D3" office:value-type="string">
            <text:p text:style-name="P75"/>
          </table:table-cell>
        </table:table-row>
        <table:table-row table:style-name="Tableau5.4">
          <table:table-cell table:style-name="Tableau5.A32" office:value-type="string">
            <text:p text:style-name="P132"><text:s text:c="3"/>Achats matières et fournitures</text:p>
          </table:table-cell>
          <table:table-cell table:style-name="Tableau5.B4" office:value-type="string">
            <text:p text:style-name="P70"/>
          </table:table-cell>
          <table:table-cell table:style-name="Tableau5.C4" office:value-type="string">
            <text:p text:style-name="P71"><text:span text:style-name="T60">7</text:span><text:span text:style-name="T61">3</text:span><text:span text:style-name="T60"> – </text:span><text:span text:style-name="T61">Dotations et produits de tarification</text:span></text:p>
          </table:table-cell>
          <table:table-cell table:style-name="Tableau5.D4" office:value-type="string">
            <text:p text:style-name="P70"/>
          </table:table-cell>
        </table:table-row>
        <table:table-row table:style-name="Tableau5.4">
          <table:table-cell table:style-name="Tableau5.A32" office:value-type="string">
            <text:p text:style-name="P132"><text:s text:c="3"/>Autres fournitures</text:p>
          </table:table-cell>
          <table:table-cell table:style-name="Tableau5.B5" office:value-type="string">
            <text:p text:style-name="P70"/>
          </table:table-cell>
          <table:table-cell table:style-name="Tableau5.C5" office:value-type="string">
            <text:p text:style-name="P72"><text:span text:style-name="T60">74 – Subventions d’exploitation</text:span><text:span text:style-name="T60"><text:note text:id="ftn2" text:note-class="footnote"><text:note-citation>2</text:note-citation><text:note-body><text:p text:style-name="P243"><text:s/>L’attention du demandeur est appelée sur le fait que les indications sur les financements demandés auprès d’autres financeurs publics valent déclaration sur l’honneur et tiennent lieu de justificatifs.</text:p></text:note-body></text:note></text:span></text:p>
          </table:table-cell>
          <table:table-cell table:style-name="Tableau5.D5" table:formula="ooow:&lt;D6&gt;+&lt;D7&gt;+&lt;D8&gt;+&lt;D9&gt;+&lt;D10&gt;+&lt;D11&gt;+&lt;D12&gt;+&lt;D13&gt;+&lt;D14&gt;+&lt;D15&gt;+&lt;D16&gt;+&lt;D17&gt;+&lt;D18&gt;+&lt;D19&gt;+&lt;D20&gt;+&lt;D21&gt;+&lt;D22&gt;+&lt;D23&gt;+&lt;D24&gt;" office:value-type="float" office:value="0">
            <text:p text:style-name="P85">0</text:p>
          </table:table-cell>
        </table:table-row>
        <table:table-row table:style-name="Tableau5.6">
          <table:table-cell table:style-name="Tableau5.A32" office:value-type="string">
            <text:p text:style-name="P92"/>
          </table:table-cell>
          <table:table-cell table:style-name="Tableau5.B6" office:value-type="string">
            <text:p text:style-name="P70"/>
          </table:table-cell>
          <table:table-cell table:style-name="Tableau5.C6" office:value-type="string">
            <text:p text:style-name="P133"><text:s text:c="3"/><text:span text:style-name="T99">État : préciser le(s) ministère(s), directions ou services déconcentrés sollicités cf 1ére page</text:span></text:p>
          </table:table-cell>
          <table:table-cell table:style-name="Tableau5.D6">
            <text:p text:style-name="P80"/>
          </table:table-cell>
        </table:table-row>
        <table:table-row table:style-name="Tableau5.4">
          <table:table-cell table:style-name="Tableau5.A32" office:value-type="string">
            <text:p text:style-name="P97">61 – Services extérieurs</text:p>
          </table:table-cell>
          <table:table-cell table:style-name="Tableau5.B7" table:formula="ooow:&lt;B8&gt;+&lt;B9&gt;+&lt;B10&gt;+&lt;B11&gt;" office:value-type="float" office:value="110">
            <text:p text:style-name="P77">110</text:p>
          </table:table-cell>
          <table:table-cell table:style-name="Tableau5.C7" office:value-type="string">
            <text:p text:style-name="P133"/>
          </table:table-cell>
          <table:table-cell table:style-name="Tableau5.D7" office:value-type="string">
            <text:p text:style-name="P80"/>
          </table:table-cell>
        </table:table-row>
        <table:table-row table:style-name="Tableau5.8">
          <table:table-cell table:style-name="Tableau5.A32" office:value-type="string">
            <text:p text:style-name="P136"><text:s text:c="3"/>Locations</text:p>
          </table:table-cell>
          <table:table-cell table:style-name="Tableau5.B8" office:value-type="string">
            <text:p text:style-name="P70"/>
          </table:table-cell>
          <table:table-cell table:style-name="Tableau5.C8" office:value-type="string">
            <text:p text:style-name="P133"/>
          </table:table-cell>
          <table:table-cell table:style-name="Tableau5.D8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6"><text:s text:c="3"/>Entretien et réparation</text:p>
          </table:table-cell>
          <table:table-cell table:style-name="Tableau5.B9" office:value-type="string">
            <text:p text:style-name="P70"/>
          </table:table-cell>
          <table:table-cell table:style-name="Tableau5.C9" office:value-type="string">
            <text:p text:style-name="P133"/>
          </table:table-cell>
          <table:table-cell table:style-name="Tableau5.D9" office:value-type="string">
            <text:p text:style-name="P70"/>
          </table:table-cell>
        </table:table-row>
        <table:table-row table:style-name="Tableau5.10">
          <table:table-cell table:style-name="Tableau5.A32" office:value-type="string">
            <text:p text:style-name="P136"><text:s text:c="3"/>Assurance</text:p>
          </table:table-cell>
          <table:table-cell table:style-name="Tableau5.B10" office:value-type="string">
            <text:p text:style-name="P273">110€</text:p>
          </table:table-cell>
          <table:table-cell table:style-name="Tableau5.C10" office:value-type="string">
            <text:p text:style-name="P137"><text:s text:c="3"/>Conseil.s Régional(aux)</text:p>
          </table:table-cell>
          <table:table-cell table:style-name="Tableau5.D10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6"><text:s text:c="3"/>Documentation</text:p>
          </table:table-cell>
          <table:table-cell table:style-name="Tableau5.B11" office:value-type="string">
            <text:p text:style-name="P70"/>
          </table:table-cell>
          <table:table-cell table:style-name="Tableau5.C11" office:value-type="string">
            <text:p text:style-name="P133"/>
          </table:table-cell>
          <table:table-cell table:style-name="Tableau5.D11" office:value-type="string">
            <text:p text:style-name="P70"/>
          </table:table-cell>
        </table:table-row>
        <table:table-row table:style-name="Tableau5.10">
          <table:table-cell table:style-name="Tableau5.A32" office:value-type="string">
            <text:p text:style-name="P93"/>
          </table:table-cell>
          <table:table-cell table:style-name="Tableau5.B12" office:value-type="string">
            <text:p text:style-name="P70"/>
          </table:table-cell>
          <table:table-cell table:style-name="Tableau5.C12" office:value-type="string">
            <text:p text:style-name="P133"/>
          </table:table-cell>
          <table:table-cell table:style-name="Tableau5.D12" office:value-type="string">
            <text:p text:style-name="P70"/>
          </table:table-cell>
        </table:table-row>
        <table:table-row>
          <table:table-cell table:style-name="Tableau5.A32" office:value-type="string">
            <text:p text:style-name="P99">62 – Autres services extérieurs</text:p>
          </table:table-cell>
          <table:table-cell table:style-name="Tableau5.B13" table:formula="ooow:&lt;B14&gt;+&lt;B15&gt;+&lt;B16&gt;+&lt;B17&gt;" office:value-type="float" office:value="0">
            <text:p text:style-name="P78">0</text:p>
          </table:table-cell>
          <table:table-cell table:style-name="Tableau5.C13" office:value-type="string">
            <text:p text:style-name="P133"><text:s text:c="3"/><text:span text:style-name="T73">Conseil.s Départemental(aux)</text:span></text:p>
          </table:table-cell>
          <table:table-cell table:style-name="Tableau5.D13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8"><text:s text:c="3"/>Rémunérations intermédiaires et honoraires</text:p>
          </table:table-cell>
          <table:table-cell table:style-name="Tableau5.B14" office:value-type="string">
            <text:p text:style-name="P70"/>
          </table:table-cell>
          <table:table-cell table:style-name="Tableau5.C14" office:value-type="string">
            <text:p text:style-name="P133"/>
          </table:table-cell>
          <table:table-cell table:style-name="Tableau5.D14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Publicité, publications</text:p>
          </table:table-cell>
          <table:table-cell table:style-name="Tableau5.B15" office:value-type="string">
            <text:p text:style-name="P70"/>
          </table:table-cell>
          <table:table-cell table:style-name="Tableau5.C15" office:value-type="string">
            <text:p text:style-name="P133"><text:s text:c="3"/></text:p>
          </table:table-cell>
          <table:table-cell table:style-name="Tableau5.D15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Déplacements, missions</text:p>
          </table:table-cell>
          <table:table-cell table:style-name="Tableau5.B16" office:value-type="string">
            <text:p text:style-name="P70"/>
          </table:table-cell>
          <table:table-cell table:style-name="Tableau5.C16" office:value-type="string">
            <text:p text:style-name="P131"><text:s text:c="3"/><text:span text:style-name="T58">Communes, communautés de communes ou d’agglomérations :</text:span></text:p>
          </table:table-cell>
          <table:table-cell table:style-name="Tableau5.D16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Services bancaires, autres</text:p>
          </table:table-cell>
          <table:table-cell table:style-name="Tableau5.B17" office:value-type="string">
            <text:p text:style-name="P70"/>
          </table:table-cell>
          <table:table-cell table:style-name="Tableau5.C17" office:value-type="string">
            <text:p text:style-name="P133"/>
          </table:table-cell>
          <table:table-cell table:style-name="Tableau5.D17" office:value-type="string">
            <text:p text:style-name="P70"/>
          </table:table-cell>
        </table:table-row>
        <table:table-row>
          <table:table-cell table:style-name="Tableau5.A32" office:value-type="string">
            <text:p text:style-name="P100">63 – impôts et taxes</text:p>
          </table:table-cell>
          <table:table-cell table:style-name="Tableau5.B18" table:formula="ooow:&lt;B19&gt;+&lt;B20&gt;" office:value-type="float" office:value="0">
            <text:p text:style-name="P79">0</text:p>
          </table:table-cell>
          <table:table-cell table:style-name="Tableau5.C18" office:value-type="string">
            <text:p text:style-name="P133"/>
          </table:table-cell>
          <table:table-cell table:style-name="Tableau5.D18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Impôts et taxes sur rémunération</text:p>
          </table:table-cell>
          <table:table-cell table:style-name="Tableau5.B19" office:value-type="string">
            <text:p text:style-name="P70"/>
          </table:table-cell>
          <table:table-cell table:style-name="Tableau5.C19" office:value-type="string">
            <text:p text:style-name="P133"/>
          </table:table-cell>
          <table:table-cell table:style-name="Tableau5.D19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Autres impôts et taxes</text:p>
          </table:table-cell>
          <table:table-cell table:style-name="Tableau5.B20" office:value-type="string">
            <text:p text:style-name="P70"/>
          </table:table-cell>
          <table:table-cell table:style-name="Tableau5.C20" office:value-type="string">
            <text:p text:style-name="P134"><text:s text:c="3"/><text:span text:style-name="T58">Organismes sociaux (Caf, etc. Détailler) </text:span></text:p>
          </table:table-cell>
          <table:table-cell table:style-name="Tableau5.D20" office:value-type="string">
            <text:p text:style-name="P70"/>
          </table:table-cell>
        </table:table-row>
        <table:table-row>
          <table:table-cell table:style-name="Tableau5.A32" office:value-type="string">
            <text:p text:style-name="P100">64 – Charges de personnel</text:p>
          </table:table-cell>
          <table:table-cell table:style-name="Tableau5.B21" table:formula="ooow:&lt;B22&gt;+&lt;B23&gt;+&lt;B24&gt;" office:value-type="float" office:value="0">
            <text:p text:style-name="P79">0</text:p>
          </table:table-cell>
          <table:table-cell table:style-name="Tableau5.C21" office:value-type="string">
            <text:p text:style-name="P133"><text:s text:c="3"/><text:span text:style-name="T58">Fonds européens (FSE, FEDER, etc)</text:span></text:p>
          </table:table-cell>
          <table:table-cell table:style-name="Tableau5.D21" office:value-type="string">
            <text:p text:style-name="P70"/>
          </table:table-cell>
        </table:table-row>
        <table:table-row table:style-name="Tableau5.22">
          <table:table-cell table:style-name="Tableau5.A32" office:value-type="string">
            <text:p text:style-name="P139"><text:s text:c="3"/>Rémunération des personnels</text:p>
          </table:table-cell>
          <table:table-cell table:style-name="Tableau5.B22" office:value-type="string">
            <text:p text:style-name="P70"/>
          </table:table-cell>
          <table:table-cell table:style-name="Tableau5.C22" office:value-type="string">
            <text:p text:style-name="P133"><text:s text:c="3"/><text:span text:style-name="T74">L’agence de services et de paiement (emplois aidés)</text:span></text:p>
          </table:table-cell>
          <table:table-cell table:style-name="Tableau5.D22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39"><text:s text:c="3"/>Charges sociales</text:p>
          </table:table-cell>
          <table:table-cell table:style-name="Tableau5.B23" office:value-type="string">
            <text:p text:style-name="P70"/>
          </table:table-cell>
          <table:table-cell table:style-name="Tableau5.C23" office:value-type="string">
            <text:p text:style-name="P133"><text:s text:c="3"/><text:span text:style-name="T58">Autres établissements publics</text:span></text:p>
          </table:table-cell>
          <table:table-cell table:style-name="Tableau5.D23" office:value-type="string">
            <text:p text:style-name="P70"/>
          </table:table-cell>
        </table:table-row>
        <table:table-row table:style-name="Tableau5.8">
          <table:table-cell table:style-name="Tableau5.A32" office:value-type="string">
            <text:p text:style-name="P147"><text:s text:c="3"/>Autres charges de personnel</text:p>
          </table:table-cell>
          <table:table-cell table:style-name="Tableau5.B24" office:value-type="string">
            <text:p text:style-name="P70"/>
          </table:table-cell>
          <table:table-cell table:style-name="Tableau5.C24" office:value-type="string">
            <text:p text:style-name="P133"><text:s text:c="3"/><text:span text:style-name="T58">Aides privées (fondation)</text:span></text:p>
          </table:table-cell>
          <table:table-cell table:style-name="Tableau5.D24" office:value-type="string">
            <text:p text:style-name="P81"/>
            <text:p text:style-name="P70"/>
          </table:table-cell>
        </table:table-row>
        <table:table-row>
          <table:table-cell table:style-name="Tableau5.A32" office:value-type="string">
            <text:p text:style-name="P100">65 – Autres charges de gestion courante</text:p>
          </table:table-cell>
          <table:table-cell table:style-name="Tableau5.B25" office:value-type="string">
            <text:p text:style-name="P74"/>
          </table:table-cell>
          <table:table-cell table:style-name="Tableau5.C25" office:value-type="string">
            <text:p text:style-name="P103">75 – Autres produits de gestion courante</text:p>
          </table:table-cell>
          <table:table-cell table:style-name="Tableau5.D25" table:formula="ooow:&lt;D26&gt;+&lt;D27&gt;" office:value-type="float" office:value="0">
            <text:p text:style-name="P82">0</text:p>
          </table:table-cell>
        </table:table-row>
        <table:table-row table:style-name="Tableau5.8">
          <table:table-cell table:style-name="Tableau5.A32" office:value-type="string">
            <text:p text:style-name="P107"/>
          </table:table-cell>
          <table:table-cell table:style-name="Tableau5.B27" office:value-type="string">
            <text:p text:style-name="P94"/>
          </table:table-cell>
          <table:table-cell table:style-name="Tableau5.C27" office:value-type="string">
            <text:p text:style-name="P133"><text:s text:c="3"/><text:span text:style-name="T74">756. Cotisations</text:span></text:p>
          </table:table-cell>
          <table:table-cell table:style-name="Tableau5.D27" office:value-type="string">
            <text:p text:style-name="P95"/>
          </table:table-cell>
        </table:table-row>
        <table:table-row table:style-name="Tableau5.8">
          <table:table-cell table:style-name="Tableau5.A32" office:value-type="string">
            <text:p text:style-name="P107"/>
          </table:table-cell>
          <table:table-cell table:style-name="Tableau5.B27" office:value-type="string">
            <text:p text:style-name="P94"/>
          </table:table-cell>
          <table:table-cell table:style-name="Tableau5.C27" office:value-type="string">
            <text:p text:style-name="P133"><text:s text:c="3"/><text:span text:style-name="T74">758 Dons manuels - Mécénat</text:span></text:p>
          </table:table-cell>
          <table:table-cell table:style-name="Tableau5.D27" office:value-type="string">
            <text:p text:style-name="P95"/>
          </table:table-cell>
        </table:table-row>
        <table:table-row table:style-name="Tableau5.4">
          <table:table-cell table:style-name="Tableau5.A32" office:value-type="string">
            <text:p text:style-name="P101">66 – Charges financières</text:p>
          </table:table-cell>
          <table:table-cell table:style-name="Tableau5.B29" office:value-type="string">
            <text:p text:style-name="P74"/>
          </table:table-cell>
          <table:table-cell table:style-name="Tableau5.C29" office:value-type="string">
            <text:p text:style-name="P104">76 – Produits financiers</text:p>
          </table:table-cell>
          <table:table-cell table:style-name="Tableau5.D29" office:value-type="string">
            <text:p text:style-name="P70"/>
          </table:table-cell>
        </table:table-row>
        <table:table-row table:style-name="Tableau5.4">
          <table:table-cell table:style-name="Tableau5.A32" office:value-type="string">
            <text:p text:style-name="P101">67 – Charges exceptionnelles</text:p>
          </table:table-cell>
          <table:table-cell table:style-name="Tableau5.B29" office:value-type="string">
            <text:p text:style-name="P74"/>
          </table:table-cell>
          <table:table-cell table:style-name="Tableau5.C29" office:value-type="string">
            <text:p text:style-name="P105">7<text:span text:style-name="T74">7</text:span> – Produits <text:span text:style-name="T74">exceptionnels</text:span></text:p>
          </table:table-cell>
          <table:table-cell table:style-name="Tableau5.D29" office:value-type="string">
            <text:p text:style-name="P70"/>
          </table:table-cell>
        </table:table-row>
        <table:table-row>
          <table:table-cell table:style-name="Tableau5.A32" office:value-type="string">
            <text:p text:style-name="P100">68 – Dotation aux amortissements, <text:span text:style-name="T69">provisions et engagements à réaliser sur ressources affectées</text:span></text:p>
          </table:table-cell>
          <table:table-cell table:style-name="Tableau5.B30" office:value-type="string">
            <text:p text:style-name="P74"/>
          </table:table-cell>
          <table:table-cell table:style-name="Tableau5.C30" office:value-type="string">
            <text:p text:style-name="P104">78 – Reprises sur amortissements et provisions</text:p>
          </table:table-cell>
          <table:table-cell table:style-name="Tableau5.D30" office:value-type="string">
            <text:p text:style-name="P76"/>
          </table:table-cell>
        </table:table-row>
        <table:table-row>
          <table:table-cell table:style-name="Tableau5.A31" office:value-type="string">
            <text:p text:style-name="P102">6<text:span text:style-name="T75">9 – Impôts sur les bénéfices (IS) ; Participation des salariés</text:span></text:p>
          </table:table-cell>
          <table:table-cell table:style-name="Tableau5.B31" office:value-type="string">
            <text:p text:style-name="P74"/>
          </table:table-cell>
          <table:table-cell table:style-name="Tableau5.C31" office:value-type="string">
            <text:p text:style-name="P106">79 – Transfert de charges</text:p>
          </table:table-cell>
          <table:table-cell table:style-name="Tableau5.D31" office:value-type="string">
            <text:p text:style-name="P76"/>
          </table:table-cell>
        </table:table-row>
        <table:table-row table:style-name="Tableau5.4">
          <table:table-cell table:style-name="Tableau5.A32" office:value-type="string">
            <text:p text:style-name="P151">TOTAL DES CHARGES</text:p>
          </table:table-cell>
          <table:table-cell table:style-name="Tableau5.B32" table:formula="ooow:&lt;B3&gt;+&lt;B7&gt;+&lt;B13&gt;+&lt;B21&gt;+&lt;B25&gt;+&lt;B28&gt;+&lt;B29&gt;+&lt;B30&gt;+&lt;B31&gt;" office:value-type="float" office:value="110">
            <text:p text:style-name="P119">110</text:p>
          </table:table-cell>
          <table:table-cell table:style-name="Tableau5.C32" office:value-type="string">
            <text:p text:style-name="P150">TOTAL DES PRODUITS</text:p>
          </table:table-cell>
          <table:table-cell table:style-name="Tableau5.D32" table:formula="ooow:&lt;D3&gt;+&lt;D4&gt;+&lt;D5&gt;+&lt;D25&gt;+&lt;D28&gt;+&lt;D29&gt;+&lt;D30&gt;+&lt;D31&gt;" office:value-type="float" office:value="0">
            <text:p text:style-name="P120">0</text:p>
          </table:table-cell>
        </table:table-row>
        <table:table-row table:style-name="Tableau5.4">
          <table:table-cell table:style-name="Tableau5.A33" office:value-type="string">
            <text:p text:style-name="P149">Excédent prévisionnel (bénéfice)</text:p>
          </table:table-cell>
          <table:table-cell table:style-name="Tableau5.B33" office:value-type="string">
            <text:p text:style-name="P117"/>
          </table:table-cell>
          <table:table-cell table:style-name="Tableau5.C33" office:value-type="string">
            <text:p text:style-name="P149">Insuffisance prévisionnelle (déficit)</text:p>
          </table:table-cell>
          <table:table-cell table:style-name="Tableau5.D33" office:value-type="string">
            <text:p text:style-name="P115"/>
          </table:table-cell>
        </table:table-row>
      </table:table>
      <text:p text:style-name="P24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table:number-columns-spanned="4" office:value-type="string">
            <text:p text:style-name="P73"><text:span text:style-name="T29">CONTRIBUTIONS VOLONTAIRES </text:span><text:span text:style-name="T30">EN NATURE</text:span><text:span text:style-name="T30"><text:note text:id="ftn3" text:note-class="footnote"><text:note-citation>3</text:note-citation><text:note-body><text:p text:style-name="P244"><draw:frame text:anchor-type="paragraph" draw:z-index="38" draw:name="Forme20" draw:style-name="gr9" draw:text-style-name="P284" svg:width="3.573cm" svg:height="0.481cm" svg:x="14.792cm" svg:y="0.949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</text:span><text:span text:style-name="T105">a</text:span><text:span text:style-name="T105">g</text:span><text:span text:style-name="T105">e </text:span><text:span text:style-name="T105">4 </text:span><text:span text:style-name="T105">s</text:span><text:span text:style-name="T105">ur </text:span><text:span text:style-name="T105">9</text:span></text:p></draw:text-box></draw:frame><text:s text:c="2"/>Le plan comptable des associations, issu du règlement CRC n°99-01, prévoit a minima une information (quantitative ou, à défaut, qualitative) dans l’annexe et une possibilité d’inscription en comptabilité, mais « au pied » du compte de résultat ; voir notice</text:p></text:note-body></text:note></text:span></text:p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98">86 – Emplois des contributions volontaires en nature</text:p>
          </table:table-cell>
          <table:table-cell table:style-name="Tableau6.B2" table:formula="ooow:&lt;B3&gt;+&lt;B4&gt;+&lt;B5&gt;+&lt;B6&gt;" office:value-type="float" office:value="0">
            <text:p text:style-name="P83">0</text:p>
          </table:table-cell>
          <table:table-cell table:style-name="Tableau6.C2" office:value-type="string">
            <text:p text:style-name="P104">87 – Contributions volontaires en nature</text:p>
          </table:table-cell>
          <table:table-cell table:style-name="Tableau6.D2" table:formula="ooow:&lt;D3&gt;+&lt;D4&gt;+&lt;D6&gt;" office:value-type="float" office:value="0">
            <text:p text:style-name="P86">0</text:p>
          </table:table-cell>
        </table:table-row>
        <table:table-row table:style-name="Tableau6.3">
          <table:table-cell table:style-name="Tableau6.A7" office:value-type="string">
            <text:p text:style-name="P141"><text:span text:style-name="T70">860 - </text:span>Secours en nature</text:p>
          </table:table-cell>
          <table:table-cell table:style-name="Tableau6.B3" office:value-type="string">
            <text:p text:style-name="P114"/>
          </table:table-cell>
          <table:table-cell table:style-name="Tableau6.C7" office:value-type="string">
            <text:p text:style-name="P142"><text:span text:style-name="T72">870 - </text:span>Bénévolat</text:p>
          </table:table-cell>
          <table:table-cell table:style-name="Tableau6.D3" office:value-type="string">
            <text:p text:style-name="P70"/>
          </table:table-cell>
        </table:table-row>
        <table:table-row table:style-name="Tableau6.3">
          <table:table-cell table:style-name="Tableau6.A7" office:value-type="string">
            <text:p text:style-name="P141"><text:span text:style-name="T70">861 - </text:span>Mise à disposition gratuite de biens et <text:span text:style-name="T70">services</text:span></text:p>
          </table:table-cell>
          <table:table-cell table:style-name="Tableau6.B3" office:value-type="string">
            <text:p text:style-name="P114"/>
          </table:table-cell>
          <table:table-cell table:style-name="Tableau6.C7" office:value-type="string">
            <text:p text:style-name="P142"><text:span text:style-name="T72">871 - </text:span>Prestations en nature</text:p>
          </table:table-cell>
          <table:table-cell table:style-name="Tableau6.D3" office:value-type="string">
            <text:p text:style-name="P70"/>
          </table:table-cell>
        </table:table-row>
        <table:table-row table:style-name="Tableau6.3">
          <table:table-cell table:style-name="Tableau6.A7" office:value-type="string">
            <text:p text:style-name="P143">862 - Prestations</text:p>
          </table:table-cell>
          <table:table-cell table:style-name="Tableau6.B3" office:value-type="string">
            <text:p text:style-name="P114"/>
          </table:table-cell>
          <table:table-cell table:style-name="Tableau6.C7" office:value-type="string">
            <text:p text:style-name="P142"/>
          </table:table-cell>
          <table:table-cell table:style-name="Tableau6.D3" office:value-type="string">
            <text:p text:style-name="P70"/>
          </table:table-cell>
        </table:table-row>
        <table:table-row table:style-name="Tableau6.3">
          <table:table-cell table:style-name="Tableau6.A7" office:value-type="string">
            <text:p text:style-name="P144">864 - <text:span text:style-name="T71">Personnel bénévole</text:span></text:p>
          </table:table-cell>
          <table:table-cell table:style-name="Tableau6.B3" office:value-type="string">
            <text:p text:style-name="P114"/>
          </table:table-cell>
          <table:table-cell table:style-name="Tableau6.C7" office:value-type="string">
            <text:p text:style-name="P145">875 – Dons en nature</text:p>
          </table:table-cell>
          <table:table-cell table:style-name="Tableau6.D3" office:value-type="string">
            <text:p text:style-name="P70"/>
          </table:table-cell>
        </table:table-row>
        <table:table-row table:style-name="Tableau6.7">
          <table:table-cell table:style-name="Tableau6.A7" office:value-type="string">
            <text:p text:style-name="P62">TOTAL</text:p>
          </table:table-cell>
          <table:table-cell table:style-name="Tableau6.B7" table:formula="ooow:&lt;Tableau5.B32&gt;+&lt;Tableau5.B33&gt;+&lt;B2&gt;" office:value-type="float" office:value="110">
            <text:p text:style-name="P84">110</text:p>
          </table:table-cell>
          <table:table-cell table:style-name="Tableau6.C7" office:value-type="string">
            <text:p text:style-name="P63">TOTAL</text:p>
          </table:table-cell>
          <table:table-cell table:style-name="Tableau6.D7" table:formula="ooow:&lt;Tableau5.D32&gt;+&lt;Tableau5.D33&gt;+&lt;D2&gt;" office:value-type="float" office:value="0">
            <text:p text:style-name="P87">0</text:p>
          </table:table-cell>
        </table:table-row>
      </table:table>
      <text:p text:style-name="P30"/>
      <text:p text:style-name="P268"/>
      <table:table table:name="Tableau7" table:style-name="Tableau7">
        <table:table-column table:style-name="Tableau7.A"/>
        <table:table-row>
          <table:table-cell table:style-name="Tableau7.A1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47">Projet n° </text:p>
                </table:table-cell>
                <table:table-cell table:style-name="Tableau8.A1" office:value-type="string">
                  <text:p text:style-name="P46">……..</text:p>
                </table:table-cell>
                <table:table-cell table:style-name="Tableau8.A1" office:value-type="string">
                  <text:p text:style-name="P162">6. Projet – Objet de la demande</text:p>
                </table:table-cell>
                <table:table-cell table:style-name="Tableau8.A1" office:value-type="string">
                  <text:p text:style-name="P160"/>
                </table:table-cell>
              </table:table-row>
              <table:table-row table:style-name="Tableau8.2">
                <table:table-cell table:style-name="Tableau8.A1" table:number-columns-spanned="2" office:value-type="string">
                  <text:p text:style-name="Table_20_Contents"/>
                </table:table-cell>
                <table:covered-table-cell/>
                <table:table-cell table:style-name="Tableau8.A1" office:value-type="string">
                  <text:p text:style-name="P163">Remplir un « <text:span text:style-name="T76">rubrique 6 – objet de la demande</text:span> » (3 pages) par projet</text:p>
                </table:table-cell>
                <table:table-cell table:style-name="Tableau8.A1" office:value-type="string">
                  <text:p text:style-name="Table_20_Contents"/>
                </table:table-cell>
              </table:table-row>
            </table:table>
            <text:p text:style-name="P250"><text:s text:c="38"/><text:span text:style-name="T100"><text:s text:c="2"/></text:span><text:span text:style-name="T88"><text:s/></text:span><text:span text:style-name="T86">Votre demande est adressée à la politique de la ville ? </text:span><text:span text:style-name="T87"><text:s text:c="4"/></text:span><text:span text:style-name="T87"><draw:control text:anchor-type="as-char" draw:z-index="7" draw:name="Forme1" draw:style-name="gr3" draw:text-style-name="P279" svg:width="0.382cm" svg:height="0.392cm" draw:control="control28"/></text:span><text:span text:style-name="T87"><text:s/>oui</text:span></text:p>
            <text:p text:style-name="P240">Intitulé :</text:p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181"/>
                  <text:p text:style-name="P182"/>
                </table:table-cell>
              </table:table-row>
            </table:table>
            <text:p text:style-name="P229">Objectifs :</text:p>
            <table:table table:name="Tableau10" table:style-name="Tableau10">
              <table:table-column table:style-name="Tableau10.A"/>
              <table:table-row>
                <table:table-cell table:style-name="Tableau10.A1" office:value-type="string">
                  <text:p text:style-name="P182"/>
                  <text:p text:style-name="P182"/>
                  <text:p text:style-name="P182"/>
                  <text:p text:style-name="P182"/>
                  <text:p text:style-name="P182"/>
                </table:table-cell>
              </table:table-row>
            </table:table>
            <text:p text:style-name="P230">Description :</text:p>
            <table:table table:name="Tableau11" table:style-name="Tableau11">
              <table:table-column table:style-name="Tableau11.A"/>
              <table:table-row>
                <table:table-cell table:style-name="Tableau11.A1" office:value-type="string">
                  <text:p text:style-name="P43"/>
                  <text:p text:style-name="P42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</table:table-cell>
              </table:table-row>
            </table:table>
            <text:p text:style-name="P228"><text:span text:style-name="T78">Bénéficiaires :</text:span> caractéristiques sociales dans le respect des valeurs d’égalité et de fraternité de la République (ouverture à tous, mixité, égalité femmes-hommes, non-discrimination), nombre, âge, sexe, résidence, participation financière éventuelle, etc.</text:p>
            <table:table table:name="Tableau12" table:style-name="Tableau12">
              <table:table-column table:style-name="Tableau12.A"/>
              <table:table-row>
                <table:table-cell table:style-name="Tableau12.A1" office:value-type="string"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  <text:p text:style-name="P43"/>
                </table:table-cell>
              </table:table-row>
            </table:table>
            <text:p text:style-name="P166"/>
          </table:table-cell>
        </table:table-row>
      </table:table>
      <text:p text:style-name="P30"><draw:frame text:anchor-type="paragraph" draw:z-index="39" draw:name="Forme20" draw:style-name="gr9" draw:text-style-name="P284" svg:width="3.573cm" svg:height="0.481cm" svg:x="14.792cm" svg:y="0.949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</text:span><text:span text:style-name="T105">a</text:span><text:span text:style-name="T105">g</text:span><text:span text:style-name="T105">e </text:span><text:span text:style-name="T105">5 </text:span><text:span text:style-name="T105">s</text:span><text:span text:style-name="T105">ur </text:span><text:span text:style-name="T105">9</text:span></text:p></draw:text-box></draw:frame></text:p>
      <text:p text:style-name="P268"/>
      <table:table table:name="Tableau13" table:style-name="Tableau13">
        <table:table-column table:style-name="Tableau13.A"/>
        <table:table-row>
          <table:table-cell table:style-name="Tableau13.A1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row>
                <table:table-cell table:style-name="Tableau14.A1" office:value-type="string">
                  <text:p text:style-name="P47">Projet n° </text:p>
                </table:table-cell>
                <table:table-cell table:style-name="Tableau14.A1" office:value-type="string">
                  <text:p text:style-name="P46">……..</text:p>
                </table:table-cell>
                <table:table-cell table:style-name="Tableau14.A1" office:value-type="string">
                  <text:p text:style-name="P162">6. Projet – Objet de la <text:span text:style-name="T59">demande</text:span> <text:span text:style-name="T80">(suite)</text:span></text:p>
                </table:table-cell>
                <table:table-cell table:style-name="Tableau14.A1" office:value-type="string">
                  <text:p text:style-name="P160"/>
                </table:table-cell>
              </table:table-row>
              <table:table-row table:style-name="Tableau14.2">
                <table:table-cell table:style-name="Tableau14.A1" table:number-columns-spanned="2" office:value-type="string">
                  <text:p text:style-name="Table_20_Contents"/>
                </table:table-cell>
                <table:covered-table-cell/>
                <table:table-cell table:style-name="Tableau14.A1" office:value-type="string">
                  <text:p text:style-name="P164"/>
                </table:table-cell>
                <table:table-cell table:style-name="Tableau14.A1" office:value-type="string">
                  <text:p text:style-name="Table_20_Contents"/>
                </table:table-cell>
              </table:table-row>
            </table:table>
            <text:p text:style-name="P227"><text:span text:style-name="T79">Territoire</text:span><text:span text:style-name="T78"> :</text:span></text:p>
            <table:table table:name="Tableau15" table:style-name="Tableau15">
              <table:table-column table:style-name="Tableau15.A"/>
              <table:table-row>
                <table:table-cell table:style-name="Tableau15.A1" office:value-type="string">
                  <text:p text:style-name="P44"/>
                  <text:p text:style-name="P44"/>
                  <text:p text:style-name="P44"/>
                  <text:p text:style-name="P44"/>
                  <text:p text:style-name="P44"/>
                </table:table-cell>
              </table:table-row>
            </table:table>
            <text:p text:style-name="P226"><text:span text:style-name="T9">Moyens matériels et humains </text:span><text:span text:style-name="T11">(voir aussi « </text:span><text:span text:style-name="T82">charges indirectes réparties »</text:span><text:span text:style-name="T11"> au budget du projet)</text:span><text:span text:style-name="T10"> :</text:span></text:p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</table:table-cell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>
                <table:table-cell table:style-name="Tableau17.A1" office:value-type="string">
                  <text:p text:style-name="Table_20_Contents"/>
                </table:table-cell>
                <table:table-cell table:style-name="Tableau17.A1" office:value-type="string">
                  <text:p text:style-name="P260">Nombre de personnes</text:p>
                </table:table-cell>
                <table:table-cell table:style-name="Tableau17.C1" office:value-type="string">
                  <text:p text:style-name="P159">Nombre en ETPT</text:p>
                </table:table-cell>
              </table:table-row>
              <table:table-row>
                <table:table-cell table:style-name="Tableau17.A2" office:value-type="string">
                  <text:p text:style-name="P158">Bénévoles participants activement à l’action/projet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  <table:table-row>
                <table:table-cell table:style-name="Tableau17.A2" office:value-type="string">
                  <text:p text:style-name="P158">salarié(e)s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  <table:table-row>
                <table:table-cell table:style-name="Tableau17.A2" office:value-type="string">
                  <text:p text:style-name="P157"><text:tab/><text:span text:style-name="T81">Dont CDI</text:span>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  <table:table-row>
                <table:table-cell table:style-name="Tableau17.A2" office:value-type="string">
                  <text:p text:style-name="P157"><text:tab/><text:span text:style-name="T81">Dont CDD</text:span>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  <table:table-row>
                <table:table-cell table:style-name="Tableau17.A2" office:value-type="string">
                  <text:p text:style-name="P157"><text:tab/><text:span text:style-name="T81">Dont emplois-aidés</text:span><text:span text:style-name="T81"><text:note text:id="ftn4" text:note-class="footnote"><text:note-citation>4</text:note-citation><text:note-body><text:p text:style-name="P265"><draw:frame text:anchor-type="paragraph" draw:z-index="40" draw:name="Forme20" draw:style-name="gr9" draw:text-style-name="P284" svg:width="3.573cm" svg:height="0.481cm" svg:x="14.792cm" svg:y="0.949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</text:span><text:span text:style-name="T105">a</text:span><text:span text:style-name="T105">g</text:span><text:span text:style-name="T105">e </text:span><text:span text:style-name="T105">6 </text:span><text:span text:style-name="T105">s</text:span><text:span text:style-name="T105">ur </text:span><text:span text:style-name="T105">9</text:span></text:p></draw:text-box></draw:frame>Sont comptabilisés comme emplois aidés tous les postes pour lesquels l’organisme bénéficie d’aides publiques : contrats d’avenir, contrats uniques d’insertion, conventions adultes-relais, emplois tremplin, postes FONJEP, etc ...</text:p></text:note-body></text:note></text:span>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  <table:table-row>
                <table:table-cell table:style-name="Tableau17.A2" office:value-type="string">
                  <text:p text:style-name="P158">Volontaires (Services Civiques...)</text:p>
                </table:table-cell>
                <table:table-cell table:style-name="Tableau17.B2" office:value-type="string">
                  <text:p text:style-name="P50"/>
                </table:table-cell>
                <table:table-cell table:style-name="Tableau17.C2" office:value-type="string">
                  <text:p text:style-name="P50"/>
                </table:table-cell>
              </table:table-row>
            </table:table>
            <text:p text:style-name="P237">Est-il envisagé de procéder à un (ou des) recrutement pour la mise en œuvre de l’action/projet ?</text:p>
            <text:p text:style-name="P238"><text:span text:style-name="T44"><text:s text:c="3"/></text:span><text:span text:style-name="T44"><draw:control text:anchor-type="as-char" draw:z-index="5" draw:name="Forme2" draw:style-name="gr3" draw:text-style-name="P279" svg:width="0.343cm" svg:height="0.327cm" draw:control="control29"/></text:span><text:span text:style-name="T47"><text:s/>oui <text:s text:c="7"/></text:span><text:span text:style-name="T47"><draw:control text:anchor-type="as-char" draw:z-index="6" draw:name="Forme3" draw:style-name="gr3" draw:text-style-name="P279" svg:width="0.373cm" svg:height="0.359cm" draw:control="control30"/></text:span><text:span text:style-name="T47"><text:s/>non <text:s text:c="14"/>Si oui, combien (en ETPT) : </text:span><text:span text:style-name="T55">…………..</text:span></text:p>
            <text:p text:style-name="P239"><text:span text:style-name="T50">Date ou période de réalisation</text:span><text:span text:style-name="T49"> : </text:span><text:span text:style-name="T52">du (le)</text:span><text:span text:style-name="T47"> </text:span><text:span text:style-name="T54">□□□□□□□□ </text:span><text:span text:style-name="T53">au</text:span><text:span text:style-name="T54"> □□□□□□□</text:span></text:p>
            <text:p text:style-name="P229"><text:span text:style-name="T84">Évaluation</text:span> : <text:span text:style-name="T83">indicateurs proposés au regard des objectifs ci-dessus</text:span></text:p>
            <table:table table:name="Tableau18" table:style-name="Tableau18">
              <table:table-column table:style-name="Tableau18.A"/>
              <table:table-row>
                <table:table-cell table:style-name="Tableau18.A1" office:value-type="string"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  <text:p text:style-name="P45"/>
                </table:table-cell>
              </table:table-row>
            </table:table>
            <text:p text:style-name="P166"/>
          </table:table-cell>
        </table:table-row>
      </table:table>
      <text:p text:style-name="P31"/>
      <text:p text:style-name="P271"><draw:frame text:anchor-type="paragraph" draw:z-index="4" draw:name="Forme1" draw:style-name="gr4" draw:text-style-name="P280" svg:width="3.059cm" svg:height="0.613cm" svg:x="0.122cm" svg:y="0.071cm"><draw:text-box><text:p><text:span text:style-name="T104">Pr</text:span><text:span text:style-name="T104">oj</text:span><text:span text:style-name="T104">et </text:span><text:span text:style-name="T104">n° </text:span><text:span text:style-name="T104">…</text:span><text:span text:style-name="T104">..</text:span></text:p></draw:text-box></draw:frame><text:span text:style-name="T64">6</text:span><text:span text:style-name="T63">.</text:span><text:span text:style-name="T66"> </text:span><text:span text:style-name="T63">Budget</text:span><text:span text:style-name="T63"><text:note text:id="ftn5" text:note-class="footnote"><text:note-citation>5</text:note-citation><text:note-body><text:p text:style-name="P247"><text:s/>Ne pas indiquer les centimes d’euros</text:p></text:note-body></text:note></text:span><text:span text:style-name="T63"> </text:span><text:span text:style-name="T64">du projet</text:span></text:p>
      <text:p text:style-name="P111"><text:span text:style-name="T66">A</text:span><text:span text:style-name="T65">nnée 20</text:span><text:span text:style-name="T68">…...</text:span><text:span text:style-name="T65"> ou exercice du </text:span><text:span text:style-name="T68">……….</text:span><text:span text:style-name="T65"> au </text:span><text:span text:style-name="T68">……….</text:span><text:span text:style-name="T65"> <text:s text:c="8"/></text:span></text:p>
      <text:p text:style-name="P96"/>
      <text:p text:style-name="P28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row>
          <table:table-cell table:style-name="Tableau19.A1" office:value-type="string">
            <text:p text:style-name="P59">CHARGES</text:p>
          </table:table-cell>
          <table:table-cell table:style-name="Tableau19.A1" office:value-type="string">
            <text:p text:style-name="P60">Montant</text:p>
          </table:table-cell>
          <table:table-cell table:style-name="Tableau19.A1" office:value-type="string">
            <text:p text:style-name="P59">PRODUITS</text:p>
          </table:table-cell>
          <table:table-cell table:style-name="Tableau19.D1" office:value-type="string">
            <text:p text:style-name="P60">Montant</text:p>
          </table:table-cell>
        </table:table-row>
        <table:table-row>
          <table:table-cell table:style-name="Tableau19.A2" table:number-columns-spanned="2" office:value-type="string">
            <text:p text:style-name="P61">CHARGES DIRECTES</text:p>
          </table:table-cell>
          <table:covered-table-cell/>
          <table:table-cell table:style-name="Tableau19.C2" table:number-columns-spanned="2" office:value-type="string">
            <text:p text:style-name="P61">RESSOURCES DIRECTES</text:p>
          </table:table-cell>
          <table:covered-table-cell/>
        </table:table-row>
        <table:table-row table:style-name="Tableau19.3">
          <table:table-cell table:style-name="Tableau19.A3" office:value-type="string">
            <text:p text:style-name="P170">60 - Achats</text:p>
          </table:table-cell>
          <table:table-cell table:style-name="Tableau19.B3" table:formula="ooow:&lt;B4&gt;+&lt;B5&gt;" office:value-type="float" office:value="0">
            <text:p text:style-name="P123">0</text:p>
          </table:table-cell>
          <table:table-cell table:style-name="Tableau19.C3" office:value-type="string">
            <text:p text:style-name="P169">70 – Vente de produits finis, de marchandises, prestations de services</text:p>
          </table:table-cell>
          <table:table-cell table:style-name="Tableau19.D3" office:value-type="string">
            <text:p text:style-name="P121"/>
          </table:table-cell>
        </table:table-row>
        <table:table-row table:style-name="Tableau19.4">
          <table:table-cell table:style-name="Tableau19.A34" office:value-type="string">
            <text:p text:style-name="P132"><text:s text:c="3"/>Achats matières et fournitures</text:p>
          </table:table-cell>
          <table:table-cell table:style-name="Tableau19.B4" office:value-type="string">
            <text:p text:style-name="P122"/>
          </table:table-cell>
          <table:table-cell table:style-name="Tableau19.C4" office:value-type="string">
            <text:p text:style-name="P167"><text:span text:style-name="T101">7</text:span><text:span text:style-name="T102">3</text:span><text:span text:style-name="T101"> – </text:span><text:span text:style-name="T102">Dotations et produits de tarification</text:span></text:p>
          </table:table-cell>
          <table:table-cell table:style-name="Tableau19.D4" office:value-type="string">
            <text:p text:style-name="P122"/>
          </table:table-cell>
        </table:table-row>
        <table:table-row table:style-name="Tableau19.4">
          <table:table-cell table:style-name="Tableau19.A5" office:value-type="string">
            <text:p text:style-name="P132"><text:s text:c="3"/>Autres fournitures</text:p>
          </table:table-cell>
          <table:table-cell table:style-name="Tableau19.B5" office:value-type="string">
            <text:p text:style-name="P122"/>
          </table:table-cell>
          <table:table-cell table:style-name="Tableau19.C5" office:value-type="string">
            <text:p text:style-name="P168"><text:span text:style-name="T101">74 – Subventions d’exploitation</text:span><text:span text:style-name="T101"><text:note text:id="ftn6" text:note-class="footnote"><text:note-citation>6</text:note-citation><text:note-body><text:p text:style-name="P248"><text:s/>L’attention du demandeur est appelée sur le fait que les indications sur les financements demandés auprès d’autres financeurs publics valent déclaration sur l’honneur et tiennent lieu de justificatifs.</text:p></text:note-body></text:note></text:span></text:p>
          </table:table-cell>
          <table:table-cell table:style-name="Tableau19.D5" table:formula="ooow:&lt;D6&gt;+&lt;D7&gt;+&lt;D8&gt;+&lt;D9&gt;+&lt;D10&gt;+&lt;D11&gt;+&lt;D12&gt;+&lt;D13&gt;+&lt;D14&gt;+&lt;D15&gt;+&lt;D16&gt;+&lt;D17&gt;+&lt;D18&gt;+&lt;D19&gt;+&lt;D20&gt;+&lt;D21&gt;+&lt;D22&gt;" office:value-type="float" office:value="0">
            <text:p text:style-name="P126">0</text:p>
          </table:table-cell>
        </table:table-row>
        <table:table-row table:style-name="Tableau19.3">
          <table:table-cell table:style-name="Tableau19.A3" office:value-type="string">
            <text:p text:style-name="P170">61 – Services extérieurs</text:p>
          </table:table-cell>
          <table:table-cell table:style-name="Tableau19.B6" table:formula="ooow:&lt;B7&gt;+&lt;B8&gt;+&lt;B9&gt;+&lt;B10&gt;" office:value-type="float" office:value="0">
            <text:p text:style-name="P124">0</text:p>
          </table:table-cell>
          <table:table-cell table:style-name="Tableau19.C6" office:value-type="string">
            <text:p text:style-name="P135"><text:s text:c="3"/><text:span text:style-name="T58">Etat : préciser le(s) ministère(s), directions ou services déconcentrés sollicités cf 1ére page</text:span></text:p>
          </table:table-cell>
          <table:table-cell table:style-name="Tableau19.D6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6"><text:s text:c="3"/>Locations</text:p>
          </table:table-cell>
          <table:table-cell table:style-name="Tableau19.B7" office:value-type="string">
            <text:p text:style-name="P122"/>
          </table:table-cell>
          <table:table-cell table:style-name="Tableau19.C7" office:value-type="string">
            <text:p text:style-name="P133"/>
          </table:table-cell>
          <table:table-cell table:style-name="Tableau19.D7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6"><text:s text:c="3"/>Entretien et réparation</text:p>
          </table:table-cell>
          <table:table-cell table:style-name="Tableau19.B8" office:value-type="string">
            <text:p text:style-name="P122"/>
          </table:table-cell>
          <table:table-cell table:style-name="Tableau19.C8" office:value-type="string">
            <text:p text:style-name="P133"/>
          </table:table-cell>
          <table:table-cell table:style-name="Tableau19.D8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6"><text:s text:c="3"/>Assurance</text:p>
          </table:table-cell>
          <table:table-cell table:style-name="Tableau19.B9" office:value-type="string">
            <text:p text:style-name="P122"/>
          </table:table-cell>
          <table:table-cell table:style-name="Tableau19.C9" office:value-type="string">
            <text:p text:style-name="P137"><text:s text:c="3"/>Conseil.s Régional(aux)</text:p>
          </table:table-cell>
          <table:table-cell table:style-name="Tableau19.D9" office:value-type="string">
            <text:p text:style-name="P122"/>
          </table:table-cell>
        </table:table-row>
        <table:table-row table:style-name="Tableau19.7">
          <table:table-cell table:style-name="Tableau19.A10" office:value-type="string">
            <text:p text:style-name="P136"><text:s text:c="3"/>Documentation</text:p>
          </table:table-cell>
          <table:table-cell table:style-name="Tableau19.B10" office:value-type="string">
            <text:p text:style-name="P122"/>
          </table:table-cell>
          <table:table-cell table:style-name="Tableau19.C10" office:value-type="string">
            <text:p text:style-name="P133"/>
          </table:table-cell>
          <table:table-cell table:style-name="Tableau19.D10" office:value-type="string">
            <text:p text:style-name="P122"/>
          </table:table-cell>
        </table:table-row>
        <table:table-row table:style-name="Tableau19.4">
          <table:table-cell table:style-name="Tableau19.A34" office:value-type="string">
            <text:p text:style-name="P171">62 – Autres services extérieurs</text:p>
          </table:table-cell>
          <table:table-cell table:style-name="Tableau19.B11" table:formula="ooow:&lt;B12&gt;+&lt;B13&gt;+&lt;B14&gt;+&lt;B15&gt;" office:value-type="float" office:value="0">
            <text:p text:style-name="P124">0</text:p>
          </table:table-cell>
          <table:table-cell table:style-name="Tableau19.C11" office:value-type="string">
            <text:p text:style-name="P133"><text:s text:c="3"/><text:span text:style-name="T73">Conseil.s Départemental(aux)</text:span></text:p>
          </table:table-cell>
          <table:table-cell table:style-name="Tableau19.D11" office:value-type="string">
            <text:p text:style-name="P122"/>
          </table:table-cell>
        </table:table-row>
        <table:table-row table:style-name="Tableau19.12">
          <table:table-cell table:style-name="Tableau19.A34" office:value-type="string">
            <text:p text:style-name="P138"><text:s text:c="3"/>Rémunérations intermédiaires et honoraires</text:p>
          </table:table-cell>
          <table:table-cell table:style-name="Tableau19.B12" office:value-type="string">
            <text:p text:style-name="P122"/>
          </table:table-cell>
          <table:table-cell table:style-name="Tableau19.C12" office:value-type="string">
            <text:p text:style-name="P133"/>
          </table:table-cell>
          <table:table-cell table:style-name="Tableau19.D12" office:value-type="string">
            <text:p text:style-name="P122"/>
          </table:table-cell>
        </table:table-row>
        <table:table-row table:style-name="Tableau19.12">
          <table:table-cell table:style-name="Tableau19.A34" office:value-type="string">
            <text:p text:style-name="P139"><text:s text:c="3"/>Publicité, publications</text:p>
          </table:table-cell>
          <table:table-cell table:style-name="Tableau19.B13" office:value-type="string">
            <text:p text:style-name="P122"/>
          </table:table-cell>
          <table:table-cell table:style-name="Tableau19.C13" office:value-type="string">
            <text:p text:style-name="P133"><text:s text:c="3"/><text:span text:style-name="T58">-</text:span></text:p>
          </table:table-cell>
          <table:table-cell table:style-name="Tableau19.D13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9"><text:s text:c="3"/>Déplacements, missions</text:p>
          </table:table-cell>
          <table:table-cell table:style-name="Tableau19.B14" office:value-type="string">
            <text:p text:style-name="P122"/>
          </table:table-cell>
          <table:table-cell table:style-name="Tableau19.C14" office:value-type="string">
            <text:p text:style-name="P131"><text:s text:c="3"/><text:span text:style-name="T58">Communes, communautés de communes ou d’agglomérations :</text:span></text:p>
          </table:table-cell>
          <table:table-cell table:style-name="Tableau19.D14" office:value-type="string">
            <text:p text:style-name="P122"/>
          </table:table-cell>
        </table:table-row>
        <table:table-row table:style-name="Tableau19.12">
          <table:table-cell table:style-name="Tableau19.A34" office:value-type="string">
            <text:p text:style-name="P139"><text:s text:c="3"/>Services bancaires, autres</text:p>
          </table:table-cell>
          <table:table-cell table:style-name="Tableau19.B15" office:value-type="string">
            <text:p text:style-name="P122"/>
          </table:table-cell>
          <table:table-cell table:style-name="Tableau19.C15" office:value-type="string">
            <text:p text:style-name="P133"/>
          </table:table-cell>
          <table:table-cell table:style-name="Tableau19.D15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72">63 – impôts et taxes</text:p>
          </table:table-cell>
          <table:table-cell table:style-name="Tableau19.B16" table:formula="ooow:&lt;B17&gt;+&lt;B18&gt;" office:value-type="float" office:value="0">
            <text:p text:style-name="P125">0</text:p>
          </table:table-cell>
          <table:table-cell table:style-name="Tableau19.C16" office:value-type="string">
            <text:p text:style-name="P133"/>
          </table:table-cell>
          <table:table-cell table:style-name="Tableau19.D16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9"><text:s text:c="3"/>Impôts et taxes sur rémunération</text:p>
          </table:table-cell>
          <table:table-cell table:style-name="Tableau19.B17" office:value-type="string">
            <text:p text:style-name="P130"/>
          </table:table-cell>
          <table:table-cell table:style-name="Tableau19.C17" office:value-type="string">
            <text:p text:style-name="P133"/>
          </table:table-cell>
          <table:table-cell table:style-name="Tableau19.D17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9"><text:s text:c="3"/>Autres impôts et taxes</text:p>
          </table:table-cell>
          <table:table-cell table:style-name="Tableau19.B18" office:value-type="string">
            <text:p text:style-name="P130"/>
          </table:table-cell>
          <table:table-cell table:style-name="Tableau19.C18" office:value-type="string">
            <text:p text:style-name="P134"><text:s text:c="3"/><text:span text:style-name="T58">Organismes sociaux (Caf, etc. Détailler) </text:span></text:p>
          </table:table-cell>
          <table:table-cell table:style-name="Tableau19.D18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72">64 – Charges de personnel</text:p>
          </table:table-cell>
          <table:table-cell table:style-name="Tableau19.B19" table:formula="ooow:&lt;B20&gt;+&lt;B21&gt;+&lt;B22&gt;" office:value-type="float" office:value="0">
            <text:p text:style-name="P125">0</text:p>
          </table:table-cell>
          <table:table-cell table:style-name="Tableau19.C19" office:value-type="string">
            <text:p text:style-name="P133"><text:s text:c="3"/><text:span text:style-name="T58">Fonds européens (FSE, FEDER, etc)</text:span></text:p>
          </table:table-cell>
          <table:table-cell table:style-name="Tableau19.D19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39"><text:s text:c="3"/>Rémunération des personnels</text:p>
          </table:table-cell>
          <table:table-cell table:style-name="Tableau19.B20" office:value-type="string">
            <text:p text:style-name="P122"/>
          </table:table-cell>
          <table:table-cell table:style-name="Tableau19.C20" office:value-type="string">
            <text:p text:style-name="P133"><text:s text:c="3"/><text:span text:style-name="T74">L’agence de services et de paiement (emplois aidés)</text:span></text:p>
          </table:table-cell>
          <table:table-cell table:style-name="Tableau19.D20" office:value-type="string">
            <text:p text:style-name="P122"/>
          </table:table-cell>
        </table:table-row>
        <table:table-row table:style-name="Tableau19.12">
          <table:table-cell table:style-name="Tableau19.A34" office:value-type="string">
            <text:p text:style-name="P139"><text:s text:c="3"/>Charges sociales</text:p>
          </table:table-cell>
          <table:table-cell table:style-name="Tableau19.B21" office:value-type="string">
            <text:p text:style-name="P122"/>
          </table:table-cell>
          <table:table-cell table:style-name="Tableau19.C21" office:value-type="string">
            <text:p text:style-name="P133"><text:s text:c="3"/><text:span text:style-name="T58">Autres établissements publics</text:span></text:p>
          </table:table-cell>
          <table:table-cell table:style-name="Tableau19.D21" office:value-type="string">
            <text:p text:style-name="P122"/>
          </table:table-cell>
        </table:table-row>
        <table:table-row table:style-name="Tableau19.7">
          <table:table-cell table:style-name="Tableau19.A34" office:value-type="string">
            <text:p text:style-name="P147"><text:s text:c="3"/>Autres charges de personnel</text:p>
          </table:table-cell>
          <table:table-cell table:style-name="Tableau19.B22" office:value-type="string">
            <text:p text:style-name="P122"/>
          </table:table-cell>
          <table:table-cell table:style-name="Tableau19.C22" office:value-type="string">
            <text:p text:style-name="P133"><text:s text:c="3"/><text:span text:style-name="T58">Aides privées (fondation)</text:span></text:p>
          </table:table-cell>
          <table:table-cell table:style-name="Tableau19.D22" office:value-type="string">
            <text:p text:style-name="P122"/>
          </table:table-cell>
        </table:table-row>
        <table:table-row table:style-name="Tableau19.23">
          <table:table-cell table:style-name="Tableau19.A34" office:value-type="string">
            <text:p text:style-name="P172">65 – Autres charges de gestion courante</text:p>
          </table:table-cell>
          <table:table-cell table:style-name="Tableau19.B23" office:value-type="string">
            <text:p text:style-name="P118"/>
          </table:table-cell>
          <table:table-cell table:style-name="Tableau19.C23" office:value-type="string">
            <text:p text:style-name="P175">75 – Autres produits de gestion courante</text:p>
          </table:table-cell>
          <table:table-cell table:style-name="Tableau19.D23" table:formula="ooow:&lt;D24&gt;+&lt;D25&gt;" office:value-type="float" office:value="0">
            <text:p text:style-name="P127">0</text:p>
          </table:table-cell>
        </table:table-row>
        <table:table-row table:style-name="Tableau19.7">
          <table:table-cell table:style-name="Tableau19.A34" office:value-type="string">
            <text:p text:style-name="P148"/>
          </table:table-cell>
          <table:table-cell table:style-name="Tableau19.B25" office:value-type="string">
            <text:p text:style-name="P140"/>
          </table:table-cell>
          <table:table-cell table:style-name="Tableau19.C25" office:value-type="string">
            <text:p text:style-name="P133"><text:s text:c="3"/><text:span text:style-name="T74">756. Cotisations</text:span></text:p>
          </table:table-cell>
          <table:table-cell table:style-name="Tableau19.D25" office:value-type="string">
            <text:p text:style-name="P146"/>
          </table:table-cell>
        </table:table-row>
        <table:table-row table:style-name="Tableau19.25">
          <table:table-cell table:style-name="Tableau19.A34" office:value-type="string">
            <text:p text:style-name="P148"/>
          </table:table-cell>
          <table:table-cell table:style-name="Tableau19.B25" office:value-type="string">
            <text:p text:style-name="P140"/>
          </table:table-cell>
          <table:table-cell table:style-name="Tableau19.C25" office:value-type="string">
            <text:p text:style-name="P133"><text:s text:c="3"/><text:span text:style-name="T74">758 Dons manuels - Mécénat</text:span></text:p>
          </table:table-cell>
          <table:table-cell table:style-name="Tableau19.D25" office:value-type="string">
            <text:p text:style-name="P146"/>
          </table:table-cell>
        </table:table-row>
        <table:table-row table:style-name="Tableau19.7">
          <table:table-cell table:style-name="Tableau19.A34" office:value-type="string">
            <text:p text:style-name="P174">66 – Charges financières</text:p>
          </table:table-cell>
          <table:table-cell table:style-name="Tableau19.B27" office:value-type="string">
            <text:p text:style-name="P118"/>
          </table:table-cell>
          <table:table-cell table:style-name="Tableau19.C27" office:value-type="string">
            <text:p text:style-name="P176">76 – Produits financiers</text:p>
          </table:table-cell>
          <table:table-cell table:style-name="Tableau19.D27" office:value-type="string">
            <text:p text:style-name="P122"/>
          </table:table-cell>
        </table:table-row>
        <table:table-row table:style-name="Tableau19.27">
          <table:table-cell table:style-name="Tableau19.A34" office:value-type="string">
            <text:p text:style-name="P174">67 – Charges exceptionnelles</text:p>
          </table:table-cell>
          <table:table-cell table:style-name="Tableau19.B27" office:value-type="string">
            <text:p text:style-name="P118"/>
          </table:table-cell>
          <table:table-cell table:style-name="Tableau19.C27" office:value-type="string">
            <text:p text:style-name="P177">7<text:span text:style-name="T74">7</text:span> – Produits <text:span text:style-name="T74">exceptionnels</text:span></text:p>
          </table:table-cell>
          <table:table-cell table:style-name="Tableau19.D27" office:value-type="string">
            <text:p text:style-name="P122"/>
          </table:table-cell>
        </table:table-row>
        <table:table-row>
          <table:table-cell table:style-name="Tableau19.A34" office:value-type="string">
            <text:p text:style-name="P172">68 – Dotation aux amortissements, <text:span text:style-name="T69">provisions et engagements à réaliser sur ressources affectées</text:span></text:p>
          </table:table-cell>
          <table:table-cell table:style-name="Tableau19.B29" office:value-type="string">
            <text:p text:style-name="P118"/>
          </table:table-cell>
          <table:table-cell table:style-name="Tableau19.A3" office:value-type="string">
            <text:p text:style-name="P178">78 – Reprises sur amortissements et provisions</text:p>
          </table:table-cell>
          <table:table-cell table:style-name="Tableau19.D29" office:value-type="string">
            <text:p text:style-name="P116"/>
          </table:table-cell>
        </table:table-row>
        <table:table-row>
          <table:table-cell table:style-name="Tableau19.A34" office:value-type="string">
            <text:p text:style-name="P173">6<text:span text:style-name="T75">9 – Impôts sur les bénéfices (IS) ; Participation des salariés</text:span></text:p>
          </table:table-cell>
          <table:table-cell table:style-name="Tableau19.B29" office:value-type="string">
            <text:p text:style-name="P118"/>
          </table:table-cell>
          <table:table-cell table:style-name="Tableau19.C29" office:value-type="string">
            <text:p text:style-name="P179">79 – Transfert de charges</text:p>
          </table:table-cell>
          <table:table-cell table:style-name="Tableau19.D29" office:value-type="string">
            <text:p text:style-name="P116"/>
          </table:table-cell>
        </table:table-row>
        <table:table-row table:style-name="Tableau19.30">
          <table:table-cell table:style-name="Tableau19.A30" table:number-columns-spanned="2" office:value-type="string">
            <text:p text:style-name="P113"><text:s text:c="2"/>CHARGES INDIRECTES REPARTIES AFFECTEES AU PROJET</text:p>
          </table:table-cell>
          <table:covered-table-cell/>
          <table:table-cell table:style-name="Tableau19.C30" table:number-columns-spanned="2" office:value-type="string">
            <text:p text:style-name="P112">RESSOURCES PROPRES AFFECTEES AU PROJET</text:p>
          </table:table-cell>
          <table:covered-table-cell/>
        </table:table-row>
        <table:table-row table:style-name="Tableau19.23">
          <table:table-cell table:style-name="Tableau19.A31" office:value-type="string">
            <text:p text:style-name="P100">Charges fixes de fonctionnement</text:p>
          </table:table-cell>
          <table:table-cell table:style-name="Tableau19.B31" office:value-type="string">
            <text:p text:style-name="P67"/>
          </table:table-cell>
          <table:table-cell table:style-name="Tableau19.C31" office:value-type="string">
            <text:p text:style-name="P64"/>
          </table:table-cell>
          <table:table-cell table:style-name="Tableau19.D31" office:value-type="string">
            <text:p text:style-name="P91"/>
          </table:table-cell>
        </table:table-row>
        <table:table-row table:style-name="Tableau19.23">
          <table:table-cell table:style-name="Tableau19.A34" office:value-type="string">
            <text:p text:style-name="P100">Frais financiers</text:p>
          </table:table-cell>
          <table:table-cell table:style-name="Tableau19.B32" office:value-type="string">
            <text:p text:style-name="P67"/>
          </table:table-cell>
          <table:table-cell table:style-name="Tableau19.C32" office:value-type="string">
            <text:p text:style-name="P64"/>
          </table:table-cell>
          <table:table-cell table:style-name="Tableau19.D32" office:value-type="string">
            <text:p text:style-name="P91"/>
          </table:table-cell>
        </table:table-row>
        <table:table-row table:style-name="Tableau19.23">
          <table:table-cell table:style-name="Tableau19.A34" office:value-type="string">
            <text:p text:style-name="P100">Autres</text:p>
          </table:table-cell>
          <table:table-cell table:style-name="Tableau19.B33" office:value-type="string">
            <text:p text:style-name="P67"/>
          </table:table-cell>
          <table:table-cell table:style-name="Tableau19.C33" office:value-type="string">
            <text:p text:style-name="P64"/>
          </table:table-cell>
          <table:table-cell table:style-name="Tableau19.D33" office:value-type="string">
            <text:p text:style-name="P91"/>
          </table:table-cell>
        </table:table-row>
        <table:table-row table:style-name="Tableau19.27">
          <table:table-cell table:style-name="Tableau19.A34" office:value-type="string">
            <text:p text:style-name="P151">TOTAL DES CHARGES</text:p>
          </table:table-cell>
          <table:table-cell table:style-name="Tableau19.B34" table:formula="ooow:&lt;B3&gt;+&lt;B6&gt;+&lt;B11&gt;+&lt;B16&gt;+&lt;B19&gt;+&lt;B23&gt;+&lt;B26&gt;+&lt;B27&gt;+&lt;B28&gt;+&lt;B29&gt;+&lt;B31&gt;+&lt;B32&gt;+&lt;B33&gt;" office:value-type="float" office:value="0">
            <text:p text:style-name="P128">0</text:p>
          </table:table-cell>
          <table:table-cell table:style-name="Tableau19.C34" office:value-type="string">
            <text:p text:style-name="P150">TOTAL DES PRODUITS</text:p>
          </table:table-cell>
          <table:table-cell table:style-name="Tableau19.D34" table:formula="ooow:&lt;D5&gt;+&lt;D23&gt;+&lt;D26&gt;+&lt;D27&gt;+&lt;D28&gt;+&lt;D29&gt;" office:value-type="float" office:value="0">
            <text:p text:style-name="P68">0</text:p>
          </table:table-cell>
        </table:table-row>
        <table:table-row table:style-name="Tableau19.27">
          <table:table-cell table:style-name="Tableau19.A35" office:value-type="string">
            <text:p text:style-name="P149">Excédent prévisionnel (bénéfice)</text:p>
          </table:table-cell>
          <table:table-cell table:style-name="Tableau19.B35" office:value-type="string">
            <text:p text:style-name="P118"/>
          </table:table-cell>
          <table:table-cell table:style-name="Tableau19.C35" office:value-type="string">
            <text:p text:style-name="P149">Insuffisance prévisionnelle (déficit)</text:p>
          </table:table-cell>
          <table:table-cell table:style-name="Tableau19.D35" office:value-type="string">
            <text:p text:style-name="P66"/>
          </table:table-cell>
        </table:table-row>
      </table:table>
      <text:p text:style-name="P241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row>
          <table:table-cell table:style-name="Tableau20.A1" table:number-columns-spanned="4" office:value-type="string">
            <text:p text:style-name="P65"><text:span text:style-name="T29">CONTRIBUTIONS VOLONTAIRES </text:span><text:span text:style-name="T30">EN NATURE</text:span><text:span text:style-name="T30"><text:note text:id="ftn7" text:note-class="footnote"><text:note-citation>7</text:note-citation><text:note-body><text:p text:style-name="P246"><draw:frame text:anchor-type="paragraph" draw:z-index="41" draw:name="Forme20" draw:style-name="gr9" draw:text-style-name="P284" svg:width="3.573cm" svg:height="0.481cm" svg:x="14.792cm" svg:y="0.949cm"><draw:text-box><text:p text:style-name="P283"><text:span text:style-name="T105">M</text:span><text:span text:style-name="T105">ar</text:span><text:span text:style-name="T105">s </text:span><text:span text:style-name="T105">2</text:span><text:span text:style-name="T105">0</text:span><text:span text:style-name="T105">1</text:span><text:span text:style-name="T105">7 </text:span><text:span text:style-name="T105">- </text:span><text:span text:style-name="T105">Pa</text:span><text:span text:style-name="T105">ge </text:span><text:span text:style-name="T105">7 </text:span><text:span text:style-name="T105">su</text:span><text:span text:style-name="T105">r </text:span><text:span text:style-name="T105">9</text:span></text:p></draw:text-box></draw:frame><text:s/><text:span text:style-name="T85">Voir explications et conditions d’utilisation dans la notice</text:span></text:p></text:note-body></text:note></text:span></text:p>
          </table:table-cell>
          <table:covered-table-cell/>
          <table:covered-table-cell/>
          <table:covered-table-cell/>
        </table:table-row>
        <table:table-row>
          <table:table-cell table:style-name="Tableau20.A2" office:value-type="string">
            <text:p text:style-name="P98">86 – Emplois des contributions volontaires en nature</text:p>
          </table:table-cell>
          <table:table-cell table:style-name="Tableau20.B2" table:formula="ooow:&lt;B3&gt;+&lt;B4&gt;+&lt;B5&gt;+&lt;B6&gt;" office:value-type="float" office:value="0">
            <text:p text:style-name="P89">0</text:p>
          </table:table-cell>
          <table:table-cell table:style-name="Tableau20.C2" office:value-type="string">
            <text:p text:style-name="P104">87 – Contributions volontaires en nature</text:p>
          </table:table-cell>
          <table:table-cell table:style-name="Tableau20.D2" table:formula="ooow:&lt;D3&gt;+&lt;D4&gt;+&lt;D6&gt;" office:value-type="float" office:value="0">
            <text:p text:style-name="P90">0</text:p>
          </table:table-cell>
        </table:table-row>
        <table:table-row table:style-name="Tableau20.3">
          <table:table-cell table:style-name="Tableau20.A6" office:value-type="string">
            <text:p text:style-name="P141"><text:span text:style-name="T70">860 - </text:span>Secours en nature</text:p>
          </table:table-cell>
          <table:table-cell table:style-name="Tableau20.B3" office:value-type="string">
            <text:p text:style-name="P122"/>
          </table:table-cell>
          <table:table-cell table:style-name="Tableau20.C6" office:value-type="string">
            <text:p text:style-name="P142"><text:span text:style-name="T72">870 - </text:span>Bénévolat</text:p>
          </table:table-cell>
          <table:table-cell table:style-name="Tableau20.D3" office:value-type="string">
            <text:p text:style-name="P88"/>
          </table:table-cell>
        </table:table-row>
        <table:table-row table:style-name="Tableau20.3">
          <table:table-cell table:style-name="Tableau20.A6" office:value-type="string">
            <text:p text:style-name="P141"><text:span text:style-name="T70">861 - </text:span>Mise à disposition gratuite de biens et <text:span text:style-name="T70">services</text:span></text:p>
          </table:table-cell>
          <table:table-cell table:style-name="Tableau20.B3" office:value-type="string">
            <text:p text:style-name="P122"/>
          </table:table-cell>
          <table:table-cell table:style-name="Tableau20.C6" office:value-type="string">
            <text:p text:style-name="P142"><text:span text:style-name="T72">871 - </text:span>Prestations en nature</text:p>
          </table:table-cell>
          <table:table-cell table:style-name="Tableau20.D3" office:value-type="string">
            <text:p text:style-name="P88"/>
          </table:table-cell>
        </table:table-row>
        <table:table-row table:style-name="Tableau20.3">
          <table:table-cell table:style-name="Tableau20.A6" office:value-type="string">
            <text:p text:style-name="P143">862 - Prestations</text:p>
          </table:table-cell>
          <table:table-cell table:style-name="Tableau20.B3" office:value-type="string">
            <text:p text:style-name="P122"/>
          </table:table-cell>
          <table:table-cell table:style-name="Tableau20.C6" office:value-type="string">
            <text:p text:style-name="P142"/>
          </table:table-cell>
          <table:table-cell table:style-name="Tableau20.D3" office:value-type="string">
            <text:p text:style-name="P88"/>
          </table:table-cell>
        </table:table-row>
        <table:table-row table:style-name="Tableau20.3">
          <table:table-cell table:style-name="Tableau20.A6" office:value-type="string">
            <text:p text:style-name="P144">864 - <text:span text:style-name="T71">Personnel bénévole</text:span></text:p>
          </table:table-cell>
          <table:table-cell table:style-name="Tableau20.B3" office:value-type="string">
            <text:p text:style-name="P122"/>
          </table:table-cell>
          <table:table-cell table:style-name="Tableau20.C6" office:value-type="string">
            <text:p text:style-name="P145">875 – Dons en nature</text:p>
          </table:table-cell>
          <table:table-cell table:style-name="Tableau20.D3" office:value-type="string">
            <text:p text:style-name="P88"/>
          </table:table-cell>
        </table:table-row>
        <table:table-row table:style-name="Tableau20.7">
          <table:table-cell table:style-name="Tableau20.A7" office:value-type="string">
            <text:p text:style-name="P153">TOTAL</text:p>
          </table:table-cell>
          <table:table-cell table:style-name="Tableau20.B7" table:formula="ooow:&lt;Tableau19.B34&gt;+&lt;Tableau19.B35&gt;+&lt;B2&gt;" office:value-type="float" office:value="0">
            <text:p text:style-name="P129">0</text:p>
          </table:table-cell>
          <table:table-cell table:style-name="Tableau20.C7" office:value-type="string">
            <text:p text:style-name="P152">TOTAL</text:p>
          </table:table-cell>
          <table:table-cell table:style-name="Tableau20.D7" table:formula="ooow:&lt;Tableau19.D34&gt;+&lt;Tableau19.D35&gt;+&lt;D2&gt;" office:value-type="float" office:value="0">
            <text:p text:style-name="P129">0</text:p>
          </table:table-cell>
        </table:table-row>
      </table:table>
      <text:p text:style-name="P225"/>
      <text:p text:style-name="P224">La subvention sollicité de <text:span text:style-name="T36">……….</text:span> €, objet de la présente de mande représente <text:span text:style-name="T36">……….</text:span> % du total des produits du projet </text:p>
      <text:p text:style-name="P223">(montant sollicité / total du budget) x 100</text:p>
      <text:p text:style-name="P40"/>
      <text:p text:style-name="P269"><draw:frame text:anchor-type="paragraph" draw:z-index="44" draw:name="Forme21" draw:style-name="gr10" draw:text-style-name="P285" svg:width="3.686cm" svg:height="0.588cm" svg:x="6.311cm" svg:y="16.921cm"><draw:text-box><text:p text:style-name="P283"><text:span text:style-name="T106">si</text:span><text:span text:style-name="T106">g</text:span><text:span text:style-name="T106">n</text:span><text:span text:style-name="T106">at</text:span><text:span text:style-name="T106">ur</text:span><text:span text:style-name="T106">e</text:span></text:p></draw:text-box></draw:frame></text:p>
      <table:table table:name="Tableau21" table:style-name="Tableau21">
        <table:table-column table:style-name="Tableau21.A"/>
        <table:table-row table:style-name="Tableau21.1">
          <table:table-cell table:style-name="Tableau21.A1" office:value-type="string">
            <text:p text:style-name="P253">7. Attestations</text:p>
            <text:p text:style-name="P249"><text:span text:style-name="T45">L</text:span><text:span text:style-name="T44">e droit d’accès aux informations prévues par la loi n° 78-17 du 6 janvier 1978 relative à l’informatique, aux fichiers et aux libertés s’exerce auprès du service ou de l’établissement auprès duquel vous déposez cette demande.</text:span></text:p>
            <text:p text:style-name="P262">Je soussigné(e), (nom, prénom) <text:span text:style-name="T36">………………………………………………………………………………………………………….</text:span></text:p>
            <text:p text:style-name="P261">représentant(e) légal(e) de l’association : <text:span text:style-name="T36">……………………………………………………………………………………………..</text:span></text:p>
            <text:p text:style-name="P254">Si le signat<text:span text:style-name="T89">a</text:span>ire n’est pas le représentant statutaire ou légal de l’association, joindre le pouvoir ou mandat (portant les deux signatures : celles du représentant légal et celle de la personne qui va le représenter) lui permettant d’engager celle-ci<text:note text:id="ftn8" text:note-class="footnote"><text:note-citation>8</text:note-citation><text:note-body><text:p text:style-name="P264">« Le mandat ou procuration est un acte par lequel une personne donne à une autre le pouvoir de faire quelque chose pour le mandant et en son nom. Le contrat ne se forme que par l’acceptation de mandataire. Article 1984 du code civil »</text:p></text:note-body></text:note></text:p>
            <text:p text:style-name="P255">Déclare :</text:p>
            <text:list xml:id="list2783053759" text:style-name="L1">
              <text:list-item>
                <text:p text:style-name="P274"><text:span text:style-name="T92">que l’association est à jour de ses obligations administratives</text:span><text:span text:style-name="T92"><text:note text:id="ftn9" text:note-class="footnote"><text:note-citation>9</text:note-citation><text:note-body><text:p text:style-name="P266">Déclaration de changement s de dirigeants, modifications de statuts, etc. auprès du greffe des associations – préfecture ou Sous-préfecture.</text:p></text:note-body></text:note></text:span><text:span text:style-name="T92">, comptables, sociales et fiscales (déclarations et paiements correspondant) ;</text:span></text:p>
              </text:list-item>
              <text:list-item>
                <text:p text:style-name="P275">exactes et sincères les informations du présent formulaire, notamment relatives aux demandes de subventions déposées auprès d’autres financeurs publics ;</text:p>
              </text:list-item>
              <text:list-item>
                <text:p text:style-name="P274"><text:span text:style-name="T95">que l’association respecte les principes et valeurs de la </text:span><text:a xlink:type="simple" xlink:href="https://www.associations.gouv.fr/IMG/pdf/CharteEngagementsReciproques.pdf" office:name="Charte des engagements réciproques" text:style-name="Internet_20_link" text:visited-style-name="Visited_20_Internet_20_Link"><text:span text:style-name="T28">Charte des engagements réciproques</text:span></text:a><text:span text:style-name="T95"> conclue le 14 février 2014 entre l’État, les associations d’élus territoriaux, et le Mouvement associatif, ainsi que les déclinaisons de cette charte ;</text:span></text:p>
              </text:list-item>
              <text:list-item>
                <text:p text:style-name="P274"><text:span text:style-name="T92">que l’association a perçu un montant total et cumulé d’aides publiques (subventions financières, -ou en numéraire- et en nature) sur les trois derniers exercices (dont l’exercice en cours)</text:span><text:span text:style-name="T92"><text:note text:id="ftn10" text:note-class="footnote"><text:note-citation>10</text:note-citation><text:note-body><text:p text:style-name="P263">Conformément à la circulaire du Premier Ministre du 29 septembre 2015, à la Décision 2012/21/UE de la Commission Européenne du 20 décembre 2011 et au Règlement (UE) n° 360/2012 de la Commission du 25 avril 2012 relatif à l’application des articles 107 et 108 du traité sur le fonctionnement de l’Union Européenne aux aides des minimis accordées à des entreprises fournissant des services d’intérêt économique général <text:span text:style-name="T90">et au Règlement (UE) n° 140/2013 de la Commission du 18 décembre 2013 relatif à l’application des articles 107 et 108 du traité sur le fonctionnement de l’Union Européenne aux aides de minimis.</text:span></text:p></text:note-body></text:note></text:span><text:span text:style-name="T92"> ;</text:span></text:p>
              </text:list-item>
            </text:list>
            <text:p text:style-name="P257"><text:span text:style-name="T46"><text:tab/><text:tab/> <text:s text:c="2"/></text:span><text:span text:style-name="T46"><draw:control text:anchor-type="as-char" draw:z-index="3" draw:name="Forme6" draw:style-name="gr3" draw:text-style-name="P279" svg:width="0.412cm" svg:height="0.412cm" draw:control="control32"/></text:span><text:span text:style-name="T48"><text:s/>inférieur ou égal 500 000 euros</text:span></text:p>
            <text:p text:style-name="P256"><text:span text:style-name="T48"><text:tab/><text:tab/> <text:s text:c="2"/></text:span><text:span text:style-name="T48"><draw:control text:anchor-type="as-char" draw:z-index="2" draw:name="Forme5" draw:style-name="gr3" draw:text-style-name="P279" svg:width="0.334cm" svg:height="0.332cm" draw:control="control31"/></text:span><text:span text:style-name="T46"><text:s/>supérieur à 500 000 euros</text:span></text:p>
            <text:list xml:id="list1492898163" text:style-name="L2">
              <text:list-item>
                <text:p text:style-name="P276">demander une subvention de :</text:p>
              </text:list-item>
            </text:list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row>
                <table:table-cell table:style-name="Tableau22.A1" office:value-type="string">
                  <text:p text:style-name="P180">……………………….</text:p>
                </table:table-cell>
                <table:table-cell table:style-name="Tableau22.A1" office:value-type="string">
                  <text:p text:style-name="P52">€ au titre de l’année ou exercice 20</text:p>
                </table:table-cell>
                <table:table-cell table:style-name="Tableau22.A1" office:value-type="string">
                  <text:p text:style-name="P51">……..</text:p>
                </table:table-cell>
              </table:table-row>
              <table:table-row>
                <table:table-cell table:style-name="Tableau22.A1" office:value-type="string">
                  <text:p text:style-name="P51">……………………….</text:p>
                </table:table-cell>
                <table:table-cell table:style-name="Tableau22.A1" office:value-type="string">
                  <text:p text:style-name="P52">€ au titre de l’année ou exercice 20</text:p>
                </table:table-cell>
                <table:table-cell table:style-name="Tableau22.A1" office:value-type="string">
                  <text:p text:style-name="P51">……..</text:p>
                </table:table-cell>
              </table:table-row>
              <table:table-row>
                <table:table-cell table:style-name="Tableau22.A1" office:value-type="string">
                  <text:p text:style-name="P51">……………………….</text:p>
                </table:table-cell>
                <table:table-cell table:style-name="Tableau22.A1" office:value-type="string">
                  <text:p text:style-name="P52">€ au titre de l’année ou exercice 20</text:p>
                </table:table-cell>
                <table:table-cell table:style-name="Tableau22.A1" office:value-type="string">
                  <text:p text:style-name="P51">……..</text:p>
                </table:table-cell>
              </table:table-row>
              <table:table-row>
                <table:table-cell table:style-name="Tableau22.A1" office:value-type="string">
                  <text:p text:style-name="P51">……………………….</text:p>
                </table:table-cell>
                <table:table-cell table:style-name="Tableau22.A1" office:value-type="string">
                  <text:p text:style-name="P52">€ au titre de l’année ou exercice 20</text:p>
                </table:table-cell>
                <table:table-cell table:style-name="Tableau22.A1" office:value-type="string">
                  <text:p text:style-name="P51">……..</text:p>
                </table:table-cell>
              </table:table-row>
            </table:table>
            <text:list xml:id="list201459949151117" text:continue-numbering="true" text:style-name="L2">
              <text:list-item>
                <text:p text:style-name="P277"><text:span text:style-name="T93">Q</text:span><text:span text:style-name="T91">ue cette subvention, si elle est accordée, sera versée au compte bancaire de l’association (joindre un RIB).</text:span></text:p>
              </text:list-item>
            </text:list>
            <text:p text:style-name="P258"><draw:frame text:anchor-type="paragraph" draw:z-index="0" draw:name="Forme3" draw:style-name="gr1" draw:text-style-name="P278" svg:width="6.077cm" svg:height="0.511cm" svg:x="2.279cm" svg:y="0.993cm"><draw:text-box><text:p>……………………………………</text:p></draw:text-box></draw:frame><draw:frame text:anchor-type="paragraph" draw:z-index="1" draw:name="Forme4" draw:style-name="gr2" draw:text-style-name="P278" svg:width="8.351cm" svg:height="0.489cm" svg:x="9.119cm" svg:y="0.993cm"><draw:text-box><text:p>…………………………………………………</text:p></draw:text-box></draw:frame><text:span text:style-name="T91">Fait, le </text:span><text:span text:style-name="T92"><text:tab/><text:tab/><text:tab/><text:tab/><text:tab/><text:tab/></text:span><text:span text:style-name="T94">à <text:s/></text:span></text:p>
            <table:table table:name="Tableau23" table:style-name="Tableau23">
              <table:table-column table:style-name="Tableau23.A"/>
              <table:table-row>
                <table:table-cell table:style-name="Tableau23.A1" office:value-type="string">
                  <text:p text:style-name="P49"/>
                  <text:p text:style-name="P49"/>
                  <text:p text:style-name="P49"/>
                  <text:p text:style-name="P49"/>
                  <text:p text:style-name="P49"/>
                  <text:p text:style-name="P161"/>
                </table:table-cell>
              </table:table-row>
            </table:table>
            <text:p text:style-name="P242"/>
          </table:table-cell>
        </table:table-row>
      </table:table>
      <text:p text:style-name="P5"/>
      <text:p text:style-name="P5"/>
      <text:p text:style-name="P6">Mars 2017 - Page 8 sur 9</text:p>
      <text:p text:style-name="P30"/>
      <text:p text:style-name="P268"/>
      <text:p text:style-name="P33"><text:span text:style-name="T96">7 </text:span><text:span text:style-name="T77">bis</text:span><text:span text:style-name="T96">. Informations annexes</text:span></text:p>
      <text:p text:style-name="P12"/>
      <text:p text:style-name="P34">Relatives aux subventions déjà perçues dans le cadre de la réglementation européenne relative aux aides <text:span text:style-name="T97">d’État.</text:span></text:p>
      <text:p text:style-name="P15"/>
      <text:p text:style-name="P15"/>
      <text:p text:style-name="P2">Si, et seulement si, l'association a déjà perçu au cours des trois derniers exercices (dont l'exercice en cours) des subventions au titre d'un texte relevant de la réglementation européenne des aides d'Etat (de type : "Décision Almunia", "Règlement de minimis", "Régime d'aide pris sur la base du RGEC"...) renseigner le tableau ci-dessous :</text:p>
      <text:p text:style-name="P15"/>
      <text:p text:style-name="P15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>
          <table:table-cell table:style-name="Tableau24.A1" office:value-type="string">
            <text:p text:style-name="P3">Date de signature</text:p>
            <text:p text:style-name="P3">de l'acte</text:p>
            <text:p text:style-name="P3">d'attribution de la</text:p>
            <text:p text:style-name="P3">subvention (arrêté,</text:p>
            <text:p text:style-name="P3">convention)</text:p>
          </table:table-cell>
          <table:table-cell table:style-name="Tableau24.A1" office:value-type="string">
            <text:p text:style-name="P3">Année(s) pour</text:p>
            <text:p text:style-name="P3">laquelle/</text:p>
            <text:p text:style-name="P3">lesquelles la</text:p>
            <text:p text:style-name="P3">subvention a été</text:p>
            <text:p text:style-name="P3">attribuée</text:p>
          </table:table-cell>
          <table:table-cell table:style-name="Tableau24.A1" office:value-type="string">
            <text:p text:style-name="P3">"Décision" européenne, "Règlement" ou</text:p>
            <text:p text:style-name="P3">"régime d'aide", européen à laquelle ou</text:p>
            <text:p text:style-name="P3">auquel il est fait référence, le cas échéant,</text:p>
            <text:p text:style-name="P3">sur l'acte d'attribution de la subvention</text:p>
          </table:table-cell>
          <table:table-cell table:style-name="Tableau24.A1" office:value-type="string">
            <text:p text:style-name="P3">Autorité publique ayant accordé</text:p>
            <text:p text:style-name="P3">la subvention</text:p>
          </table:table-cell>
          <table:table-cell table:style-name="Tableau24.E1" office:value-type="string">
            <text:p text:style-name="P3">Montant</text:p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  <table:table-row table:style-name="Tableau24.2"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A2" office:value-type="string">
            <text:p text:style-name="P165"/>
          </table:table-cell>
          <table:table-cell table:style-name="Tableau24.E2" office:value-type="string">
            <text:p text:style-name="P165"/>
          </table:table-cell>
        </table:table-row>
      </table:table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32"/>
      <text:p text:style-name="P25">Pour plus d'informations sur la manière de remplir ce tableau, se reporter à la notice.</text:p>
      <text:p text:style-name="P25"/>
      <text:p text:style-name="P25"/>
      <text:p text:style-name="P25"/>
      <text:p text:style-name="P25"/>
      <text:p text:style-name="Standard"/>
      <text:p text:style-name="Standard"/>
      <text:p text:style-name="P7"/>
      <text:p text:style-name="P7"/>
      <text:p text:style-name="P7"/>
      <text:p text:style-name="P7"/>
      <text:p text:style-name="P7">Mars 2017 - Page 9 sur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 Condensed1" svg:font-family="'DejaVu Serif Condensed'" style:font-adornments="Italique" style:font-family-generic="swiss"/>
    <style:font-face style:name="Liberation Sans1" svg:font-family="'Liberation Sans'" style:font-family-generic="swiss"/>
    <style:font-face style:name="arial" svg:font-family="arial" style:font-adornments="Italique" style:font-family-generic="swiss"/>
    <style:font-face style:name="DejaVu Sans Condensed" svg:font-family="'DejaVu Sans Condensed'" style:font-pitch="variable"/>
    <style:font-face style:name="DejaVu Serif Condensed2" svg:font-family="'DejaVu Serif Condensed'" style:font-pitch="variable"/>
    <style:font-face style:name="DejaVu Serif Condensed" svg:font-family="'DejaVu Serif Condensed'" style:font-adornments="Condensed Bold" style:font-pitch="variable"/>
    <style:font-face style:name="Liberation Sans2" svg:font-family="'Liberation Sans'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writing-mode="lr-tb"/>
      <style:text-properties fo:color="#000080" style:font-name="arial" fo:font-family="arial" style:font-style-name="Italique" style:font-family-generic="swiss" fo:font-size="28pt" fo:letter-spacing="-0.004cm" fo:font-style="italic" fo:font-weight="normal" style:font-size-asian="28pt" style:font-weight-asian="bold" style:font-size-complex="2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fo:color="#000080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par_20_défaut_20_2" style:display-name="Style par défaut 2" style:family="paragraph" style:parent-style-name="Standard">
      <style:paragraph-properties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style:use-window-font-color="true" style:font-name="Arial-BoldMT" fo:font-size="8pt" fo:font-weight="bold" officeooo:paragraph-rsid="000a89cb" style:font-size-asian="8pt" style:font-weight-asian="bold" style:font-size-complex="8pt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erif Condensed" fo:font-size="8pt" fo:font-style="normal" fo:font-weight="bold" officeooo:paragraph-rsid="00080dcc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1af1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0.97cm" fo:margin-right="0.74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704cm" fo:margin-bottom="2cm" fo:margin-left="1.307cm" fo:margin-right="1.307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18cm" svg:y="-0.868cm" svg:width="3.434cm" svg:height="1.917cm" draw:z-index="42"><draw:image xlink:href="Pictures/100002010000021D0000012EE76A69973C004A2F.png" xlink:type="simple" xlink:show="embed" xlink:actuate="onLoad" loext:mime-type="image/png"/></draw:frame><draw:frame draw:style-name="Mfr1" draw:name="Image2" text:anchor-type="paragraph" svg:x="17.108cm" svg:y="-0.529cm" svg:width="1.923cm" svg:height="1.028cm" draw:z-index="43"><draw:image xlink:href="Pictures/10000201000002BC0000017635E613BA4DD6A362.png" xlink:type="simple" xlink:show="embed" xlink:actuate="onLoad" loext:mime-type="image/png"/></draw:frame></text:p>
        <text:p text:style-name="MP1"/>
        <text:p text:style-name="MP1">N°12156*05</text:p>
      </style:header>
      <style:footer>
        <text:p text:style-name="MP2">Mars 2017 - Page <text:span text:style-name="MT1">1</text:span> sur <text:span text:style-name="MT1">9</text:span></text:p>
      </style:footer>
    </style:master-page>
    <style:master-page style:name="First_20_Page" style:display-name="First Page" style:page-layout-name="Mpm2" style:next-style-name="Standard"/>
    <style:master-page style:name="Courant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7:36:30.231000000</meta:creation-date>
    <dc:date>2020-11-15T20:14:59.265446974</dc:date>
    <meta:editing-duration>PT8H54M54S</meta:editing-duration>
    <meta:editing-cycles>105</meta:editing-cycles>
    <meta:generator>LibreOffice/6.0.7.3$Linux_X86_64 LibreOffice_project/00m0$Build-3</meta:generator>
    <meta:document-statistic meta:table-count="24" meta:image-count="2" meta:object-count="0" meta:page-count="9" meta:paragraph-count="348" meta:word-count="2099" meta:character-count="14641" meta:non-whitespace-character-count="12415"/>
  </office:meta>
</office:document-meta>
</file>